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Frecuencias" style:family="table">
      <style:table-properties style:width="16.775cm" fo:margin-left="0.143cm" table:align="left" style:shadow="none"/>
    </style:style>
    <style:style style:name="TablaFrecuencias.A" style:family="table-column">
      <style:table-column-properties style:column-width="2.699cm"/>
    </style:style>
    <style:style style:name="TablaFrecuencias.B" style:family="table-column">
      <style:table-column-properties style:column-width="2.831cm"/>
    </style:style>
    <style:style style:name="TablaFrecuencias.F" style:family="table-column">
      <style:table-column-properties style:column-width="2.752cm"/>
    </style:style>
    <style:style style:name="TablaFrecuencias.A1" style:family="table-cell">
      <style:table-cell-properties fo:background-color="#b2b2b2" style:border-line-width-bottom="0.026cm 0.004cm 0.053cm" fo:padding="0.097cm" fo:border-left="0.05pt solid #000000" fo:border-right="none" fo:border-top="0.05pt solid #000000" fo:border-bottom="0.05pt double #000000">
        <style:background-image/>
      </style:table-cell-properties>
    </style:style>
    <style:style style:name="TablaFrecuencias.C1" style:family="table-cell">
      <style:table-cell-properties fo:background-color="#b2b2b2" style:border-line-width-left="0.026cm 0.004cm 0.053cm" style:border-line-width-bottom="0.026cm 0.004cm 0.053cm" fo:padding="0.097cm" fo:border-left="0.05pt double #000000" fo:border-right="none" fo:border-top="0.05pt solid #000000" fo:border-bottom="0.05pt double #000000">
        <style:background-image/>
      </style:table-cell-properties>
    </style:style>
    <style:style style:name="TablaFrecuencias.E1" style:family="table-cell">
      <style:table-cell-properties fo:background-color="#b2b2b2" style:border-line-width-left="0.026cm 0.004cm 0.053cm" style:border-line-width-bottom="0.026cm 0.004cm 0.053cm" fo:padding="0.097cm" fo:border-left="0.05pt double #000000" fo:border-right="0.05pt solid #000000" fo:border-top="0.05pt solid #000000" fo:border-bottom="0.05pt double #000000">
        <style:background-image/>
      </style:table-cell-properties>
    </style:style>
    <style:style style:name="TablaFrecuencias.A2" style:family="table-cell">
      <style:table-cell-properties fo:background-color="#b2b2b2" style:border-line-width-bottom="0.026cm 0.004cm 0.053cm" fo:padding="0.097cm" fo:border-left="0.05pt solid #000000" fo:border-right="none" fo:border-top="none" fo:border-bottom="0.05pt double #000000">
        <style:background-image/>
      </style:table-cell-properties>
    </style:style>
    <style:style style:name="TablaFrecuencias.C2" style:family="table-cell">
      <style:table-cell-properties fo:background-color="#b2b2b2" style:border-line-width-left="0.026cm 0.004cm 0.053cm" style:border-line-width-bottom="0.026cm 0.004cm 0.053cm" fo:padding="0.097cm" fo:border-left="0.05pt double #000000" fo:border-right="none" fo:border-top="none" fo:border-bottom="0.05pt double #000000">
        <style:background-image/>
      </style:table-cell-properties>
    </style:style>
    <style:style style:name="TablaFrecuencias.F2" style:family="table-cell">
      <style:table-cell-properties fo:background-color="#b2b2b2" style:border-line-width-bottom="0.026cm 0.004cm 0.053cm" fo:padding="0.097cm" fo:border-left="0.05pt solid #000000" fo:border-right="0.05pt solid #000000" fo:border-top="none" fo:border-bottom="0.05pt double #000000">
        <style:background-image/>
      </style:table-cell-properties>
    </style:style>
    <style:style style:name="TablaFrecuencias.A3" style:family="table-cell">
      <style:table-cell-properties fo:padding="0.097cm" fo:border-left="0.05pt solid #000000" fo:border-right="none" fo:border-top="none" fo:border-bottom="0.05pt solid #000000"/>
    </style:style>
    <style:style style:name="TablaFrecuencias.B3" style:family="table-cell">
      <style:table-cell-properties fo:padding="0.097cm" fo:border-left="0.05pt solid #000000" fo:border-right="none" fo:border-top="none" fo:border-bottom="0.05pt solid #000000"/>
    </style:style>
    <style:style style:name="TablaFrecuencias.C3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3" style:family="table-cell">
      <style:table-cell-properties fo:padding="0.097cm" fo:border-left="0.05pt solid #000000" fo:border-right="none" fo:border-top="none" fo:border-bottom="0.05pt solid #000000"/>
    </style:style>
    <style:style style:name="TablaFrecuencias.E3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4" style:family="table-cell">
      <style:table-cell-properties fo:padding="0.097cm" fo:border-left="0.05pt solid #000000" fo:border-right="none" fo:border-top="none" fo:border-bottom="0.05pt solid #000000"/>
    </style:style>
    <style:style style:name="TablaFrecuencias.B4" style:family="table-cell">
      <style:table-cell-properties fo:padding="0.097cm" fo:border-left="0.05pt solid #000000" fo:border-right="none" fo:border-top="none" fo:border-bottom="0.05pt solid #000000"/>
    </style:style>
    <style:style style:name="TablaFrecuencias.C4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4" style:family="table-cell">
      <style:table-cell-properties fo:padding="0.097cm" fo:border-left="0.05pt solid #000000" fo:border-right="none" fo:border-top="none" fo:border-bottom="0.05pt solid #000000"/>
    </style:style>
    <style:style style:name="TablaFrecuencias.E4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5" style:family="table-cell">
      <style:table-cell-properties fo:padding="0.097cm" fo:border-left="0.05pt solid #000000" fo:border-right="none" fo:border-top="none" fo:border-bottom="0.05pt solid #000000"/>
    </style:style>
    <style:style style:name="TablaFrecuencias.B5" style:family="table-cell">
      <style:table-cell-properties fo:padding="0.097cm" fo:border-left="0.05pt solid #000000" fo:border-right="none" fo:border-top="none" fo:border-bottom="0.05pt solid #000000"/>
    </style:style>
    <style:style style:name="TablaFrecuencias.C5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5" style:family="table-cell">
      <style:table-cell-properties fo:padding="0.097cm" fo:border-left="0.05pt solid #000000" fo:border-right="none" fo:border-top="none" fo:border-bottom="0.05pt solid #000000"/>
    </style:style>
    <style:style style:name="TablaFrecuencias.E5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6" style:family="table-cell">
      <style:table-cell-properties fo:padding="0.097cm" fo:border-left="0.05pt solid #000000" fo:border-right="none" fo:border-top="none" fo:border-bottom="0.05pt solid #000000"/>
    </style:style>
    <style:style style:name="TablaFrecuencias.B6" style:family="table-cell">
      <style:table-cell-properties fo:padding="0.097cm" fo:border-left="0.05pt solid #000000" fo:border-right="none" fo:border-top="none" fo:border-bottom="0.05pt solid #000000"/>
    </style:style>
    <style:style style:name="TablaFrecuencias.C6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6" style:family="table-cell">
      <style:table-cell-properties fo:padding="0.097cm" fo:border-left="0.05pt solid #000000" fo:border-right="none" fo:border-top="none" fo:border-bottom="0.05pt solid #000000"/>
    </style:style>
    <style:style style:name="TablaFrecuencias.E6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7" style:family="table-cell">
      <style:table-cell-properties fo:padding="0.097cm" fo:border-left="0.05pt solid #000000" fo:border-right="none" fo:border-top="none" fo:border-bottom="0.05pt solid #000000"/>
    </style:style>
    <style:style style:name="TablaFrecuencias.B7" style:family="table-cell">
      <style:table-cell-properties fo:padding="0.097cm" fo:border-left="0.05pt solid #000000" fo:border-right="none" fo:border-top="none" fo:border-bottom="0.05pt solid #000000"/>
    </style:style>
    <style:style style:name="TablaFrecuencias.C7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7" style:family="table-cell">
      <style:table-cell-properties fo:padding="0.097cm" fo:border-left="0.05pt solid #000000" fo:border-right="none" fo:border-top="none" fo:border-bottom="0.05pt solid #000000"/>
    </style:style>
    <style:style style:name="TablaFrecuencias.E7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8" style:family="table-cell">
      <style:table-cell-properties fo:padding="0.097cm" fo:border-left="0.05pt solid #000000" fo:border-right="none" fo:border-top="none" fo:border-bottom="0.05pt solid #000000"/>
    </style:style>
    <style:style style:name="TablaFrecuencias.B8" style:family="table-cell">
      <style:table-cell-properties fo:padding="0.097cm" fo:border-left="0.05pt solid #000000" fo:border-right="none" fo:border-top="none" fo:border-bottom="0.05pt solid #000000"/>
    </style:style>
    <style:style style:name="TablaFrecuencias.C8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8" style:family="table-cell">
      <style:table-cell-properties fo:padding="0.097cm" fo:border-left="0.05pt solid #000000" fo:border-right="none" fo:border-top="none" fo:border-bottom="0.05pt solid #000000"/>
    </style:style>
    <style:style style:name="TablaFrecuencias.E8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9" style:family="table-cell">
      <style:table-cell-properties fo:padding="0.097cm" fo:border-left="0.05pt solid #000000" fo:border-right="none" fo:border-top="none" fo:border-bottom="0.05pt solid #000000"/>
    </style:style>
    <style:style style:name="TablaFrecuencias.B9" style:family="table-cell">
      <style:table-cell-properties fo:padding="0.097cm" fo:border-left="0.05pt solid #000000" fo:border-right="none" fo:border-top="none" fo:border-bottom="0.05pt solid #000000"/>
    </style:style>
    <style:style style:name="TablaFrecuencias.C9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9" style:family="table-cell">
      <style:table-cell-properties fo:padding="0.097cm" fo:border-left="0.05pt solid #000000" fo:border-right="none" fo:border-top="none" fo:border-bottom="0.05pt solid #000000"/>
    </style:style>
    <style:style style:name="TablaFrecuencias.E9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0" style:family="table-cell">
      <style:table-cell-properties fo:padding="0.097cm" fo:border-left="0.05pt solid #000000" fo:border-right="none" fo:border-top="none" fo:border-bottom="0.05pt solid #000000"/>
    </style:style>
    <style:style style:name="TablaFrecuencias.B10" style:family="table-cell">
      <style:table-cell-properties fo:padding="0.097cm" fo:border-left="0.05pt solid #000000" fo:border-right="none" fo:border-top="none" fo:border-bottom="0.05pt solid #000000"/>
    </style:style>
    <style:style style:name="TablaFrecuencias.C10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10" style:family="table-cell">
      <style:table-cell-properties fo:padding="0.097cm" fo:border-left="0.05pt solid #000000" fo:border-right="none" fo:border-top="none" fo:border-bottom="0.05pt solid #000000"/>
    </style:style>
    <style:style style:name="TablaFrecuencias.E10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1" style:family="table-cell">
      <style:table-cell-properties fo:padding="0.097cm" fo:border-left="0.05pt solid #000000" fo:border-right="none" fo:border-top="none" fo:border-bottom="0.05pt solid #000000"/>
    </style:style>
    <style:style style:name="TablaFrecuencias.B11" style:family="table-cell">
      <style:table-cell-properties fo:padding="0.097cm" fo:border-left="0.05pt solid #000000" fo:border-right="none" fo:border-top="none" fo:border-bottom="0.05pt solid #000000"/>
    </style:style>
    <style:style style:name="TablaFrecuencias.C11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11" style:family="table-cell">
      <style:table-cell-properties fo:padding="0.097cm" fo:border-left="0.05pt solid #000000" fo:border-right="none" fo:border-top="none" fo:border-bottom="0.05pt solid #000000"/>
    </style:style>
    <style:style style:name="TablaFrecuencias.E11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2" style:family="table-cell">
      <style:table-cell-properties fo:padding="0.097cm" fo:border-left="0.05pt solid #000000" fo:border-right="none" fo:border-top="none" fo:border-bottom="0.05pt solid #000000"/>
    </style:style>
    <style:style style:name="TablaFrecuencias.B12" style:family="table-cell">
      <style:table-cell-properties fo:padding="0.097cm" fo:border-left="0.05pt solid #000000" fo:border-right="none" fo:border-top="none" fo:border-bottom="0.05pt solid #000000"/>
    </style:style>
    <style:style style:name="TablaFrecuencias.C12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D12" style:family="table-cell">
      <style:table-cell-properties fo:padding="0.097cm" fo:border-left="0.05pt solid #000000" fo:border-right="none" fo:border-top="none" fo:border-bottom="0.05pt solid #000000"/>
    </style:style>
    <style:style style:name="TablaFrecuencias.E12" style:family="table-cell">
      <style:table-cell-properties style:border-line-width-left="0.026cm 0.004cm 0.053cm" fo:padding="0.097cm" fo:border-left="0.05pt double #000000" fo:border-right="none" fo:border-top="none" fo:border-bottom="0.05pt solid #000000"/>
    </style:style>
    <style:style style:name="TablaFrecuencias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edd4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officeooo:rsid="000aedd4" officeooo:paragraph-rsid="000aedd4"/>
    </style:style>
    <style:style style:name="P4" style:family="paragraph" style:parent-style-name="Heading_20_1">
      <style:text-properties officeooo:rsid="000aedd4" officeooo:paragraph-rsid="000aedd4"/>
    </style:style>
    <style:style style:name="T1" style:family="text">
      <style:text-properties officeooo:rsid="000aedd4"/>
    </style:style>
    <style:style style:name="T2" style:family="text">
      <style:text-properties officeooo:rsid="000cc8b9"/>
    </style:style>
    <style:style style:name="fr1" style:family="graphic" style:parent-style-name="OLE">
      <style:graphic-properties style:vertical-pos="top" style:vertical-rel="paragraph" style:horizontal-pos="from-left" style:horizontal-rel="paragraph" fo:padding="0.049cm" fo:border="0.99pt solid #000000" draw:ole-draw-aspect="1"/>
    </style:style>
    <style:style style:name="fr2" style:family="graphic" style:parent-style-name="OLE">
      <style:graphic-properties style:horizontal-pos="from-left" style:horizontal-rel="paragraph" fo:padding="0.049cm" fo:border="0.99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abla de términos más frecuentes <text:span text:style-name="T2">por colecciones</text:span></text:h>
      <text:p text:style-name="P1"><text:span text:style-name="T1"/></text:p>
      <table:table table:name="TablaFrecuencias" table:style-name="TablaFrecuencias">
        <table:table-column table:style-name="TablaFrecuencias.A"/>
        <table:table-column table:style-name="TablaFrecuencias.B" table:number-columns-repeated="4"/>
        <table:table-column table:style-name="TablaFrecuencias.F"/>
        <table:table-row>
          <table:table-cell table:style-name="TablaFrecuencias.A1" table:number-columns-spanned="2" office:value-type="string">
            <text:p text:style-name="P2">Clueweb-1K</text:p>
          </table:table-cell>
          <table:covered-table-cell/>
          <table:table-cell table:style-name="TablaFrecuencias.C1" table:number-columns-spanned="2" office:value-type="string">
            <text:p text:style-name="P2">Clueweb-10K</text:p>
          </table:table-cell>
          <table:covered-table-cell/>
          <table:table-cell table:style-name="TablaFrecuencias.E1" table:number-columns-spanned="2" office:value-type="string">
            <text:p text:style-name="P2">Clueweb-100K</text:p>
          </table:table-cell>
          <table:covered-table-cell/>
        </table:table-row>
        <table:table-row>
          <table:table-cell table:style-name="TablaFrecuencias.A2" office:value-type="string">
            <text:p text:style-name="P2">Término</text:p>
          </table:table-cell>
          <table:table-cell table:style-name="TablaFrecuencias.A2" office:value-type="string">
            <text:p text:style-name="P2">Frecuencia</text:p>
          </table:table-cell>
          <table:table-cell table:style-name="TablaFrecuencias.C2" office:value-type="string">
            <text:p text:style-name="P2">Término</text:p>
          </table:table-cell>
          <table:table-cell table:style-name="TablaFrecuencias.A2" office:value-type="string">
            <text:p text:style-name="P2">Frecuencia</text:p>
          </table:table-cell>
          <table:table-cell table:style-name="TablaFrecuencias.C2" office:value-type="string">
            <text:p text:style-name="P2">Término</text:p>
          </table:table-cell>
          <table:table-cell table:style-name="TablaFrecuencias.F2" office:value-type="string">
            <text:p text:style-name="P2">Frecuencia</text:p>
          </table:table-cell>
        </table:table-row>
        <table:table-row>
          <table:table-cell table:style-name="TablaFrecuencias.A12" office:value-type="string">
            <text:p text:style-name="Table_20_Contents">family</text:p>
          </table:table-cell>
          <table:table-cell table:style-name="TablaFrecuencias.B12" office:value-type="string">
            <text:p text:style-name="Table_20_Contents">175672</text:p>
          </table:table-cell>
          <table:table-cell table:style-name="TablaFrecuencias.C3" office:value-type="string">
            <text:p text:style-name="Table_20_Contents">family</text:p>
          </table:table-cell>
          <table:table-cell table:style-name="TablaFrecuencias.D11" office:value-type="string">
            <text:p text:style-name="Table_20_Contents">236263</text:p>
          </table:table-cell>
          <table:table-cell table:style-name="TablaFrecuencias.E11" office:value-type="string">
            <text:p text:style-name="Table_20_Contents">memory</text:p>
          </table:table-cell>
          <table:table-cell table:style-name="TablaFrecuencias.F3" office:value-type="string">
            <text:p text:style-name="Table_20_Contents">598179</text:p>
          </table:table-cell>
        </table:table-row>
        <table:table-row>
          <table:table-cell table:style-name="TablaFrecuencias.A12" office:value-type="string">
            <text:p text:style-name="Table_20_Contents">tree</text:p>
          </table:table-cell>
          <table:table-cell table:style-name="TablaFrecuencias.B12" office:value-type="string">
            <text:p text:style-name="Table_20_Contents">46680</text:p>
          </table:table-cell>
          <table:table-cell table:style-name="TablaFrecuencias.C4" office:value-type="string">
            <text:p text:style-name="Table_20_Contents">cheap</text:p>
          </table:table-cell>
          <table:table-cell table:style-name="TablaFrecuencias.D11" office:value-type="string">
            <text:p text:style-name="Table_20_Contents">94513</text:p>
          </table:table-cell>
          <table:table-cell table:style-name="TablaFrecuencias.E11" office:value-type="string">
            <text:p text:style-name="Table_20_Contents">from</text:p>
          </table:table-cell>
          <table:table-cell table:style-name="TablaFrecuencias.F4" office:value-type="string">
            <text:p text:style-name="Table_20_Contents">497595</text:p>
          </table:table-cell>
        </table:table-row>
        <table:table-row>
          <table:table-cell table:style-name="TablaFrecuencias.A12" office:value-type="string">
            <text:p text:style-name="Table_20_Contents">history</text:p>
          </table:table-cell>
          <table:table-cell table:style-name="TablaFrecuencias.B12" office:value-type="string">
            <text:p text:style-name="Table_20_Contents">45741</text:p>
          </table:table-cell>
          <table:table-cell table:style-name="TablaFrecuencias.C5" office:value-type="string">
            <text:p text:style-name="Table_20_Contents">tree</text:p>
          </table:table-cell>
          <table:table-cell table:style-name="TablaFrecuencias.D11" office:value-type="string">
            <text:p text:style-name="Table_20_Contents">67834</text:p>
          </table:table-cell>
          <table:table-cell table:style-name="TablaFrecuencias.E11" office:value-type="string">
            <text:p text:style-name="Table_20_Contents">you</text:p>
          </table:table-cell>
          <table:table-cell table:style-name="TablaFrecuencias.F5" office:value-type="string">
            <text:p text:style-name="Table_20_Contents">475272</text:p>
          </table:table-cell>
        </table:table-row>
        <table:table-row>
          <table:table-cell table:style-name="TablaFrecuencias.A12" office:value-type="string">
            <text:p text:style-name="Table_20_Contents">genealogy</text:p>
          </table:table-cell>
          <table:table-cell table:style-name="TablaFrecuencias.B12" office:value-type="string">
            <text:p text:style-name="Table_20_Contents">45398</text:p>
          </table:table-cell>
          <table:table-cell table:style-name="TablaFrecuencias.C6" office:value-type="string">
            <text:p text:style-name="Table_20_Contents">college</text:p>
          </table:table-cell>
          <table:table-cell table:style-name="TablaFrecuencias.D11" office:value-type="string">
            <text:p text:style-name="Table_20_Contents">66528</text:p>
          </table:table-cell>
          <table:table-cell table:style-name="TablaFrecuencias.E11" office:value-type="string">
            <text:p text:style-name="Table_20_Contents">1</text:p>
          </table:table-cell>
          <table:table-cell table:style-name="TablaFrecuencias.F6" office:value-type="string">
            <text:p text:style-name="Table_20_Contents">402366</text:p>
          </table:table-cell>
        </table:table-row>
        <table:table-row>
          <table:table-cell table:style-name="TablaFrecuencias.A12" office:value-type="string">
            <text:p text:style-name="Table_20_Contents">surname</text:p>
          </table:table-cell>
          <table:table-cell table:style-name="TablaFrecuencias.B12" office:value-type="string">
            <text:p text:style-name="Table_20_Contents">44965</text:p>
          </table:table-cell>
          <table:table-cell table:style-name="TablaFrecuencias.C7" office:value-type="string">
            <text:p text:style-name="Table_20_Contents">casino</text:p>
          </table:table-cell>
          <table:table-cell table:style-name="TablaFrecuencias.D11" office:value-type="string">
            <text:p text:style-name="Table_20_Contents">65738</text:p>
          </table:table-cell>
          <table:table-cell table:style-name="TablaFrecuencias.E11" office:value-type="string">
            <text:p text:style-name="Table_20_Contents">your</text:p>
          </table:table-cell>
          <table:table-cell table:style-name="TablaFrecuencias.F7" office:value-type="string">
            <text:p text:style-name="Table_20_Contents">399485</text:p>
          </table:table-cell>
        </table:table-row>
        <table:table-row>
          <table:table-cell table:style-name="TablaFrecuencias.A12" office:value-type="string">
            <text:p text:style-name="Table_20_Contents">crest</text:p>
          </table:table-cell>
          <table:table-cell table:style-name="TablaFrecuencias.B12" office:value-type="string">
            <text:p text:style-name="Table_20_Contents">44642</text:p>
          </table:table-cell>
          <table:table-cell table:style-name="TablaFrecuencias.C8" office:value-type="string">
            <text:p text:style-name="Table_20_Contents">online</text:p>
          </table:table-cell>
          <table:table-cell table:style-name="TablaFrecuencias.D11" office:value-type="string">
            <text:p text:style-name="Table_20_Contents">62921</text:p>
          </table:table-cell>
          <table:table-cell table:style-name="TablaFrecuencias.E11" office:value-type="string">
            <text:p text:style-name="Table_20_Contents">new</text:p>
          </table:table-cell>
          <table:table-cell table:style-name="TablaFrecuencias.F8" office:value-type="string">
            <text:p text:style-name="Table_20_Contents">338372</text:p>
          </table:table-cell>
        </table:table-row>
        <table:table-row>
          <table:table-cell table:style-name="TablaFrecuencias.A12" office:value-type="string">
            <text:p text:style-name="Table_20_Contents">casino</text:p>
          </table:table-cell>
          <table:table-cell table:style-name="TablaFrecuencias.B12" office:value-type="string">
            <text:p text:style-name="Table_20_Contents">26882</text:p>
          </table:table-cell>
          <table:table-cell table:style-name="TablaFrecuencias.C9" office:value-type="string">
            <text:p text:style-name="Table_20_Contents">history</text:p>
          </table:table-cell>
          <table:table-cell table:style-name="TablaFrecuencias.D11" office:value-type="string">
            <text:p text:style-name="Table_20_Contents">60340</text:p>
          </table:table-cell>
          <table:table-cell table:style-name="TablaFrecuencias.E11" office:value-type="string">
            <text:p text:style-name="Table_20_Contents">2</text:p>
          </table:table-cell>
          <table:table-cell table:style-name="TablaFrecuencias.F9" office:value-type="string">
            <text:p text:style-name="Table_20_Contents">337416</text:p>
          </table:table-cell>
        </table:table-row>
        <table:table-row>
          <table:table-cell table:style-name="TablaFrecuencias.A12" office:value-type="string">
            <text:p text:style-name="Table_20_Contents">college</text:p>
          </table:table-cell>
          <table:table-cell table:style-name="TablaFrecuencias.B12" office:value-type="string">
            <text:p text:style-name="Table_20_Contents">23502</text:p>
          </table:table-cell>
          <table:table-cell table:style-name="TablaFrecuencias.C10" office:value-type="string">
            <text:p text:style-name="Table_20_Contents">genealogy</text:p>
          </table:table-cell>
          <table:table-cell table:style-name="TablaFrecuencias.D11" office:value-type="string">
            <text:p text:style-name="Table_20_Contents">58218</text:p>
          </table:table-cell>
          <table:table-cell table:style-name="TablaFrecuencias.E11" office:value-type="string">
            <text:p text:style-name="Table_20_Contents">jan</text:p>
          </table:table-cell>
          <table:table-cell table:style-name="TablaFrecuencias.F10" office:value-type="string">
            <text:p text:style-name="Table_20_Contents">333794</text:p>
          </table:table-cell>
        </table:table-row>
        <table:table-row>
          <table:table-cell table:style-name="TablaFrecuencias.A12" office:value-type="string">
            <text:p text:style-name="Table_20_Contents">toilet</text:p>
          </table:table-cell>
          <table:table-cell table:style-name="TablaFrecuencias.B12" office:value-type="string">
            <text:p text:style-name="Table_20_Contents">12102</text:p>
          </table:table-cell>
          <table:table-cell table:style-name="TablaFrecuencias.C11" office:value-type="string">
            <text:p text:style-name="Table_20_Contents">travel</text:p>
          </table:table-cell>
          <table:table-cell table:style-name="TablaFrecuencias.D11" office:value-type="string">
            <text:p text:style-name="Table_20_Contents">57495</text:p>
          </table:table-cell>
          <table:table-cell table:style-name="TablaFrecuencias.E11" office:value-type="string">
            <text:p text:style-name="Table_20_Contents">i</text:p>
          </table:table-cell>
          <table:table-cell table:style-name="TablaFrecuencias.F11" office:value-type="string">
            <text:p text:style-name="Table_20_Contents">303567</text:p>
          </table:table-cell>
        </table:table-row>
        <table:table-row>
          <table:table-cell table:style-name="TablaFrecuencias.A12" office:value-type="string">
            <text:p text:style-name="Table_20_Contents">obama</text:p>
          </table:table-cell>
          <table:table-cell table:style-name="TablaFrecuencias.B12" office:value-type="string">
            <text:p text:style-name="Table_20_Contents">10729</text:p>
          </table:table-cell>
          <table:table-cell table:style-name="TablaFrecuencias.C12" office:value-type="string">
            <text:p text:style-name="Table_20_Contents">surname</text:p>
          </table:table-cell>
          <table:table-cell table:style-name="TablaFrecuencias.D12" office:value-type="string">
            <text:p text:style-name="Table_20_Contents">54505</text:p>
          </table:table-cell>
          <table:table-cell table:style-name="TablaFrecuencias.E12" office:value-type="string">
            <text:p text:style-name="Table_20_Contents">2008</text:p>
          </table:table-cell>
          <table:table-cell table:style-name="TablaFrecuencias.F12" office:value-type="string">
            <text:p text:style-name="Table_20_Contents">299955</text:p>
          </table:table-cell>
        </table:table-row>
      </table:table>
      <text:p text:style-name="P1"/>
      <text:h text:style-name="P4" text:outline-level="1">Gráficas de frecuencia de términos por colecciones</text:h>
      <text:p text:style-name="P1"/>
      <text:p text:style-name="P1"><draw:frame draw:style-name="fr1" draw:name="Objeto1" text:anchor-type="paragraph" svg:x="0.011cm" svg:width="16.905cm" svg:height="10.1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><draw:frame draw:style-name="fr2" draw:name="Objeto2" text:anchor-type="paragraph" svg:x="0.037cm" svg:width="16.88cm" svg:height="9.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to3" text:anchor-type="paragraph" svg:x="0.037cm" svg:width="16.88cm" svg:height="10.906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edd4" officeooo:paragraph-rsid="000aed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úsqeda y Minería de Información</text:p>
        <text:p text:style-name="MP1">Práctica 2</text:p>
        <text:p text:style-name="MP1">Ari Handler – Adrián Loren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2.3$Windows_x86 LibreOffice_project/40b2d7fde7e8d2d7bc5a449dc65df4d08a7dd38</meta:generator>
    <dc:date>2014-02-17T12:38:23.404000000</dc:date>
    <meta:document-statistic meta:table-count="1" meta:image-count="0" meta:object-count="3" meta:page-count="2" meta:paragraph-count="74" meta:word-count="94" meta:character-count="569" meta:non-whitespace-character-count="5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35cm" svg:height="9.953cm" xlink:href="." xlink:type="simple" chart:class="chart:line" chart:style-name="ch1">
        <chart:title svg:x="4.461cm" svg:y="0.335cm" chart:style-name="ch2">
          <text:p>Frecuencia de términos en Clueweb-1K</text:p>
        </chart:title>
        <chart:plot-area chart:style-name="ch3" chart:data-source-has-labels="both" svg:x="1.372cm" svg:y="1.711cm" svg:width="14.695cm" svg:height="7.035cm">
          <chartooo:coordinate-region svg:x="2.734cm" svg:y="1.923cm" svg:width="13.333cm" svg:height="5.618cm"/>
          <chart:axis chart:dimension="x" chart:name="primary-x" chart:style-name="ch4" chartooo:axis-type="text">
            <chart:title svg:x="8.053cm" svg:y="8.946cm" chart:style-name="ch5">
              <text:p>Término</text:p>
            </chart:title>
            <chart:categories table:cell-range-address="local-table.$A$2:.$A$784"/>
          </chart:axis>
          <chart:axis chart:dimension="y" chart:name="primary-y" chart:style-name="ch6">
            <chart:title svg:x="0.451cm" svg:y="6.092cm" chart:style-name="ch7">
              <text:p>Frecuencia</text:p>
            </chart:title>
            <chart:grid chart:style-name="ch8" chart:class="major"/>
          </chart:axis>
          <chart:series chart:style-name="ch9" chart:values-cell-range-address="local-table.$B$2:.$B$784" chart:label-cell-address="local-table.$B$1" chart:class="chart:line">
            <chart:data-point chart:repeated="7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amily</text:p>
              </table:table-cell>
              <table:table-cell office:value-type="float" office:value="175672">
                <text:p>175672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45741">
                <text:p>45741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45398">
                <text:p>45398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44965">
                <text:p>44965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44642">
                <text:p>44642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10729">
                <text:p>10729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robinson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mmabatho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carolina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univ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onyango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wife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grandfath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obama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scott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misty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mistress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elations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senate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villa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mali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wor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died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payne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daughter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ndesandjo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paternal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kohler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nairobi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uncle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raised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maternal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may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caesar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um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rush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irl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mari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lee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un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fucked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elizabeth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encoding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tentio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conventio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ds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frames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lutter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foul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bras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bon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dollar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high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akumu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hairs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automati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educational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bandoned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activemq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th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broad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th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s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frican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th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2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1144134">
                <text:p>471144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.94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,9171,873711,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cm" svg:height="9.72cm" xlink:href="." xlink:type="simple" chart:class="chart:line" chart:style-name="ch1">
        <chart:title svg:x="4.329cm" svg:y="0.33cm" chart:style-name="ch2">
          <text:p>Frecuencia de términos en Clueweb-10K</text:p>
        </chart:title>
        <chart:plot-area chart:style-name="ch3" chart:data-source-has-labels="both" svg:x="1.372cm" svg:y="1.691cm" svg:width="14.67cm" svg:height="6.827cm">
          <chartooo:coordinate-region svg:x="2.734cm" svg:y="1.903cm" svg:width="13.308cm" svg:height="4.886cm"/>
          <chart:axis chart:dimension="x" chart:name="primary-x" chart:style-name="ch4" chartooo:axis-type="auto">
            <chartooo:date-scale/>
            <chart:title svg:x="8.041cm" svg:y="8.713cm" chart:style-name="ch5">
              <text:p>Término</text:p>
            </chart:title>
            <chart:categories table:cell-range-address="local-table.$A$2:.$A$2296"/>
          </chart:axis>
          <chart:axis chart:dimension="y" chart:name="primary-y" chart:style-name="ch4">
            <chart:title svg:x="0.451cm" svg:y="5.968cm" chart:style-name="ch6">
              <text:p>Frecuencia</text:p>
            </chart:title>
            <chart:grid chart:style-name="ch7" chart:class="major"/>
          </chart:axis>
          <chart:series chart:style-name="ch8" chart:values-cell-range-address="local-table.$B$2:.$B$2296" chart:label-cell-address="local-table.$B$1" chart:class="chart:line">
            <chart:data-point chart:repeated="229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amily</text:p>
              </table:table-cell>
              <table:table-cell office:value-type="float" office:value="236263">
                <text:p>236263</text:p>
              </table:table-cell>
            </table:table-row>
            <table:table-row>
              <table:table-cell office:value-type="string">
                <text:p>cheap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67834">
                <text:p>67834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66528">
                <text:p>66528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65738">
                <text:p>65738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62921">
                <text:p>62921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60340">
                <text:p>60340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58218">
                <text:p>58218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57495">
                <text:p>57495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54505">
                <text:p>54505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53655">
                <text:p>53655</text:p>
              </table:table-cell>
            </table:table-row>
            <table:table-row>
              <table:table-cell office:value-type="string">
                <text:p>parts</text:p>
              </table:table-cell>
              <table:table-cell office:value-type="float" office:value="51820">
                <text:p>51820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51483">
                <text:p>51483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49055">
                <text:p>49055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8889">
                <text:p>48889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47787">
                <text:p>47787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string">
                <text:p>viagra</text:p>
              </table:table-cell>
              <table:table-cell office:value-type="float" office:value="46038">
                <text:p>46038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5967">
                <text:p>45967</text:p>
              </table:table-cell>
            </table:table-row>
            <table:table-row>
              <table:table-cell office:value-type="string">
                <text:p>cialis</text:p>
              </table:table-cell>
              <table:table-cell office:value-type="float" office:value="44670">
                <text:p>44670</text:p>
              </table:table-cell>
            </table:table-row>
            <table:table-row>
              <table:table-cell office:value-type="string">
                <text:p>levitra</text:p>
              </table:table-cell>
              <table:table-cell office:value-type="float" office:value="44112">
                <text:p>44112</text:p>
              </table:table-cell>
            </table:table-row>
            <table:table-row>
              <table:table-cell office:value-type="string">
                <text:p>accutane</text:p>
              </table:table-cell>
              <table:table-cell office:value-type="float" office:value="43143">
                <text:p>43143</text:p>
              </table:table-cell>
            </table:table-row>
            <table:table-row>
              <table:table-cell office:value-type="string">
                <text:p>propecia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41586">
                <text:p>41586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41559">
                <text:p>41559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string">
                <text:p>appraisal</text:p>
              </table:table-cell>
              <table:table-cell office:value-type="float" office:value="32898">
                <text:p>32898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32291">
                <text:p>32291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978">
                <text:p>299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6410">
                <text:p>26410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used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23051">
                <text:p>23051</text:p>
              </table:table-cell>
            </table:table-row>
            <table:table-row>
              <table:table-cell office:value-type="string">
                <text:p>prescription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21628">
                <text:p>21628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21348">
                <text:p>21348</text:p>
              </table:table-cell>
            </table:table-row>
            <table:table-row>
              <table:table-cell office:value-type="string">
                <text:p>discount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18722">
                <text:p>18722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18552">
                <text:p>18552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8387">
                <text:p>18387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16178">
                <text:p>16178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15913">
                <text:p>15913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15753">
                <text:p>15753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5631">
                <text:p>1563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204">
                <text:p>15204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4991">
                <text:p>1499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4598">
                <text:p>1459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14448">
                <text:p>14448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4205">
                <text:p>14205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3741">
                <text:p>13741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13585">
                <text:p>13585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13453">
                <text:p>1345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cars</text:p>
              </table:table-cell>
              <table:table-cell office:value-type="float" office:value="13267">
                <text:p>13267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string">
                <text:p>cheapest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12571">
                <text:p>12571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2559">
                <text:p>1255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2449">
                <text:p>12449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2094">
                <text:p>12094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11919">
                <text:p>11919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flights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purchase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overnight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estate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cost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provider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sale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8493">
                <text:p>8493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pharmacy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review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tickets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flight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park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paper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required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drug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appraiser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flush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domain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two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broadband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value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airfare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lowest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appraisals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fare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prices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content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5434">
                <text:p>5434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buying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tips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arrival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personal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airport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isp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tourism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special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flange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historic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resources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offers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approved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airfares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please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platinumcheap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students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speed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market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xxxxmfirecheap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mazda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compare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kcs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schools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around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obama's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destinations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using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show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long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must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rental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own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sites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check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appraisers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xxxxnetzero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santa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xxxxjunofree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provide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based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supplies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ticket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organized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development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since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career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three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tank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providers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members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form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repair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tour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names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river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los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often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shower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things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miles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point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association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atlantic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fares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photos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does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kc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results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little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road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traveler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days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photo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course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it's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primary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facilities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ltd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different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press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hot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hall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why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building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provides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experience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hill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pacific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domains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deal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travels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keep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looking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organizations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village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power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trees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hop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event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festival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needs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plan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railroad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following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hours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look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questions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cable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minnesota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library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important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golden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pictures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space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fort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similar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sample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popular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railway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resorts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license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fax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custom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activities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guides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making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deal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vehicles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jersey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choose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lodge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town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trip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staff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islands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wireless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done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story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cigarette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week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several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softwarecheap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foundation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him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alabama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going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inspection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columbia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rates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palm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forum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gi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dr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dealers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replacement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trade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kids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perso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standards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pc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courses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designed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oem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victoria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sure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analysis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materials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studies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really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valve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think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kit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usually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louis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direct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share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covers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rating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advic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war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valuation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wall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aircraft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million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francisco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soft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built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reservations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court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eastern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issues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later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bedded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charter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print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door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season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chevrolet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salvage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furniture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third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specific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ditio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weather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nter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called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bove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until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places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added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cruise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antique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interest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aftermarket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makes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month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welcome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dealer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subject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collection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limited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whether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references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supply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knowledge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blogs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largest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accommodation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engines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yahoo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line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dial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suite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stories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possible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energy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affordable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least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casio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says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rentals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bed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stores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digital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racing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falls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meeting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domestic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norton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stock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young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bank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graduate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problem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months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worldwide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say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gallery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either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offering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holidays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brand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numbers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film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meet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vendors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employe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rail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agent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chevy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subscribe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countries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tel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ever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philadelphia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wheels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jump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del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continue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listed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due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sk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plumbin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works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stay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future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federal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directly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museum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tablets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six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units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former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sometimes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closet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arm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basic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written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administration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council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fairfield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effectiv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codes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tissue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encyclopedia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shows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powered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delta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church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item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list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faculty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booking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apply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customers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unique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dedicated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sublet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die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lady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wheel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addition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calendar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airways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annual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included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tourist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approach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smart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harbor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housing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outdoor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means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across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environmental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fda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receive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list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bingo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short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machines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explorer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lodging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medication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simply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fee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behind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retail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cruises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creek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dance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manual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together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hour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eagle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finder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opinion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chrysler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among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win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act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archive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archives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louisville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profile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late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puerto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capacity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clark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driving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tur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natural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www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strategy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automobile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elling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advertise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parents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charity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reservation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soap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ancestors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color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already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colonial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benefits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necessary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hire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cached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sold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castle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players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newport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solution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jefferson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manufacturers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cross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furth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corvette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famous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assistance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consulting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values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entry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comes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feedback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plastic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tool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baptist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enough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dialup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vintage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agents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corporation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nation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allow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attractions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mind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yet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classifieds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printabl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interior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southwest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ownloads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lead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locations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ocean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established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gay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alumni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rating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oak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facts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especially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executive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forums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friendly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wood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held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fine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indianapolis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carry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files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release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passenger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whole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communications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increas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multi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buildings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boat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exhaust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highest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dry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traveling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gender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chief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offered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recently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clients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sources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href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barbara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bring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shall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actually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dual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donate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hole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birth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comprehensive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committee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comparison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gulf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machinery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hits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auction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parties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aladdin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existing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cases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leadership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boys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became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determine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salt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civic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associates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des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cannot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ball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charlesto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coat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guidelines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heritage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rczipcheap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businesses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presidential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ranklin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take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cultural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beautiful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pump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adams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contai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justice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allen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wild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baton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allows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clubs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hamilton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crafts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boards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gives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entire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ensure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quotes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therapy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independence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anyone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flyi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easier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operated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brands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anything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accommodations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buick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heights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airports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airbrush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calling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discounted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disease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terrace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adelaide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older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accessory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bag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helps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institutions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basis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error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featurin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bit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languages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desert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designs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mr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foxwoods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accident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anti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contains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election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giving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paso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believe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autos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ssessment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bidet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sitemap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chain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ppraised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band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advance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shland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font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fan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anniversary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anderson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nnapolis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option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nationwide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allow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reliable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fha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faqs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sioux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creating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junofree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airbus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baseball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accurate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beaches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communities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develop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berea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rmy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bedford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hong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corner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apartments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block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guarantee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weeks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fraser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chair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farm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drop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ice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opinion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removed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delivered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buyers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certificatio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bend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dan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beginning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kong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amenities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gate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disclaimer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sister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ak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craps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appl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comcast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assignment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experts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berth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laboratory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upons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changing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beyond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apartment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authority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beaufor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benefit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hands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affiliate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bbc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instan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dults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fishing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discounts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admiral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accepted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lead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eureka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challenges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airplane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cornell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claims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lewi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closed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installing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airborne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bria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condominiums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boulder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connections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animals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cal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gu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pproximately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im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lid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whose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disabled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ounties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cura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belt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cellular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bowdoi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betting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midwes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athletics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gricultural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asheville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census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bility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except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answers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rtists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kezia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bookmark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consumer_information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efficien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completely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circle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claim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extensiv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harry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britain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cedar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bear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equipped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carter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burlington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anywhere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amazing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airbag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manila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america's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announc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cabin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holy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antiques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concern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irror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devices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ttorney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ip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changed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aberdee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brookly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accounts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hearing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beds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bumper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attorneys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appraising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action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pproaches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dvisory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drinking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gra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conservation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ahead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belle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dave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bide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decided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fil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amaro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tv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cycle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baker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ada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carbo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blvd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aid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lma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citizen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pplicable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converte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androge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fa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certificate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advocacy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boon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bicycle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th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broker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cooling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broken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bid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causes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buses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ssociations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clinical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basket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cooking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amherst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djustab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x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sset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algonquin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arson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ontinues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rab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rthur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ppear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appeal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.0.5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ccor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shley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audubo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olt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adopte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asics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askin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additionally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rrangements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lex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mericu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bike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isterns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mateur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lexande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hea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th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boy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affe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th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antivirus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abana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ct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ge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nnouncement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ai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bu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antrim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uthoriz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ustrian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aler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mc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pp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mtrak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ssiste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beekman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70s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ancestor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ndrew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dministrator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th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behavioral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th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ffiliat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nal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th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arrange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dvisor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g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ci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billing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bi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ncestry.com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ls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7840">
                <text:p>778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ngle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ppreciate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absolutely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agreements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th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th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0.9.7a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bsence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bets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km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1k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0s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.2.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.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.9.8b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,2,3,4,5,6,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.5km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k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070a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12004">
                <text:p>1112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4m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pm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07cv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k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08cv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047">
                <text:p>70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094">
                <text:p>70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93">
                <text:p>70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404">
                <text:p>174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.3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00monthl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,8599,1729524,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38">
                <text:p>2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816,1546579,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5853572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2933,333437,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,14168,1182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7693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00,1,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'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cm" svg:height="10.736cm" xlink:href="." xlink:type="simple" chart:class="chart:line" chart:style-name="ch1">
        <chart:title svg:x="4.21cm" svg:y="0.35cm" chart:style-name="ch2">
          <text:p>Frecuencia de términos en Clueweb-100K</text:p>
        </chart:title>
        <chart:plot-area chart:style-name="ch3" chart:data-source-has-labels="both" svg:x="1.372cm" svg:y="1.771cm" svg:width="14.67cm" svg:height="7.743cm">
          <chartooo:coordinate-region svg:x="2.734cm" svg:y="1.983cm" svg:width="13.308cm" svg:height="5.84cm"/>
          <chart:axis chart:dimension="x" chart:name="primary-x" chart:style-name="ch4" chartooo:axis-type="auto">
            <chartooo:date-scale/>
            <chart:title svg:x="8.041cm" svg:y="9.729cm" chart:style-name="ch5">
              <text:p>Término</text:p>
            </chart:title>
            <chart:categories table:cell-range-address="local-table.$A$2:.$A$7227"/>
          </chart:axis>
          <chart:axis chart:dimension="y" chart:name="primary-y" chart:style-name="ch4">
            <chart:title svg:x="0.451cm" svg:y="6.506cm" chart:style-name="ch6">
              <text:p>Frecuencia</text:p>
            </chart:title>
            <chart:grid chart:style-name="ch7" chart:class="major"/>
          </chart:axis>
          <chart:series chart:style-name="ch8" chart:values-cell-range-address="local-table.$B$2:.$B$7227" chart:label-cell-address="local-table.$B$1" chart:class="chart:line">
            <chart:data-point chart:repeated="7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memory</text:p>
              </table:table-cell>
              <table:table-cell office:value-type="float" office:value="598179">
                <text:p>598179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97595">
                <text:p>497595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75272">
                <text:p>4752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366">
                <text:p>402366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399485">
                <text:p>399485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338372">
                <text:p>3383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7416">
                <text:p>337416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33794">
                <text:p>3337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03567">
                <text:p>3035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99955">
                <text:p>29995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94744">
                <text:p>29474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290322">
                <text:p>29032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281794">
                <text:p>281794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68410">
                <text:p>2684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5383">
                <text:p>255383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38850">
                <text:p>238850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236697">
                <text:p>236697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230273">
                <text:p>230273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222233">
                <text:p>222233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218860">
                <text:p>2188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678">
                <text:p>20867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96862">
                <text:p>1968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1095">
                <text:p>1910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0908">
                <text:p>190908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85514">
                <text:p>185514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180733">
                <text:p>18073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76657">
                <text:p>176657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174218">
                <text:p>174218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68976">
                <text:p>168976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68326">
                <text:p>168326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159025">
                <text:p>1590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8374">
                <text:p>158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8240">
                <text:p>158240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56473">
                <text:p>15647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56291">
                <text:p>15629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54343">
                <text:p>154343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147433">
                <text:p>14743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45509">
                <text:p>145509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45311">
                <text:p>14531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44277">
                <text:p>144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3913">
                <text:p>1439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3635">
                <text:p>143635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43585">
                <text:p>143585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43283">
                <text:p>143283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142641">
                <text:p>142641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141801">
                <text:p>141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1669">
                <text:p>141669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38490">
                <text:p>1384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8143">
                <text:p>138143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138064">
                <text:p>138064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36174">
                <text:p>136174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134433">
                <text:p>134433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133343">
                <text:p>133343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132225">
                <text:p>132225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31281">
                <text:p>13128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129805">
                <text:p>129805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29161">
                <text:p>12916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129132">
                <text:p>129132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128388">
                <text:p>128388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126024">
                <text:p>126024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124576">
                <text:p>124576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124572">
                <text:p>124572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124512">
                <text:p>124512</text:p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124310">
                <text:p>12431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23953">
                <text:p>123953</text:p>
              </table:table-cell>
            </table:table-row>
            <table:table-row>
              <table:table-cell office:value-type="string">
                <text:p>yahoo</text:p>
              </table:table-cell>
              <table:table-cell office:value-type="float" office:value="123691">
                <text:p>1236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634">
                <text:p>123634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123490">
                <text:p>12349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23193">
                <text:p>123193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22491">
                <text:p>122491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122399">
                <text:p>122399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121143">
                <text:p>121143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18980">
                <text:p>118980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18233">
                <text:p>118233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117036">
                <text:p>117036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116746">
                <text:p>116746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116052">
                <text:p>116052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115132">
                <text:p>115132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112018">
                <text:p>112018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11282">
                <text:p>111282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110761">
                <text:p>110761</text:p>
              </table:table-cell>
            </table:table-row>
            <table:table-row>
              <table:table-cell office:value-type="string">
                <text:p>cheap</text:p>
              </table:table-cell>
              <table:table-cell office:value-type="float" office:value="110676">
                <text:p>110676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09526">
                <text:p>109526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108228">
                <text:p>10822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7638">
                <text:p>107638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107579">
                <text:p>107579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107238">
                <text:p>107238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104999">
                <text:p>1049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4802">
                <text:p>104802</text:p>
              </table:table-cell>
            </table:table-row>
            <table:table-row>
              <table:table-cell office:value-type="string">
                <text:p>used</text:p>
              </table:table-cell>
              <table:table-cell office:value-type="float" office:value="104771">
                <text:p>1047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04307">
                <text:p>104307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04095">
                <text:p>104095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103938">
                <text:p>103938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03062">
                <text:p>103062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102499">
                <text:p>102499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102038">
                <text:p>102038</text:p>
              </table:table-cell>
            </table:table-row>
            <table:table-row>
              <table:table-cell office:value-type="string">
                <text:p>two</text:p>
              </table:table-cell>
              <table:table-cell office:value-type="float" office:value="101909">
                <text:p>101909</text:p>
              </table:table-cell>
            </table:table-row>
            <table:table-row>
              <table:table-cell office:value-type="string">
                <text:p>tax</text:p>
              </table:table-cell>
              <table:table-cell office:value-type="float" office:value="101700">
                <text:p>101700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101498">
                <text:p>101498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101033">
                <text:p>1010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515">
                <text:p>99515</text:p>
              </table:table-cell>
            </table:table-row>
            <table:table-row>
              <table:table-cell office:value-type="string">
                <text:p>diet</text:p>
              </table:table-cell>
              <table:table-cell office:value-type="float" office:value="98970">
                <text:p>9897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8856">
                <text:p>9885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7922">
                <text:p>97922</text:p>
              </table:table-cell>
            </table:table-row>
            <table:table-row>
              <table:table-cell office:value-type="string">
                <text:p>so</text:p>
              </table:table-cell>
              <table:table-cell office:value-type="float" office:value="97855">
                <text:p>97855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97705">
                <text:p>97705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97497">
                <text:p>97497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97490">
                <text:p>97490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97429">
                <text:p>97429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96556">
                <text:p>96556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96222">
                <text:p>962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5020">
                <text:p>95020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94862">
                <text:p>9486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93961">
                <text:p>93961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93302">
                <text:p>9330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93160">
                <text:p>93160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92872">
                <text:p>92872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92160">
                <text:p>92160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91686">
                <text:p>91686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91608">
                <text:p>91608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90918">
                <text:p>90918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90896">
                <text:p>90896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90786">
                <text:p>90786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90413">
                <text:p>90413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90174">
                <text:p>90174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89472">
                <text:p>89472</text:p>
              </table:table-cell>
            </table:table-row>
            <table:table-row>
              <table:table-cell office:value-type="string">
                <text:p>parts</text:p>
              </table:table-cell>
              <table:table-cell office:value-type="float" office:value="89439">
                <text:p>89439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89344">
                <text:p>89344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89221">
                <text:p>89221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88916">
                <text:p>889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027">
                <text:p>88027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87899">
                <text:p>87899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87343">
                <text:p>87343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87154">
                <text:p>87154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84899">
                <text:p>84899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84639">
                <text:p>84639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84552">
                <text:p>84552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84449">
                <text:p>84449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84109">
                <text:p>84109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83840">
                <text:p>83840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83599">
                <text:p>83599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3020">
                <text:p>8302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82473">
                <text:p>82473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1839">
                <text:p>818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1675">
                <text:p>8167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80859">
                <text:p>8085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9915">
                <text:p>79915</text:p>
              </table:table-cell>
            </table:table-row>
            <table:table-row>
              <table:table-cell office:value-type="string">
                <text:p>djs</text:p>
              </table:table-cell>
              <table:table-cell office:value-type="float" office:value="79734">
                <text:p>79734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79057">
                <text:p>79057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78494">
                <text:p>78494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77565">
                <text:p>77565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77394">
                <text:p>773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073">
                <text:p>77073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76905">
                <text:p>76905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76378">
                <text:p>76378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75806">
                <text:p>75806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5495">
                <text:p>754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5429">
                <text:p>75429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75382">
                <text:p>7538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5339">
                <text:p>753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4524">
                <text:p>74524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74166">
                <text:p>7416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4148">
                <text:p>74148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74017">
                <text:p>740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855">
                <text:p>73855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73747">
                <text:p>73747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73474">
                <text:p>73474</text:p>
              </table:table-cell>
            </table:table-row>
            <table:table-row>
              <table:table-cell office:value-type="string">
                <text:p>30pm</text:p>
              </table:table-cell>
              <table:table-cell office:value-type="float" office:value="73107">
                <text:p>73107</text:p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72964">
                <text:p>729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2807">
                <text:p>72807</text:p>
              </table:table-cell>
            </table:table-row>
            <table:table-row>
              <table:table-cell office:value-type="string">
                <text:p>30am</text:p>
              </table:table-cell>
              <table:table-cell office:value-type="float" office:value="72737">
                <text:p>7273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2703">
                <text:p>72703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2418">
                <text:p>724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08">
                <text:p>71608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71316">
                <text:p>71316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70975">
                <text:p>70975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70488">
                <text:p>704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9841">
                <text:p>69841</text:p>
              </table:table-cell>
            </table:table-row>
            <table:table-row>
              <table:table-cell office:value-type="string">
                <text:p>solar</text:p>
              </table:table-cell>
              <table:table-cell office:value-type="float" office:value="69814">
                <text:p>69814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69607">
                <text:p>69607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69171">
                <text:p>69171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69015">
                <text:p>6901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68625">
                <text:p>68625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68526">
                <text:p>68526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68094">
                <text:p>68094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67964">
                <text:p>679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614">
                <text:p>67614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66861">
                <text:p>66861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66808">
                <text:p>66808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66635">
                <text:p>66635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66557">
                <text:p>665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6309">
                <text:p>66309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66032">
                <text:p>66032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65929">
                <text:p>65929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65525">
                <text:p>65525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65375">
                <text:p>65375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65320">
                <text:p>65320</text:p>
              </table:table-cell>
            </table:table-row>
            <table:table-row>
              <table:table-cell office:value-type="string">
                <text:p>show</text:p>
              </table:table-cell>
              <table:table-cell office:value-type="float" office:value="64921">
                <text:p>6492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4594">
                <text:p>64594</text:p>
              </table:table-cell>
            </table:table-row>
            <table:table-row>
              <table:table-cell office:value-type="string">
                <text:p>garden</text:p>
              </table:table-cell>
              <table:table-cell office:value-type="float" office:value="64383">
                <text:p>64383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63935">
                <text:p>63935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63926">
                <text:p>63926</text:p>
              </table:table-cell>
            </table:table-row>
            <table:table-row>
              <table:table-cell office:value-type="string">
                <text:p>review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diabetes</text:p>
              </table:table-cell>
              <table:table-cell office:value-type="float" office:value="63531">
                <text:p>63531</text:p>
              </table:table-cell>
            </table:table-row>
            <table:table-row>
              <table:table-cell office:value-type="string">
                <text:p>young</text:p>
              </table:table-cell>
              <table:table-cell office:value-type="float" office:value="63252">
                <text:p>63252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63240">
                <text:p>63240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3045">
                <text:p>63045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62838">
                <text:p>6283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2514">
                <text:p>62514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62004">
                <text:p>62004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61736">
                <text:p>61736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61727">
                <text:p>61727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61508">
                <text:p>615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371">
                <text:p>61371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60968">
                <text:p>60968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60742">
                <text:p>6074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60580">
                <text:p>60580</text:p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60535">
                <text:p>60535</text:p>
              </table:table-cell>
            </table:table-row>
            <table:table-row>
              <table:table-cell office:value-type="string">
                <text:p>tornado</text:p>
              </table:table-cell>
              <table:table-cell office:value-type="float" office:value="59941">
                <text:p>59941</text:p>
              </table:table-cell>
            </table:table-row>
            <table:table-row>
              <table:table-cell office:value-type="string">
                <text:p>power</text:p>
              </table:table-cell>
              <table:table-cell office:value-type="float" office:value="59856">
                <text:p>59856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9732">
                <text:p>59732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59681">
                <text:p>59681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59607">
                <text:p>59607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59463">
                <text:p>59463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59439">
                <text:p>59439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59430">
                <text:p>59430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59179">
                <text:p>59179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59001">
                <text:p>59001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58802">
                <text:p>58802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8734">
                <text:p>58734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58706">
                <text:p>58706</text:p>
              </table:table-cell>
            </table:table-row>
            <table:table-row>
              <table:table-cell office:value-type="string">
                <text:p>gps</text:p>
              </table:table-cell>
              <table:table-cell office:value-type="float" office:value="58647">
                <text:p>58647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58595">
                <text:p>58595</text:p>
              </table:table-cell>
            </table:table-row>
            <table:table-row>
              <table:table-cell office:value-type="string">
                <text:p>event</text:p>
              </table:table-cell>
              <table:table-cell office:value-type="float" office:value="58443">
                <text:p>58443</text:p>
              </table:table-cell>
            </table:table-row>
            <table:table-row>
              <table:table-cell office:value-type="string">
                <text:p>park</text:p>
              </table:table-cell>
              <table:table-cell office:value-type="float" office:value="57989">
                <text:p>57989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57937">
                <text:p>57937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57894">
                <text:p>578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7812">
                <text:p>57812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57639">
                <text:p>57639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57503">
                <text:p>57503</text:p>
              </table:table-cell>
            </table:table-row>
            <table:table-row>
              <table:table-cell office:value-type="string">
                <text:p>long</text:p>
              </table:table-cell>
              <table:table-cell office:value-type="float" office:value="57417">
                <text:p>57417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57365">
                <text:p>57365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57300">
                <text:p>57300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56959">
                <text:p>5695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56613">
                <text:p>56613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56554">
                <text:p>56554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56503">
                <text:p>56503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56271">
                <text:p>56271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56218">
                <text:p>56218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string">
                <text:p>content</text:p>
              </table:table-cell>
              <table:table-cell office:value-type="float" office:value="56161">
                <text:p>56161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55920">
                <text:p>55920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55709">
                <text:p>55709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55573">
                <text:p>55573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55486">
                <text:p>55486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55177">
                <text:p>55177</text:p>
              </table:table-cell>
            </table:table-row>
            <table:table-row>
              <table:table-cell office:value-type="string">
                <text:p>gsm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54986">
                <text:p>54986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54943">
                <text:p>54943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54926">
                <text:p>54926</text:p>
              </table:table-cell>
            </table:table-row>
            <table:table-row>
              <table:table-cell office:value-type="string">
                <text:p>special</text:p>
              </table:table-cell>
              <table:table-cell office:value-type="float" office:value="54905">
                <text:p>5490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54529">
                <text:p>545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4525">
                <text:p>54525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54513">
                <text:p>54513</text:p>
              </table:table-cell>
            </table:table-row>
            <table:table-row>
              <table:table-cell office:value-type="string">
                <text:p>form</text:p>
              </table:table-cell>
              <table:table-cell office:value-type="float" office:value="54349">
                <text:p>54349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301">
                <text:p>54301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54242">
                <text:p>542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201">
                <text:p>5420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54098">
                <text:p>54098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53569">
                <text:p>53569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53354">
                <text:p>53354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3247">
                <text:p>53247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53219">
                <text:p>53219</text:p>
              </table:table-cell>
            </table:table-row>
            <table:table-row>
              <table:table-cell office:value-type="string">
                <text:p>three</text:p>
              </table:table-cell>
              <table:table-cell office:value-type="float" office:value="52982">
                <text:p>52982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52973">
                <text:p>52973</text:p>
              </table:table-cell>
            </table:table-row>
            <table:table-row>
              <table:table-cell office:value-type="string">
                <text:p>espn</text:p>
              </table:table-cell>
              <table:table-cell office:value-type="float" office:value="52621">
                <text:p>5262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52235">
                <text:p>52235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52033">
                <text:p>52033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52020">
                <text:p>52020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707">
                <text:p>5170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51676">
                <text:p>51676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51670">
                <text:p>51670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51666">
                <text:p>51666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1430">
                <text:p>51430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51426">
                <text:p>51426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51306">
                <text:p>5130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068">
                <text:p>5106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1062">
                <text:p>5106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50981">
                <text:p>50981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50923">
                <text:p>50923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721">
                <text:p>50721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50697">
                <text:p>50697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50667">
                <text:p>50667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comments</text:p>
              </table:table-cell>
              <table:table-cell office:value-type="float" office:value="50322">
                <text:p>50322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50298">
                <text:p>50298</text:p>
              </table:table-cell>
            </table:table-row>
            <table:table-row>
              <table:table-cell office:value-type="string">
                <text:p>mon</text:p>
              </table:table-cell>
              <table:table-cell office:value-type="float" office:value="50184">
                <text:p>50184</text:p>
              </table:table-cell>
            </table:table-row>
            <table:table-row>
              <table:table-cell office:value-type="string">
                <text:p>korean</text:p>
              </table:table-cell>
              <table:table-cell office:value-type="float" office:value="50056">
                <text:p>50056</text:p>
              </table:table-cell>
            </table:table-row>
            <table:table-row>
              <table:table-cell office:value-type="string">
                <text:p>afghanistan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50049">
                <text:p>50049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49827">
                <text:p>49827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49441">
                <text:p>49441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49432">
                <text:p>49432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49349">
                <text:p>49349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49231">
                <text:p>49231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49215">
                <text:p>49215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49107">
                <text:p>49107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49047">
                <text:p>49047</text:p>
              </table:table-cell>
            </table:table-row>
            <table:table-row>
              <table:table-cell office:value-type="string">
                <text:p>based</text:p>
              </table:table-cell>
              <table:table-cell office:value-type="float" office:value="48913">
                <text:p>48913</text:p>
              </table:table-cell>
            </table:table-row>
            <table:table-row>
              <table:table-cell office:value-type="string">
                <text:p>pm</text:p>
              </table:table-cell>
              <table:table-cell office:value-type="float" office:value="48863">
                <text:p>48863</text:p>
              </table:table-cell>
            </table:table-row>
            <table:table-row>
              <table:table-cell office:value-type="string">
                <text:p>joint</text:p>
              </table:table-cell>
              <table:table-cell office:value-type="float" office:value="48837">
                <text:p>48837</text:p>
              </table:table-cell>
            </table:table-row>
            <table:table-row>
              <table:table-cell office:value-type="string">
                <text:p>uss</text:p>
              </table:table-cell>
              <table:table-cell office:value-type="float" office:value="48316">
                <text:p>48316</text:p>
              </table:table-cell>
            </table:table-row>
            <table:table-row>
              <table:table-cell office:value-type="string">
                <text:p>inuyasha</text:p>
              </table:table-cell>
              <table:table-cell office:value-type="float" office:value="48306">
                <text:p>48306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48283">
                <text:p>48283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48116">
                <text:p>48116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7794">
                <text:p>47794</text:p>
              </table:table-cell>
            </table:table-row>
            <table:table-row>
              <table:table-cell office:value-type="string">
                <text:p>viagra</text:p>
              </table:table-cell>
              <table:table-cell office:value-type="float" office:value="47690">
                <text:p>47690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47636">
                <text:p>47636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47519">
                <text:p>47519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47518">
                <text:p>475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7516">
                <text:p>47516</text:p>
              </table:table-cell>
            </table:table-row>
            <table:table-row>
              <table:table-cell office:value-type="string">
                <text:p>wedding</text:p>
              </table:table-cell>
              <table:table-cell office:value-type="float" office:value="47278">
                <text:p>47278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47252">
                <text:p>47252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47179">
                <text:p>47179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47029">
                <text:p>47029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string">
                <text:p>using</text:p>
              </table:table-cell>
              <table:table-cell office:value-type="float" office:value="46880">
                <text:p>46880</text:p>
              </table:table-cell>
            </table:table-row>
            <table:table-row>
              <table:table-cell office:value-type="string">
                <text:p>rate</text:p>
              </table:table-cell>
              <table:table-cell office:value-type="float" office:value="46790">
                <text:p>46790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46783">
                <text:p>46783</text:p>
              </table:table-cell>
            </table:table-row>
            <table:table-row>
              <table:table-cell office:value-type="string">
                <text:p>bands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46637">
                <text:p>46637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46564">
                <text:p>46564</text:p>
              </table:table-cell>
            </table:table-row>
            <table:table-row>
              <table:table-cell office:value-type="string">
                <text:p>wall</text:p>
              </table:table-cell>
              <table:table-cell office:value-type="float" office:value="46422">
                <text:p>46422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46378">
                <text:p>46378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46085">
                <text:p>46085</text:p>
              </table:table-cell>
            </table:table-row>
            <table:table-row>
              <table:table-cell office:value-type="string">
                <text:p>since</text:p>
              </table:table-cell>
              <table:table-cell office:value-type="float" office:value="46062">
                <text:p>46062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45740">
                <text:p>45740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45679">
                <text:p>45679</text:p>
              </table:table-cell>
            </table:table-row>
            <table:table-row>
              <table:table-cell office:value-type="string">
                <text:p>cialis</text:p>
              </table:table-cell>
              <table:table-cell office:value-type="float" office:value="45569">
                <text:p>455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5421">
                <text:p>45421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45392">
                <text:p>45392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45333">
                <text:p>45333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45195">
                <text:p>4519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5088">
                <text:p>45088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45039">
                <text:p>4503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4958">
                <text:p>44958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44747">
                <text:p>44747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44733">
                <text:p>44733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44652">
                <text:p>44652</text:p>
              </table:table-cell>
            </table:table-row>
            <table:table-row>
              <table:table-cell office:value-type="string">
                <text:p>please</text:p>
              </table:table-cell>
              <table:table-cell office:value-type="float" office:value="44639">
                <text:p>44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616">
                <text:p>44616</text:p>
              </table:table-cell>
            </table:table-row>
            <table:table-row>
              <table:table-cell office:value-type="string">
                <text:p>levitra</text:p>
              </table:table-cell>
              <table:table-cell office:value-type="float" office:value="44597">
                <text:p>44597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44302">
                <text:p>4430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44229">
                <text:p>44229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44168">
                <text:p>44168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44072">
                <text:p>44072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43987">
                <text:p>43987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43918">
                <text:p>43918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43845">
                <text:p>43845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43837">
                <text:p>43837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43433">
                <text:p>4343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3422">
                <text:p>43422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43365">
                <text:p>43365</text:p>
              </table:table-cell>
            </table:table-row>
            <table:table-row>
              <table:table-cell office:value-type="string">
                <text:p>propecia</text:p>
              </table:table-cell>
              <table:table-cell office:value-type="float" office:value="43325">
                <text:p>43325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43228">
                <text:p>43228</text:p>
              </table:table-cell>
            </table:table-row>
            <table:table-row>
              <table:table-cell office:value-type="string">
                <text:p>accutane</text:p>
              </table:table-cell>
              <table:table-cell office:value-type="float" office:value="43207">
                <text:p>432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062">
                <text:p>4306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3055">
                <text:p>43055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42991">
                <text:p>42991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42961">
                <text:p>42961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string">
                <text:p>around</text:p>
              </table:table-cell>
              <table:table-cell office:value-type="float" office:value="42834">
                <text:p>42834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42796">
                <text:p>42796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42674">
                <text:p>42674</text:p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42531">
                <text:p>42531</text:p>
              </table:table-cell>
            </table:table-row>
            <table:table-row>
              <table:table-cell office:value-type="string">
                <text:p>development</text:p>
              </table:table-cell>
              <table:table-cell office:value-type="float" office:value="42525">
                <text:p>42525</text:p>
              </table:table-cell>
            </table:table-row>
            <table:table-row>
              <table:table-cell office:value-type="string">
                <text:p>making</text:p>
              </table:table-cell>
              <table:table-cell office:value-type="float" office:value="42506">
                <text:p>42506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42407">
                <text:p>4240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2332">
                <text:p>42332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42077">
                <text:p>42077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41915">
                <text:p>41915</text:p>
              </table:table-cell>
            </table:table-row>
            <table:table-row>
              <table:table-cell office:value-type="string">
                <text:p>pages</text:p>
              </table:table-cell>
              <table:table-cell office:value-type="float" office:value="41902">
                <text:p>41902</text:p>
              </table:table-cell>
            </table:table-row>
            <table:table-row>
              <table:table-cell office:value-type="string">
                <text:p>atari</text:p>
              </table:table-cell>
              <table:table-cell office:value-type="float" office:value="41874">
                <text:p>41874</text:p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41837">
                <text:p>41837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1524">
                <text:p>41524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41522">
                <text:p>41522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41482">
                <text:p>41482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41185">
                <text:p>41185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41178">
                <text:p>41178</text:p>
              </table:table-cell>
            </table:table-row>
            <table:table-row>
              <table:table-cell office:value-type="string">
                <text:p>fishing</text:p>
              </table:table-cell>
              <table:table-cell office:value-type="float" office:value="41145">
                <text:p>4114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41077">
                <text:p>41077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41058">
                <text:p>41058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40956">
                <text:p>40956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40924">
                <text:p>40924</text:p>
              </table:table-cell>
            </table:table-row>
            <table:table-row>
              <table:table-cell office:value-type="string">
                <text:p>same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40679">
                <text:p>40679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0518">
                <text:p>40518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0502">
                <text:p>40502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40501">
                <text:p>40501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string">
                <text:p>personal</text:p>
              </table:table-cell>
              <table:table-cell office:value-type="float" office:value="40470">
                <text:p>40470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40443">
                <text:p>40443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40353">
                <text:p>40353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40348">
                <text:p>40348</text:p>
              </table:table-cell>
            </table:table-row>
            <table:table-row>
              <table:table-cell office:value-type="string">
                <text:p>own</text:p>
              </table:table-cell>
              <table:table-cell office:value-type="float" office:value="40231">
                <text:p>4023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string">
                <text:p>cholesterol</text:p>
              </table:table-cell>
              <table:table-cell office:value-type="float" office:value="40187">
                <text:p>40187</text:p>
              </table:table-cell>
            </table:table-row>
            <table:table-row>
              <table:table-cell office:value-type="string">
                <text:p>sale</text:p>
              </table:table-cell>
              <table:table-cell office:value-type="float" office:value="40054">
                <text:p>4005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9926">
                <text:p>39926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39919">
                <text:p>39919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39786">
                <text:p>39786</text:p>
              </table:table-cell>
            </table:table-row>
            <table:table-row>
              <table:table-cell office:value-type="string">
                <text:p>resources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676">
                <text:p>3967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39581">
                <text:p>39581</text:p>
              </table:table-cell>
            </table:table-row>
            <table:table-row>
              <table:table-cell office:value-type="string">
                <text:p>him</text:p>
              </table:table-cell>
              <table:table-cell office:value-type="float" office:value="39498">
                <text:p>39498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39352">
                <text:p>39352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39295">
                <text:p>39295</text:p>
              </table:table-cell>
            </table:table-row>
            <table:table-row>
              <table:table-cell office:value-type="string">
                <text:p>does</text:p>
              </table:table-cell>
              <table:table-cell office:value-type="float" office:value="39215">
                <text:p>39215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39155">
                <text:p>39155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38977">
                <text:p>38977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38841">
                <text:p>38841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38734">
                <text:p>38734</text:p>
              </table:table-cell>
            </table:table-row>
            <table:table-row>
              <table:table-cell office:value-type="string">
                <text:p>tips</text:p>
              </table:table-cell>
              <table:table-cell office:value-type="float" office:value="38721">
                <text:p>38721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38569">
                <text:p>385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431">
                <text:p>38431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38273">
                <text:p>38273</text:p>
              </table:table-cell>
            </table:table-row>
            <table:table-row>
              <table:table-cell office:value-type="string">
                <text:p>miles</text:p>
              </table:table-cell>
              <table:table-cell office:value-type="float" office:value="38267">
                <text:p>38267</text:p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38189">
                <text:p>38189</text:p>
              </table:table-cell>
            </table:table-row>
            <table:table-row>
              <table:table-cell office:value-type="string">
                <text:p>dogs</text:p>
              </table:table-cell>
              <table:table-cell office:value-type="float" office:value="38147">
                <text:p>381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018">
                <text:p>38018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37934">
                <text:p>37934</text:p>
              </table:table-cell>
            </table:table-row>
            <table:table-row>
              <table:table-cell office:value-type="string">
                <text:p>border</text:p>
              </table:table-cell>
              <table:table-cell office:value-type="float" office:value="37762">
                <text:p>37762</text:p>
              </table:table-cell>
            </table:table-row>
            <table:table-row>
              <table:table-cell office:value-type="string">
                <text:p>must</text:p>
              </table:table-cell>
              <table:table-cell office:value-type="float" office:value="37724">
                <text:p>37724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37720">
                <text:p>3772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7651">
                <text:p>37651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7646">
                <text:p>37646</text:p>
              </table:table-cell>
            </table:table-row>
            <table:table-row>
              <table:table-cell office:value-type="string">
                <text:p>press</text:p>
              </table:table-cell>
              <table:table-cell office:value-type="float" office:value="37622">
                <text:p>37622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37580">
                <text:p>37580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37489">
                <text:p>374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269">
                <text:p>37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254">
                <text:p>3725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7141">
                <text:p>37141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37027">
                <text:p>37027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6986">
                <text:p>36986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36811">
                <text:p>36811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6789">
                <text:p>36789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36746">
                <text:p>367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733">
                <text:p>36733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36625">
                <text:p>36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464">
                <text:p>36464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36393">
                <text:p>36393</text:p>
              </table:table-cell>
            </table:table-row>
            <table:table-row>
              <table:table-cell office:value-type="string">
                <text:p>worm</text:p>
              </table:table-cell>
              <table:table-cell office:value-type="float" office:value="36353">
                <text:p>36353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36217">
                <text:p>36217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5971">
                <text:p>35971</text:p>
              </table:table-cell>
            </table:table-row>
            <table:table-row>
              <table:table-cell office:value-type="string">
                <text:p>convention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35919">
                <text:p>359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5804">
                <text:p>35804</text:p>
              </table:table-cell>
            </table:table-row>
            <table:table-row>
              <table:table-cell office:value-type="string">
                <text:p>different</text:p>
              </table:table-cell>
              <table:table-cell office:value-type="float" office:value="35802">
                <text:p>35802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5740">
                <text:p>35740</text:p>
              </table:table-cell>
            </table:table-row>
            <table:table-row>
              <table:table-cell office:value-type="string">
                <text:p>little</text:p>
              </table:table-cell>
              <table:table-cell office:value-type="float" office:value="35669">
                <text:p>35669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35633">
                <text:p>35633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35427">
                <text:p>35427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5067">
                <text:p>35067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35022">
                <text:p>35022</text:p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35006">
                <text:p>35006</text:p>
              </table:table-cell>
            </table:table-row>
            <table:table-row>
              <table:table-cell office:value-type="string">
                <text:p>re</text:p>
              </table:table-cell>
              <table:table-cell office:value-type="float" office:value="34994">
                <text:p>34994</text:p>
              </table:table-cell>
            </table:table-row>
            <table:table-row>
              <table:table-cell office:value-type="string">
                <text:p>pet</text:p>
              </table:table-cell>
              <table:table-cell office:value-type="float" office:value="34985">
                <text:p>34985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34964">
                <text:p>34964</text:p>
              </table:table-cell>
            </table:table-row>
            <table:table-row>
              <table:table-cell office:value-type="string">
                <text:p>sewing</text:p>
              </table:table-cell>
              <table:table-cell office:value-type="float" office:value="34903">
                <text:p>34903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34794">
                <text:p>34794</text:p>
              </table:table-cell>
            </table:table-row>
            <table:table-row>
              <table:table-cell office:value-type="string">
                <text:p>it's</text:p>
              </table:table-cell>
              <table:table-cell office:value-type="float" office:value="34787">
                <text:p>34787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34737">
                <text:p>34737</text:p>
              </table:table-cell>
            </table:table-row>
            <table:table-row>
              <table:table-cell office:value-type="string">
                <text:p>pc</text:p>
              </table:table-cell>
              <table:table-cell office:value-type="float" office:value="34656">
                <text:p>34656</text:p>
              </table:table-cell>
            </table:table-row>
            <table:table-row>
              <table:table-cell office:value-type="string">
                <text:p>light</text:p>
              </table:table-cell>
              <table:table-cell office:value-type="float" office:value="34606">
                <text:p>34606</text:p>
              </table:table-cell>
            </table:table-row>
            <table:table-row>
              <table:table-cell office:value-type="string">
                <text:p>views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34571">
                <text:p>34571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34558">
                <text:p>34558</text:p>
              </table:table-cell>
            </table:table-row>
            <table:table-row>
              <table:table-cell office:value-type="string">
                <text:p>several</text:p>
              </table:table-cell>
              <table:table-cell office:value-type="float" office:value="34440">
                <text:p>34440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34422">
                <text:p>34422</text:p>
              </table:table-cell>
            </table:table-row>
            <table:table-row>
              <table:table-cell office:value-type="string">
                <text:p>results</text:p>
              </table:table-cell>
              <table:table-cell office:value-type="float" office:value="34384">
                <text:p>34384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34328">
                <text:p>34328</text:p>
              </table:table-cell>
            </table:table-row>
            <table:table-row>
              <table:table-cell office:value-type="string">
                <text:p>discount</text:p>
              </table:table-cell>
              <table:table-cell office:value-type="float" office:value="34322">
                <text:p>34322</text:p>
              </table:table-cell>
            </table:table-row>
            <table:table-row>
              <table:table-cell office:value-type="string">
                <text:p>cars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34178">
                <text:p>34178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4050">
                <text:p>340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038">
                <text:p>34038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33933">
                <text:p>33933</text:p>
              </table:table-cell>
            </table:table-row>
            <table:table-row>
              <table:table-cell office:value-type="string">
                <text:p>disease</text:p>
              </table:table-cell>
              <table:table-cell office:value-type="float" office:value="33835">
                <text:p>3383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3793">
                <text:p>33793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33744">
                <text:p>3374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33718">
                <text:p>33718</text:p>
              </table:table-cell>
            </table:table-row>
            <table:table-row>
              <table:table-cell office:value-type="string">
                <text:p>bellevue</text:p>
              </table:table-cell>
              <table:table-cell office:value-type="float" office:value="33684">
                <text:p>33684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33632">
                <text:p>33632</text:p>
              </table:table-cell>
            </table:table-row>
            <table:table-row>
              <table:table-cell office:value-type="string">
                <text:p>point</text:p>
              </table:table-cell>
              <table:table-cell office:value-type="float" office:value="33621">
                <text:p>33621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33609">
                <text:p>3360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3544">
                <text:p>33544</text:p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33478">
                <text:p>33478</text:p>
              </table:table-cell>
            </table:table-row>
            <table:table-row>
              <table:table-cell office:value-type="string">
                <text:p>appraisal</text:p>
              </table:table-cell>
              <table:table-cell office:value-type="float" office:value="33410">
                <text:p>33410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33377">
                <text:p>33377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33206">
                <text:p>33206</text:p>
              </table:table-cell>
            </table:table-row>
            <table:table-row>
              <table:table-cell office:value-type="string">
                <text:p>building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>
                <text:p>tags</text:p>
              </table:table-cell>
              <table:table-cell office:value-type="float" office:value="33132">
                <text:p>33132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33117">
                <text:p>3311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3101">
                <text:p>33101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32900">
                <text:p>32900</text:p>
              </table:table-cell>
            </table:table-row>
            <table:table-row>
              <table:table-cell office:value-type="string">
                <text:p>season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sites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called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32679">
                <text:p>32679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32616">
                <text:p>32616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string">
                <text:p>check</text:p>
              </table:table-cell>
              <table:table-cell office:value-type="float" office:value="32529">
                <text:p>32529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2471">
                <text:p>32471</text:p>
              </table:table-cell>
            </table:table-row>
            <table:table-row>
              <table:table-cell office:value-type="string">
                <text:p>often</text:p>
              </table:table-cell>
              <table:table-cell office:value-type="float" office:value="32313">
                <text:p>32313</text:p>
              </table:table-cell>
            </table:table-row>
            <table:table-row>
              <table:table-cell office:value-type="string">
                <text:p>pvc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string">
                <text:p>titans</text:p>
              </table:table-cell>
              <table:table-cell office:value-type="float" office:value="32175">
                <text:p>32175</text:p>
              </table:table-cell>
            </table:table-row>
            <table:table-row>
              <table:table-cell office:value-type="string">
                <text:p>estate</text:p>
              </table:table-cell>
              <table:table-cell office:value-type="float" office:value="31933">
                <text:p>31933</text:p>
              </table:table-cell>
            </table:table-row>
            <table:table-row>
              <table:table-cell office:value-type="string">
                <text:p>neil</text:p>
              </table:table-cell>
              <table:table-cell office:value-type="float" office:value="31911">
                <text:p>31911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31880">
                <text:p>31880</text:p>
              </table:table-cell>
            </table:table-row>
            <table:table-row>
              <table:table-cell office:value-type="string">
                <text:p>space</text:p>
              </table:table-cell>
              <table:table-cell office:value-type="float" office:value="31825">
                <text:p>31825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31745">
                <text:p>31745</text:p>
              </table:table-cell>
            </table:table-row>
            <table:table-row>
              <table:table-cell office:value-type="string">
                <text:p>km</text:p>
              </table:table-cell>
              <table:table-cell office:value-type="float" office:value="31711">
                <text:p>31711</text:p>
              </table:table-cell>
            </table:table-row>
            <table:table-row>
              <table:table-cell office:value-type="string">
                <text:p>questions</text:p>
              </table:table-cell>
              <table:table-cell office:value-type="float" office:value="31690">
                <text:p>31690</text:p>
              </table:table-cell>
            </table:table-row>
            <table:table-row>
              <table:table-cell office:value-type="string">
                <text:p>offers</text:p>
              </table:table-cell>
              <table:table-cell office:value-type="float" office:value="31635">
                <text:p>31635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string">
                <text:p>level</text:p>
              </table:table-cell>
              <table:table-cell office:value-type="float" office:value="31508">
                <text:p>31508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31503">
                <text:p>31503</text:p>
              </table:table-cell>
            </table:table-row>
            <table:table-row>
              <table:table-cell office:value-type="string">
                <text:p>why</text:p>
              </table:table-cell>
              <table:table-cell office:value-type="float" office:value="31480">
                <text:p>31480</text:p>
              </table:table-cell>
            </table:table-row>
            <table:table-row>
              <table:table-cell office:value-type="string">
                <text:p>horses</text:p>
              </table:table-cell>
              <table:table-cell office:value-type="float" office:value="31466">
                <text:p>31466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31278">
                <text:p>31278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31235">
                <text:p>31235</text:p>
              </table:table-cell>
            </table:table-row>
            <table:table-row>
              <table:table-cell office:value-type="string">
                <text:p>plan</text:p>
              </table:table-cell>
              <table:table-cell office:value-type="float" office:value="31193">
                <text:p>3119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within</text:p>
              </table:table-cell>
              <table:table-cell office:value-type="float" office:value="31114">
                <text:p>31114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31107">
                <text:p>31107</text:p>
              </table:table-cell>
            </table:table-row>
            <table:table-row>
              <table:table-cell office:value-type="string">
                <text:p>tickets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30966">
                <text:p>3096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puerto</text:p>
              </table:table-cell>
              <table:table-cell office:value-type="float" office:value="30810">
                <text:p>30810</text:p>
              </table:table-cell>
            </table:table-row>
            <table:table-row>
              <table:table-cell office:value-type="string">
                <text:p>starbucks</text:p>
              </table:table-cell>
              <table:table-cell office:value-type="float" office:value="30690">
                <text:p>30690</text:p>
              </table:table-cell>
            </table:table-row>
            <table:table-row>
              <table:table-cell office:value-type="string">
                <text:p>near</text:p>
              </table:table-cell>
              <table:table-cell office:value-type="float" office:value="30679">
                <text:p>30679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30594">
                <text:p>30594</text:p>
              </table:table-cell>
            </table:table-row>
            <table:table-row>
              <table:table-cell office:value-type="string">
                <text:p>following</text:p>
              </table:table-cell>
              <table:table-cell office:value-type="float" office:value="30497">
                <text:p>30497</text:p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30445">
                <text:p>30445</text:p>
              </table:table-cell>
            </table:table-row>
            <table:table-row>
              <table:table-cell office:value-type="string">
                <text:p>cost</text:p>
              </table:table-cell>
              <table:table-cell office:value-type="float" office:value="30431">
                <text:p>30431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string">
                <text:p>limited</text:p>
              </table:table-cell>
              <table:table-cell office:value-type="float" office:value="30393">
                <text:p>30393</text:p>
              </table:table-cell>
            </table:table-row>
            <table:table-row>
              <table:table-cell office:value-type="string">
                <text:p>early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string">
                <text:p>energy</text:p>
              </table:table-cell>
              <table:table-cell office:value-type="float" office:value="30251">
                <text:p>30251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30206">
                <text:p>30206</text:p>
              </table:table-cell>
            </table:table-row>
            <table:table-row>
              <table:table-cell office:value-type="string">
                <text:p>million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titan</text:p>
              </table:table-cell>
              <table:table-cell office:value-type="float" office:value="30145">
                <text:p>30145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30139">
                <text:p>30139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30074">
                <text:p>30074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30041">
                <text:p>30041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30034">
                <text:p>30034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30023">
                <text:p>30023</text:p>
              </table:table-cell>
            </table:table-row>
            <table:table-row>
              <table:table-cell office:value-type="string">
                <text:p>earn</text:p>
              </table:table-cell>
              <table:table-cell office:value-type="float" office:value="30012">
                <text:p>30012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30009">
                <text:p>30009</text:p>
              </table:table-cell>
            </table:table-row>
            <table:table-row>
              <table:table-cell office:value-type="string">
                <text:p>hot</text:p>
              </table:table-cell>
              <table:table-cell office:value-type="float" office:value="29934">
                <text:p>29934</text:p>
              </table:table-cell>
            </table:table-row>
            <table:table-row>
              <table:table-cell office:value-type="string">
                <text:p>market</text:p>
              </table:table-cell>
              <table:table-cell office:value-type="float" office:value="29693">
                <text:p>29693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29680">
                <text:p>2968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29648">
                <text:p>29648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29636">
                <text:p>29636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29608">
                <text:p>29608</text:p>
              </table:table-cell>
            </table:table-row>
            <table:table-row>
              <table:table-cell office:value-type="string">
                <text:p>hours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jersey</text:p>
              </table:table-cell>
              <table:table-cell office:value-type="float" office:value="29531">
                <text:p>29531</text:p>
              </table:table-cell>
            </table:table-row>
            <table:table-row>
              <table:table-cell office:value-type="string">
                <text:p>gardening</text:p>
              </table:table-cell>
              <table:table-cell office:value-type="float" office:value="29463">
                <text:p>29463</text:p>
              </table:table-cell>
            </table:table-row>
            <table:table-row>
              <table:table-cell office:value-type="string">
                <text:p>change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29449">
                <text:p>29449</text:p>
              </table:table-cell>
            </table:table-row>
            <table:table-row>
              <table:table-cell office:value-type="string">
                <text:p>digital</text:p>
              </table:table-cell>
              <table:table-cell office:value-type="float" office:value="29424">
                <text:p>29424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29398">
                <text:p>29398</text:p>
              </table:table-cell>
            </table:table-row>
            <table:table-row>
              <table:table-cell office:value-type="string">
                <text:p>fitness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29342">
                <text:p>29342</text:p>
              </table:table-cell>
            </table:table-row>
            <table:table-row>
              <table:table-cell office:value-type="string">
                <text:p>provide</text:p>
              </table:table-cell>
              <table:table-cell office:value-type="float" office:value="29246">
                <text:p>29246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9219">
                <text:p>292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15">
                <text:p>29115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29102">
                <text:p>29102</text:p>
              </table:table-cell>
            </table:table-row>
            <table:table-row>
              <table:table-cell office:value-type="string">
                <text:p>plate</text:p>
              </table:table-cell>
              <table:table-cell office:value-type="float" office:value="29016">
                <text:p>29016</text:p>
              </table:table-cell>
            </table:table-row>
            <table:table-row>
              <table:table-cell office:value-type="string">
                <text:p>sign</text:p>
              </table:table-cell>
              <table:table-cell office:value-type="float" office:value="28880">
                <text:p>28880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8858">
                <text:p>28858</text:p>
              </table:table-cell>
            </table:table-row>
            <table:table-row>
              <table:table-cell office:value-type="string">
                <text:p>week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string">
                <text:p>look</text:p>
              </table:table-cell>
              <table:table-cell office:value-type="float" office:value="28771">
                <text:p>28771</text:p>
              </table:table-cell>
            </table:table-row>
            <table:table-row>
              <table:table-cell office:value-type="string">
                <text:p>less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journal</text:p>
              </table:table-cell>
              <table:table-cell office:value-type="float" office:value="28644">
                <text:p>28644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28626">
                <text:p>28626</text:p>
              </table:table-cell>
            </table:table-row>
            <table:table-row>
              <table:table-cell office:value-type="string">
                <text:p>ps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videos</text:p>
              </table:table-cell>
              <table:table-cell office:value-type="float" office:value="28570">
                <text:p>28570</text:p>
              </table:table-cell>
            </table:table-row>
            <table:table-row>
              <table:table-cell office:value-type="string">
                <text:p>loss</text:p>
              </table:table-cell>
              <table:table-cell office:value-type="float" office:value="28504">
                <text:p>28504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28476">
                <text:p>28476</text:p>
              </table:table-cell>
            </table:table-row>
            <table:table-row>
              <table:table-cell office:value-type="string">
                <text:p>lower</text:p>
              </table:table-cell>
              <table:table-cell office:value-type="float" office:value="28458">
                <text:p>28458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28378">
                <text:p>28378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28369">
                <text:p>28369</text:p>
              </table:table-cell>
            </table:table-row>
            <table:table-row>
              <table:table-cell office:value-type="string">
                <text:p>weather</text:p>
              </table:table-cell>
              <table:table-cell office:value-type="float" office:value="28274">
                <text:p>28274</text:p>
              </table:table-cell>
            </table:table-row>
            <table:table-row>
              <table:table-cell office:value-type="string">
                <text:p>rates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28234">
                <text:p>28234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8118">
                <text:p>28118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28090">
                <text:p>28090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28020">
                <text:p>2802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risk</text:p>
              </table:table-cell>
              <table:table-cell office:value-type="float" office:value="27918">
                <text:p>27918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7896">
                <text:p>27896</text:p>
              </table:table-cell>
            </table:table-row>
            <table:table-row>
              <table:table-cell office:value-type="string">
                <text:p>earth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road</text:p>
              </table:table-cell>
              <table:table-cell office:value-type="float" office:value="27722">
                <text:p>27722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popular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27649">
                <text:p>27649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27637">
                <text:p>27637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27601">
                <text:p>2760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27554">
                <text:p>27554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los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levels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similar</text:p>
              </table:table-cell>
              <table:table-cell office:value-type="float" office:value="27239">
                <text:p>27239</text:p>
              </table:table-cell>
            </table:table-row>
            <table:table-row>
              <table:table-cell office:value-type="string">
                <text:p>course</text:p>
              </table:table-cell>
              <table:table-cell office:value-type="float" office:value="27127">
                <text:p>27127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27085">
                <text:p>27085</text:p>
              </table:table-cell>
            </table:table-row>
            <table:table-row>
              <table:table-cell office:value-type="string">
                <text:p>gmat</text:p>
              </table:table-cell>
              <table:table-cell office:value-type="float" office:value="27078">
                <text:p>27078</text:p>
              </table:table-cell>
            </table:table-row>
            <table:table-row>
              <table:table-cell office:value-type="string">
                <text:p>shows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7035">
                <text:p>27035</text:p>
              </table:table-cell>
            </table:table-row>
            <table:table-row>
              <table:table-cell office:value-type="string">
                <text:p>important</text:p>
              </table:table-cell>
              <table:table-cell office:value-type="float" office:value="27021">
                <text:p>27021</text:p>
              </table:table-cell>
            </table:table-row>
            <table:table-row>
              <table:table-cell office:value-type="string">
                <text:p>dinosaur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association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vs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26942">
                <text:p>26942</text:p>
              </table:table-cell>
            </table:table-row>
            <table:table-row>
              <table:table-cell office:value-type="string">
                <text:p>project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26905">
                <text:p>26905</text:p>
              </table:table-cell>
            </table:table-row>
            <table:table-row>
              <table:table-cell office:value-type="string">
                <text:p>story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exercise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26856">
                <text:p>26856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fence</text:p>
              </table:table-cell>
              <table:table-cell office:value-type="float" office:value="26766">
                <text:p>26766</text:p>
              </table:table-cell>
            </table:table-row>
            <table:table-row>
              <table:table-cell office:value-type="string">
                <text:p>registered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string">
                <text:p>later</text:p>
              </table:table-cell>
              <table:table-cell office:value-type="float" office:value="26739">
                <text:p>26739</text:p>
              </table:table-cell>
            </table:table-row>
            <table:table-row>
              <table:table-cell office:value-type="string">
                <text:p>until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prescription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carolina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photos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26465">
                <text:p>26465</text:p>
              </table:table-cell>
            </table:table-row>
            <table:table-row>
              <table:table-cell office:value-type="string">
                <text:p>reserved</text:p>
              </table:table-cell>
              <table:table-cell office:value-type="float" office:value="26447">
                <text:p>26447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26397">
                <text:p>26397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26269">
                <text:p>26269</text:p>
              </table:table-cell>
            </table:table-row>
            <table:table-row>
              <table:table-cell office:value-type="string">
                <text:p>visit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prices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26124">
                <text:p>26124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26099">
                <text:p>26099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value</text:p>
              </table:table-cell>
              <table:table-cell office:value-type="float" office:value="25982">
                <text:p>25982</text:p>
              </table:table-cell>
            </table:table-row>
            <table:table-row>
              <table:table-cell office:value-type="string">
                <text:p>supplies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members</text:p>
              </table:table-cell>
              <table:table-cell office:value-type="float" office:value="25947">
                <text:p>25947</text:p>
              </table:table-cell>
            </table:table-row>
            <table:table-row>
              <table:table-cell office:value-type="string">
                <text:p>shop</text:p>
              </table:table-cell>
              <table:table-cell office:value-type="float" office:value="25945">
                <text:p>25945</text:p>
              </table:table-cell>
            </table:table-row>
            <table:table-row>
              <table:table-cell office:value-type="string">
                <text:p>rico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movie</text:p>
              </table:table-cell>
              <table:table-cell office:value-type="float" office:value="25836">
                <text:p>25836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damage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keep</text:p>
              </table:table-cell>
              <table:table-cell office:value-type="float" office:value="25576">
                <text:p>25576</text:p>
              </table:table-cell>
            </table:table-row>
            <table:table-row>
              <table:table-cell office:value-type="string">
                <text:p>warren</text:p>
              </table:table-cell>
              <table:table-cell office:value-type="float" office:value="25568">
                <text:p>25568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25546">
                <text:p>25546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francisco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keyboard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elliptical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800live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looking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25217">
                <text:p>25217</text:p>
              </table:table-cell>
            </table:table-row>
            <table:table-row>
              <table:table-cell office:value-type="string">
                <text:p>wireless</text:p>
              </table:table-cell>
              <table:table-cell office:value-type="float" office:value="25213">
                <text:p>25213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band</text:p>
              </table:table-cell>
              <table:table-cell office:value-type="float" office:value="25136">
                <text:p>25136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25070">
                <text:p>25070</text:p>
              </table:table-cell>
            </table:table-row>
            <table:table-row>
              <table:table-cell office:value-type="string">
                <text:p>coffee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required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24926">
                <text:p>24926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24856">
                <text:p>24856</text:p>
              </table:table-cell>
            </table:table-row>
            <table:table-row>
              <table:table-cell office:value-type="string">
                <text:p>tornadoes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yahoo.com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24793">
                <text:p>24793</text:p>
              </table:table-cell>
            </table:table-row>
            <table:table-row>
              <table:table-cell office:value-type="string">
                <text:p>experience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section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types</text:p>
              </table:table-cell>
              <table:table-cell office:value-type="float" office:value="24689">
                <text:p>24689</text:p>
              </table:table-cell>
            </table:table-row>
            <table:table-row>
              <table:table-cell office:value-type="string">
                <text:p>think</text:p>
              </table:table-cell>
              <table:table-cell office:value-type="float" office:value="24640">
                <text:p>24640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natural</text:p>
              </table:table-cell>
              <table:table-cell office:value-type="float" office:value="24561">
                <text:p>24561</text:p>
              </table:table-cell>
            </table:table-row>
            <table:table-row>
              <table:table-cell office:value-type="string">
                <text:p>kids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southern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diversity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phones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24433">
                <text:p>24433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24408">
                <text:p>24408</text:p>
              </table:table-cell>
            </table:table-row>
            <table:table-row>
              <table:table-cell office:value-type="string">
                <text:p>color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string">
                <text:p>cable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river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milwaukee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dinosaurs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photo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never</text:p>
              </table:table-cell>
              <table:table-cell office:value-type="float" office:value="24221">
                <text:p>24221</text:p>
              </table:table-cell>
            </table:table-row>
            <table:table-row>
              <table:table-cell office:value-type="string">
                <text:p>player</text:p>
              </table:table-cell>
              <table:table-cell office:value-type="float" office:value="24204">
                <text:p>24204</text:p>
              </table:table-cell>
            </table:table-row>
            <table:table-row>
              <table:table-cell office:value-type="string">
                <text:p>five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pictures</text:p>
              </table:table-cell>
              <table:table-cell office:value-type="float" office:value="24135">
                <text:p>24135</text:p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paper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23930">
                <text:p>23930</text:p>
              </table:table-cell>
            </table:table-row>
            <table:table-row>
              <table:table-cell office:value-type="string">
                <text:p>send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students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charleston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23768">
                <text:p>23768</text:p>
              </table:table-cell>
            </table:table-row>
            <table:table-row>
              <table:table-cell office:value-type="string">
                <text:p>ltd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purchase</text:p>
              </table:table-cell>
              <table:table-cell office:value-type="float" office:value="23751">
                <text:p>23751</text:p>
              </table:table-cell>
            </table:table-row>
            <table:table-row>
              <table:table-cell office:value-type="string">
                <text:p>due</text:p>
              </table:table-cell>
              <table:table-cell office:value-type="float" office:value="23746">
                <text:p>2374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dr</text:p>
              </table:table-cell>
              <table:table-cell office:value-type="float" office:value="23726">
                <text:p>23726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23716">
                <text:p>23716</text:p>
              </table:table-cell>
            </table:table-row>
            <table:table-row>
              <table:table-cell office:value-type="string">
                <text:p>disneyland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going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land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forum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afghan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tour</text:p>
              </table:table-cell>
              <table:table-cell office:value-type="float" office:value="23421">
                <text:p>23421</text:p>
              </table:table-cell>
            </table:table-row>
            <table:table-row>
              <table:table-cell office:value-type="string">
                <text:p>direct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designed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moth</text:p>
              </table:table-cell>
              <table:table-cell office:value-type="float" office:value="23384">
                <text:p>23384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things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trade</text:p>
              </table:table-cell>
              <table:table-cell office:value-type="float" office:value="23081">
                <text:p>23081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death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working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rating</text:p>
              </table:table-cell>
              <table:table-cell office:value-type="float" office:value="22985">
                <text:p>22985</text:p>
              </table:table-cell>
            </table:table-row>
            <table:table-row>
              <table:table-cell office:value-type="string">
                <text:p>speed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ocd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once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usually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22694">
                <text:p>22694</text:p>
              </table:table-cell>
            </table:table-row>
            <table:table-row>
              <table:table-cell office:value-type="string">
                <text:p>key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person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drug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hoboken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22437">
                <text:p>22437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22376">
                <text:p>22376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men</text:p>
              </table:table-cell>
              <table:table-cell office:value-type="float" office:value="22374">
                <text:p>22374</text:p>
              </table:table-cell>
            </table:table-row>
            <table:table-row>
              <table:table-cell office:value-type="string">
                <text:p>although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22336">
                <text:p>22336</text:p>
              </table:table-cell>
            </table:table-row>
            <table:table-row>
              <table:table-cell office:value-type="string">
                <text:p>town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secret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really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federal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schools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added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foundation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needs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string">
                <text:p>flush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share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tournament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gift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adoption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21774">
                <text:p>21774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players</text:p>
              </table:table-cell>
              <table:table-cell office:value-type="float" office:value="21672">
                <text:p>21672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television</text:p>
              </table:table-cell>
              <table:table-cell office:value-type="float" office:value="21578">
                <text:p>2157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film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references</text:p>
              </table:table-cell>
              <table:table-cell office:value-type="float" office:value="21539">
                <text:p>21539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21527">
                <text:p>21527</text:p>
              </table:table-cell>
            </table:table-row>
            <table:table-row>
              <table:table-cell office:value-type="string">
                <text:p>problems</text:p>
              </table:table-cell>
              <table:table-cell office:value-type="float" office:value="21513">
                <text:p>21513</text:p>
              </table:table-cell>
            </table:table-row>
            <table:table-row>
              <table:table-cell office:value-type="string">
                <text:p>entertainers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21288">
                <text:p>21288</text:p>
              </table:table-cell>
            </table:table-row>
            <table:table-row>
              <table:table-cell office:value-type="string">
                <text:p>above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rss</text:p>
              </table:table-cell>
              <table:table-cell office:value-type="float" office:value="21186">
                <text:p>21186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provides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official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1117">
                <text:p>21117</text:p>
              </table:table-cell>
            </table:table-row>
            <table:table-row>
              <table:table-cell office:value-type="string">
                <text:p>past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possible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process</text:p>
              </table:table-cell>
              <table:table-cell office:value-type="float" office:value="21052">
                <text:p>21052</text:p>
              </table:table-cell>
            </table:table-row>
            <table:table-row>
              <table:table-cell office:value-type="string">
                <text:p>military</text:p>
              </table:table-cell>
              <table:table-cell office:value-type="float" office:value="21046">
                <text:p>21046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21020">
                <text:p>21020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20972">
                <text:p>20972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0940">
                <text:p>20940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designs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months</text:p>
              </table:table-cell>
              <table:table-cell office:value-type="float" office:value="20881">
                <text:p>20881</text:p>
              </table:table-cell>
            </table:table-row>
            <table:table-row>
              <table:table-cell office:value-type="string">
                <text:p>antenna</text:p>
              </table:table-cell>
              <table:table-cell office:value-type="float" office:value="20862">
                <text:p>2086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baseball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20842">
                <text:p>20842</text:p>
              </table:table-cell>
            </table:table-row>
            <table:table-row>
              <table:table-cell office:value-type="string">
                <text:p>bp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20793">
                <text:p>20793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20789">
                <text:p>20789</text:p>
              </table:table-cell>
            </table:table-row>
            <table:table-row>
              <table:table-cell office:value-type="string">
                <text:p>bed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church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20710">
                <text:p>20710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annuity</text:p>
              </table:table-cell>
              <table:table-cell office:value-type="float" office:value="20612">
                <text:p>206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license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month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private</text:p>
              </table:table-cell>
              <table:table-cell office:value-type="float" office:value="20403">
                <text:p>20403</text:p>
              </table:table-cell>
            </table:table-row>
            <table:table-row>
              <table:table-cell office:value-type="string">
                <text:p>machines</text:p>
              </table:table-cell>
              <table:table-cell office:value-type="float" office:value="20389">
                <text:p>20389</text:p>
              </table:table-cell>
            </table:table-row>
            <table:table-row>
              <table:table-cell office:value-type="string">
                <text:p>staff</text:p>
              </table:table-cell>
              <table:table-cell office:value-type="float" office:value="20367">
                <text:p>20367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string">
                <text:p>episode</text:p>
              </table:table-cell>
              <table:table-cell office:value-type="float" office:value="20198">
                <text:p>20198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20105">
                <text:p>20105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20097">
                <text:p>20097</text:p>
              </table:table-cell>
            </table:table-row>
            <table:table-row>
              <table:table-cell office:value-type="string">
                <text:p>least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dish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20071">
                <text:p>20071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string">
                <text:p>3g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having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external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19903">
                <text:p>19903</text:p>
              </table:table-cell>
            </table:table-row>
            <table:table-row>
              <table:table-cell office:value-type="string">
                <text:p>interest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issues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9859">
                <text:p>19859</text:p>
              </table:table-cell>
            </table:table-row>
            <table:table-row>
              <table:table-cell office:value-type="string">
                <text:p>run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ideas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19825">
                <text:p>19825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teen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19724">
                <text:p>19724</text:p>
              </table:table-cell>
            </table:table-row>
            <table:table-row>
              <table:table-cell office:value-type="string">
                <text:p>bobcat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penguins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self</text:p>
              </table:table-cell>
              <table:table-cell office:value-type="float" office:value="19638">
                <text:p>19638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19582">
                <text:p>19582</text:p>
              </table:table-cell>
            </table:table-row>
            <table:table-row>
              <table:table-cell office:value-type="string">
                <text:p>rick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string">
                <text:p>anaheim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string">
                <text:p>via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various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plans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sure</text:p>
              </table:table-cell>
              <table:table-cell office:value-type="float" office:value="19392">
                <text:p>19392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fat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interested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panel</text:p>
              </table:table-cell>
              <table:table-cell office:value-type="float" office:value="19342">
                <text:p>19342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19334">
                <text:p>19334</text:p>
              </table:table-cell>
            </table:table-row>
            <table:table-row>
              <table:table-cell office:value-type="string">
                <text:p>defender</text:p>
              </table:table-cell>
              <table:table-cell office:value-type="float" office:value="19301">
                <text:p>19301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www</text:p>
              </table:table-cell>
              <table:table-cell office:value-type="float" office:value="19196">
                <text:p>19196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across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term</text:p>
              </table:table-cell>
              <table:table-cell office:value-type="float" office:value="19150">
                <text:p>19150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discussion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recipes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release</text:p>
              </table:table-cell>
              <table:table-cell office:value-type="float" office:value="19114">
                <text:p>19114</text:p>
              </table:table-cell>
            </table:table-row>
            <table:table-row>
              <table:table-cell office:value-type="string">
                <text:p>future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might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9069">
                <text:p>19069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string">
                <text:p>say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seen</text:p>
              </table:table-cell>
              <table:table-cell office:value-type="float" office:value="19021">
                <text:p>19021</text:p>
              </table:table-cell>
            </table:table-row>
            <table:table-row>
              <table:table-cell office:value-type="string">
                <text:p>logitech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though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string">
                <text:p>airport</text:p>
              </table:table-cell>
              <table:table-cell office:value-type="float" office:value="18989">
                <text:p>18989</text:p>
              </table:table-cell>
            </table:table-row>
            <table:table-row>
              <table:table-cell office:value-type="string">
                <text:p>heat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homes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materials</text:p>
              </table:table-cell>
              <table:table-cell office:value-type="float" office:value="18846">
                <text:p>18846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sf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string">
                <text:p>library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8756">
                <text:p>18756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patients</text:p>
              </table:table-cell>
              <table:table-cell office:value-type="float" office:value="18726">
                <text:p>18726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18678">
                <text:p>18678</text:p>
              </table:table-cell>
            </table:table-row>
            <table:table-row>
              <table:table-cell office:value-type="string">
                <text:p>record</text:p>
              </table:table-cell>
              <table:table-cell office:value-type="float" office:value="18663">
                <text:p>18663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third</text:p>
              </table:table-cell>
              <table:table-cell office:value-type="float" office:value="18608">
                <text:p>18608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studies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domain</text:p>
              </table:table-cell>
              <table:table-cell office:value-type="float" office:value="18478">
                <text:p>18478</text:p>
              </table:table-cell>
            </table:table-row>
            <table:table-row>
              <table:table-cell office:value-type="string">
                <text:p>reports</text:p>
              </table:table-cell>
              <table:table-cell office:value-type="float" office:value="18469">
                <text:p>18469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8398">
                <text:p>18398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8321">
                <text:p>18321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18311">
                <text:p>18311</text:p>
              </table:table-cell>
            </table:table-row>
            <table:table-row>
              <table:table-cell office:value-type="string">
                <text:p>ever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string">
                <text:p>worms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inside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string">
                <text:p>patrol</text:p>
              </table:table-cell>
              <table:table-cell office:value-type="float" office:value="18220">
                <text:p>18220</text:p>
              </table:table-cell>
            </table:table-row>
            <table:table-row>
              <table:table-cell office:value-type="string">
                <text:p>sea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makes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string">
                <text:p>kagome</text:p>
              </table:table-cell>
              <table:table-cell office:value-type="float" office:value="18148">
                <text:p>18148</text:p>
              </table:table-cell>
            </table:table-row>
            <table:table-row>
              <table:table-cell office:value-type="string">
                <text:p>animals</text:p>
              </table:table-cell>
              <table:table-cell office:value-type="float" office:value="18139">
                <text:p>1813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8133">
                <text:p>18133</text:p>
              </table:table-cell>
            </table:table-row>
            <table:table-row>
              <table:table-cell office:value-type="string">
                <text:p>cellular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string">
                <text:p>included</text:p>
              </table:table-cell>
              <table:table-cell office:value-type="float" office:value="18099">
                <text:p>18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string">
                <text:p>given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string">
                <text:p>tournaments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gold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string">
                <text:p>together</text:p>
              </table:table-cell>
              <table:table-cell office:value-type="float" office:value="18038">
                <text:p>18038</text:p>
              </table:table-cell>
            </table:table-row>
            <table:table-row>
              <table:table-cell office:value-type="string">
                <text:p>register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string">
                <text:p>customer</text:p>
              </table:table-cell>
              <table:table-cell office:value-type="float" office:value="17978">
                <text:p>17978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either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string">
                <text:p>among</text:p>
              </table:table-cell>
              <table:table-cell office:value-type="float" office:value="17911">
                <text:p>17911</text:p>
              </table:table-cell>
            </table:table-row>
            <table:table-row>
              <table:table-cell office:value-type="string">
                <text:p>attack</text:p>
              </table:table-cell>
              <table:table-cell office:value-type="float" office:value="17893">
                <text:p>17893</text:p>
              </table:table-cell>
            </table:table-row>
            <table:table-row>
              <table:table-cell office:value-type="string">
                <text:p>late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ways</text:p>
              </table:table-cell>
              <table:table-cell office:value-type="float" office:value="17870">
                <text:p>17870</text:p>
              </table:table-cell>
            </table:table-row>
            <table:table-row>
              <table:table-cell office:value-type="string">
                <text:p>stock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17831">
                <text:p>17831</text:p>
              </table:table-cell>
            </table:table-row>
            <table:table-row>
              <table:table-cell office:value-type="string">
                <text:p>ask</text:p>
              </table:table-cell>
              <table:table-cell office:value-type="float" office:value="17825">
                <text:p>17825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string">
                <text:p>museum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string">
                <text:p>pacific</text:p>
              </table:table-cell>
              <table:table-cell office:value-type="float" office:value="17795">
                <text:p>17795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17777">
                <text:p>1777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string">
                <text:p>police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string">
                <text:p>port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17671">
                <text:p>17671</text:p>
              </table:table-cell>
            </table:table-row>
            <table:table-row>
              <table:table-cell office:value-type="string">
                <text:p>period</text:p>
              </table:table-cell>
              <table:table-cell office:value-type="float" office:value="17668">
                <text:p>17668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17659">
                <text:p>17659</text:p>
              </table:table-cell>
            </table:table-row>
            <table:table-row>
              <table:table-cell office:value-type="string">
                <text:p>increase</text:p>
              </table:table-cell>
              <table:table-cell office:value-type="float" office:value="17647">
                <text:p>17647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17639">
                <text:p>17639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17592">
                <text:p>17592</text:p>
              </table:table-cell>
            </table:table-row>
            <table:table-row>
              <table:table-cell office:value-type="string">
                <text:p>built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lost</text:p>
              </table:table-cell>
              <table:table-cell office:value-type="float" office:value="17588">
                <text:p>17588</text:p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17557">
                <text:p>17557</text:p>
              </table:table-cell>
            </table:table-row>
            <table:table-row>
              <table:table-cell office:value-type="string">
                <text:p>note</text:p>
              </table:table-cell>
              <table:table-cell office:value-type="float" office:value="17551">
                <text:p>17551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string">
                <text:p>choose</text:p>
              </table:table-cell>
              <table:table-cell office:value-type="float" office:value="17531">
                <text:p>17531</text:p>
              </table:table-cell>
            </table:table-row>
            <table:table-row>
              <table:table-cell office:value-type="string">
                <text:p>message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islands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panels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gmt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425">
                <text:p>17425</text:p>
              </table:table-cell>
            </table:table-row>
            <table:table-row>
              <table:table-cell office:value-type="string">
                <text:p>words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wide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17389">
                <text:p>17389</text:p>
              </table:table-cell>
            </table:table-row>
            <table:table-row>
              <table:table-cell office:value-type="string">
                <text:p>minutes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works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string">
                <text:p>song</text:p>
              </table:table-cell>
              <table:table-cell office:value-type="float" office:value="17302">
                <text:p>17302</text:p>
              </table:table-cell>
            </table:table-row>
            <table:table-row>
              <table:table-cell office:value-type="string">
                <text:p>flights</text:p>
              </table:table-cell>
              <table:table-cell office:value-type="float" office:value="17285">
                <text:p>17285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career</text:p>
              </table:table-cell>
              <table:table-cell office:value-type="float" office:value="17258">
                <text:p>17258</text:p>
              </table:table-cell>
            </table:table-row>
            <table:table-row>
              <table:table-cell office:value-type="string">
                <text:p>king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string">
                <text:p>got</text:p>
              </table:table-cell>
              <table:table-cell office:value-type="float" office:value="17245">
                <text:p>17245</text:p>
              </table:table-cell>
            </table:table-row>
            <table:table-row>
              <table:table-cell office:value-type="string">
                <text:p>northern</text:p>
              </table:table-cell>
              <table:table-cell office:value-type="float" office:value="17230">
                <text:p>17230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>gay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7147">
                <text:p>171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146">
                <text:p>17146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resource</text:p>
              </table:table-cell>
              <table:table-cell office:value-type="float" office:value="17118">
                <text:p>17118</text:p>
              </table:table-cell>
            </table:table-row>
            <table:table-row>
              <table:table-cell office:value-type="string">
                <text:p>languages</text:p>
              </table:table-cell>
              <table:table-cell office:value-type="float" office:value="17104">
                <text:p>17104</text:p>
              </table:table-cell>
            </table:table-row>
            <table:table-row>
              <table:table-cell office:value-type="string">
                <text:p>result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string">
                <text:p>hold</text:p>
              </table:table-cell>
              <table:table-cell office:value-type="float" office:value="17078">
                <text:p>17078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17074">
                <text:p>17074</text:p>
              </table:table-cell>
            </table:table-row>
            <table:table-row>
              <table:table-cell office:value-type="string">
                <text:p>talk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string">
                <text:p>meetup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7026">
                <text:p>170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six</text:p>
              </table:table-cell>
              <table:table-cell office:value-type="float" office:value="17009">
                <text:p>17009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string">
                <text:p>cross</text:p>
              </table:table-cell>
              <table:table-cell office:value-type="float" office:value="16989">
                <text:p>16989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16982">
                <text:p>16982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16948">
                <text:p>16948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>nursing</text:p>
              </table:table-cell>
              <table:table-cell office:value-type="float" office:value="16945">
                <text:p>16945</text:p>
              </table:table-cell>
            </table:table-row>
            <table:table-row>
              <table:table-cell office:value-type="string">
                <text:p>opportunity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16919">
                <text:p>16919</text:p>
              </table:table-cell>
            </table:table-row>
            <table:table-row>
              <table:table-cell office:value-type="string">
                <text:p>communications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encyclopedia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string">
                <text:p>muscle</text:p>
              </table:table-cell>
              <table:table-cell office:value-type="float" office:value="16805">
                <text:p>16805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16784">
                <text:p>16784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16782">
                <text:p>16782</text:p>
              </table:table-cell>
            </table:table-row>
            <table:table-row>
              <table:table-cell office:value-type="string">
                <text:p>higher</text:p>
              </table:table-cell>
              <table:table-cell office:value-type="float" office:value="16769">
                <text:p>16769</text:p>
              </table:table-cell>
            </table:table-row>
            <table:table-row>
              <table:table-cell office:value-type="string">
                <text:p>rental</text:p>
              </table:table-cell>
              <table:table-cell office:value-type="float" office:value="16765">
                <text:p>16765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16753">
                <text:p>16753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ball</text:p>
              </table:table-cell>
              <table:table-cell office:value-type="float" office:value="16751">
                <text:p>16751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16739">
                <text:p>16739</text:p>
              </table:table-cell>
            </table:table-row>
            <table:table-row>
              <table:table-cell office:value-type="string">
                <text:p>instructions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>
                <text:p>individual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solutions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string">
                <text:p>foreign</text:p>
              </table:table-cell>
              <table:table-cell office:value-type="float" office:value="16677">
                <text:p>16677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16673">
                <text:p>16673</text:p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16672">
                <text:p>16672</text:p>
              </table:table-cell>
            </table:table-row>
            <table:table-row>
              <table:table-cell office:value-type="string">
                <text:p>court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wisconsin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problem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trek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playstation</text:p>
              </table:table-cell>
              <table:table-cell office:value-type="float" office:value="16589">
                <text:p>16589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16572">
                <text:p>16572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16558">
                <text:p>16558</text:p>
              </table:table-cell>
            </table:table-row>
            <table:table-row>
              <table:table-cell office:value-type="string">
                <text:p>super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string">
                <text:p>far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lot</text:p>
              </table:table-cell>
              <table:table-cell office:value-type="float" office:value="16517">
                <text:p>16517</text:p>
              </table:table-cell>
            </table:table-row>
            <table:table-row>
              <table:table-cell office:value-type="string">
                <text:p>basic</text:p>
              </table:table-cell>
              <table:table-cell office:value-type="float" office:value="16513">
                <text:p>16513</text:p>
              </table:table-cell>
            </table:table-row>
            <table:table-row>
              <table:table-cell office:value-type="string">
                <text:p>step</text:p>
              </table:table-cell>
              <table:table-cell office:value-type="float" office:value="16505">
                <text:p>16505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continental</text:p>
              </table:table-cell>
              <table:table-cell office:value-type="float" office:value="16460">
                <text:p>16460</text:p>
              </table:table-cell>
            </table:table-row>
            <table:table-row>
              <table:table-cell office:value-type="string">
                <text:p>ocean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string">
                <text:p>plates</text:p>
              </table:table-cell>
              <table:table-cell office:value-type="float" office:value="16450">
                <text:p>16450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string">
                <text:p>flight</text:p>
              </table:table-cell>
              <table:table-cell office:value-type="float" office:value="16411">
                <text:p>16411</text:p>
              </table:table-cell>
            </table:table-row>
            <table:table-row>
              <table:table-cell office:value-type="string">
                <text:p>i'm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16393">
                <text:p>16393</text:p>
              </table:table-cell>
            </table:table-row>
            <table:table-row>
              <table:table-cell office:value-type="string">
                <text:p>michael</text:p>
              </table:table-cell>
              <table:table-cell office:value-type="float" office:value="16355">
                <text:p>16355</text:p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16339">
                <text:p>16339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manual</text:p>
              </table:table-cell>
              <table:table-cell office:value-type="float" office:value="16336">
                <text:p>16336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material</text:p>
              </table:table-cell>
              <table:table-cell office:value-type="float" office:value="16314">
                <text:p>16314</text:p>
              </table:table-cell>
            </table:table-row>
            <table:table-row>
              <table:table-cell office:value-type="string">
                <text:p>print</text:p>
              </table:table-cell>
              <table:table-cell office:value-type="float" office:value="16312">
                <text:p>16312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string">
                <text:p>900live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string">
                <text:p>meet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string">
                <text:p>etc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string">
                <text:p>act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16154">
                <text:p>16154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repair</text:p>
              </table:table-cell>
              <table:table-cell office:value-type="float" office:value="16151">
                <text:p>16151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16111">
                <text:p>16111</text:p>
              </table:table-cell>
            </table:table-row>
            <table:table-row>
              <table:table-cell office:value-type="string">
                <text:p>learning</text:p>
              </table:table-cell>
              <table:table-cell office:value-type="float" office:value="16107">
                <text:p>16107</text:p>
              </table:table-cell>
            </table:table-row>
            <table:table-row>
              <table:table-cell office:value-type="string">
                <text:p>pre</text:p>
              </table:table-cell>
              <table:table-cell office:value-type="float" office:value="16102">
                <text:p>16102</text:p>
              </table:table-cell>
            </table:table-row>
            <table:table-row>
              <table:table-cell office:value-type="string">
                <text:p>raised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planet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mp3</text:p>
              </table:table-cell>
              <table:table-cell office:value-type="float" office:value="16072">
                <text:p>1607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6059">
                <text:p>16059</text:p>
              </table:table-cell>
            </table:table-row>
            <table:table-row>
              <table:table-cell office:value-type="string">
                <text:p>collection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044">
                <text:p>16044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enough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string">
                <text:p>cases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971">
                <text:p>15971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5957">
                <text:p>15957</text:p>
              </table:table-cell>
            </table:table-row>
            <table:table-row>
              <table:table-cell office:value-type="string">
                <text:p>receive</text:p>
              </table:table-cell>
              <table:table-cell office:value-type="float" office:value="15935">
                <text:p>1593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addition</text:p>
              </table:table-cell>
              <table:table-cell office:value-type="float" office:value="15927">
                <text:p>15927</text:p>
              </table:table-cell>
            </table:table-row>
            <table:table-row>
              <table:table-cell office:value-type="string">
                <text:p>hands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skin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string">
                <text:p>healthy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string">
                <text:p>vacation</text:p>
              </table:table-cell>
              <table:table-cell office:value-type="float" office:value="15846">
                <text:p>15846</text:p>
              </table:table-cell>
            </table:table-row>
            <table:table-row>
              <table:table-cell office:value-type="string">
                <text:p>something</text:p>
              </table:table-cell>
              <table:table-cell office:value-type="float" office:value="15821">
                <text:p>15821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avp</text:p>
              </table:table-cell>
              <table:table-cell office:value-type="float" office:value="15733">
                <text:p>15733</text:p>
              </table:table-cell>
            </table:table-row>
            <table:table-row>
              <table:table-cell office:value-type="string">
                <text:p>kit</text:p>
              </table:table-cell>
              <table:table-cell office:value-type="float" office:value="15710">
                <text:p>15710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rescue</text:p>
              </table:table-cell>
              <table:table-cell office:value-type="float" office:value="15697">
                <text:p>15697</text:p>
              </table:table-cell>
            </table:table-row>
            <table:table-row>
              <table:table-cell office:value-type="string">
                <text:p>updated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yet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string">
                <text:p>visitors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string">
                <text:p>dj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string">
                <text:p>naval</text:p>
              </table:table-cell>
              <table:table-cell office:value-type="float" office:value="15661">
                <text:p>15661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15643">
                <text:p>15643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15633">
                <text:p>15633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15627">
                <text:p>15627</text:p>
              </table:table-cell>
            </table:table-row>
            <table:table-row>
              <table:table-cell office:value-type="string">
                <text:p>means</text:p>
              </table:table-cell>
              <table:table-cell office:value-type="float" office:value="15620">
                <text:p>15620</text:p>
              </table:table-cell>
            </table:table-row>
            <table:table-row>
              <table:table-cell office:value-type="string">
                <text:p>activities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string">
                <text:p>bank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15581">
                <text:p>15581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5571">
                <text:p>15571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15567">
                <text:p>15567</text:p>
              </table:table-cell>
            </table:table-row>
            <table:table-row>
              <table:table-cell office:value-type="string">
                <text:p>sport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hill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string">
                <text:p>reported</text:p>
              </table:table-cell>
              <table:table-cell office:value-type="float" office:value="15539">
                <text:p>15539</text:p>
              </table:table-cell>
            </table:table-row>
            <table:table-row>
              <table:table-cell office:value-type="string">
                <text:p>supply</text:p>
              </table:table-cell>
              <table:table-cell office:value-type="float" office:value="15537">
                <text:p>15537</text:p>
              </table:table-cell>
            </table:table-row>
            <table:table-row>
              <table:table-cell office:value-type="string">
                <text:p>anime</text:p>
              </table:table-cell>
              <table:table-cell office:value-type="float" office:value="15534">
                <text:p>15534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15516">
                <text:p>15516</text:p>
              </table:table-cell>
            </table:table-row>
            <table:table-row>
              <table:table-cell office:value-type="string">
                <text:p>stop</text:p>
              </table:table-cell>
              <table:table-cell office:value-type="float" office:value="15497">
                <text:p>15497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15485">
                <text:p>15485</text:p>
              </table:table-cell>
            </table:table-row>
            <table:table-row>
              <table:table-cell office:value-type="string">
                <text:p>stores</text:p>
              </table:table-cell>
              <table:table-cell office:value-type="float" office:value="15463">
                <text:p>15463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string">
                <text:p>posts</text:p>
              </table:table-cell>
              <table:table-cell office:value-type="float" office:value="15446">
                <text:p>15446</text:p>
              </table:table-cell>
            </table:table-row>
            <table:table-row>
              <table:table-cell office:value-type="string">
                <text:p>therapy</text:p>
              </table:table-cell>
              <table:table-cell office:value-type="float" office:value="15428">
                <text:p>15428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15427">
                <text:p>15427</text:p>
              </table:table-cell>
            </table:table-row>
            <table:table-row>
              <table:table-cell office:value-type="string">
                <text:p>metal</text:p>
              </table:table-cell>
              <table:table-cell office:value-type="float" office:value="15424">
                <text:p>15424</text:p>
              </table:table-cell>
            </table:table-row>
            <table:table-row>
              <table:table-cell office:value-type="string">
                <text:p>further</text:p>
              </table:table-cell>
              <table:table-cell office:value-type="float" office:value="15422">
                <text:p>15422</text:p>
              </table:table-cell>
            </table:table-row>
            <table:table-row>
              <table:table-cell office:value-type="string">
                <text:p>enter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string">
                <text:p>names</text:p>
              </table:table-cell>
              <table:table-cell office:value-type="float" office:value="15413">
                <text:p>15413</text:p>
              </table:table-cell>
            </table:table-row>
            <table:table-row>
              <table:table-cell office:value-type="string">
                <text:p>killed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15407">
                <text:p>15407</text:p>
              </table:table-cell>
            </table:table-row>
            <table:table-row>
              <table:table-cell office:value-type="string">
                <text:p>symptoms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numbers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15334">
                <text:p>15334</text:p>
              </table:table-cell>
            </table:table-row>
            <table:table-row>
              <table:table-cell office:value-type="string">
                <text:p>permanent</text:p>
              </table:table-cell>
              <table:table-cell office:value-type="float" office:value="15331">
                <text:p>15331</text:p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15318">
                <text:p>15318</text:p>
              </table:table-cell>
            </table:table-row>
            <table:table-row>
              <table:table-cell office:value-type="string">
                <text:p>cities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idea</text:p>
              </table:table-cell>
              <table:table-cell office:value-type="float" office:value="15294">
                <text:p>15294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string">
                <text:p>taking</text:p>
              </table:table-cell>
              <table:table-cell office:value-type="float" office:value="15284">
                <text:p>15284</text:p>
              </table:table-cell>
            </table:table-row>
            <table:table-row>
              <table:table-cell office:value-type="string">
                <text:p>specific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15254">
                <text:p>15254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5229">
                <text:p>15229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5211">
                <text:p>15211</text:p>
              </table:table-cell>
            </table:table-row>
            <table:table-row>
              <table:table-cell office:value-type="string">
                <text:p>designers</text:p>
              </table:table-cell>
              <table:table-cell office:value-type="float" office:value="15208">
                <text:p>15208</text:p>
              </table:table-cell>
            </table:table-row>
            <table:table-row>
              <table:table-cell office:value-type="string">
                <text:p>mini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string">
                <text:p>done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preparation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>whether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gallery</text:p>
              </table:table-cell>
              <table:table-cell office:value-type="float" office:value="15178">
                <text:p>15178</text:p>
              </table:table-cell>
            </table:table-row>
            <table:table-row>
              <table:table-cell office:value-type="string">
                <text:p>opportunities</text:p>
              </table:table-cell>
              <table:table-cell office:value-type="float" office:value="15169">
                <text:p>15169</text:p>
              </table:table-cell>
            </table:table-row>
            <table:table-row>
              <table:table-cell office:value-type="string">
                <text:p>unique</text:p>
              </table:table-cell>
              <table:table-cell office:value-type="float" office:value="15140">
                <text:p>15140</text:p>
              </table:table-cell>
            </table:table-row>
            <table:table-row>
              <table:table-cell office:value-type="string">
                <text:p>hall</text:p>
              </table:table-cell>
              <table:table-cell office:value-type="float" office:value="15136">
                <text:p>15136</text:p>
              </table:table-cell>
            </table:table-row>
            <table:table-row>
              <table:table-cell office:value-type="string">
                <text:p>largest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string">
                <text:p>outdoor</text:p>
              </table:table-cell>
              <table:table-cell office:value-type="float" office:value="15123">
                <text:p>15123</text:p>
              </table:table-cell>
            </table:table-row>
            <table:table-row>
              <table:table-cell office:value-type="string">
                <text:p>exhibition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15115">
                <text:p>15115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15103">
                <text:p>15103</text:p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15095">
                <text:p>15095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15091">
                <text:p>15091</text:p>
              </table:table-cell>
            </table:table-row>
            <table:table-row>
              <table:table-cell office:value-type="string">
                <text:p>flame</text:p>
              </table:table-cell>
              <table:table-cell office:value-type="float" office:value="15082">
                <text:p>15082</text:p>
              </table:table-cell>
            </table:table-row>
            <table:table-row>
              <table:table-cell office:value-type="string">
                <text:p>exchange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string">
                <text:p>stories</text:p>
              </table:table-cell>
              <table:table-cell office:value-type="float" office:value="15065">
                <text:p>15065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15026">
                <text:p>15026</text:p>
              </table:table-cell>
            </table:table-row>
            <table:table-row>
              <table:table-cell office:value-type="string">
                <text:p>pool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string">
                <text:p>anti</text:p>
              </table:table-cell>
              <table:table-cell office:value-type="float" office:value="14984">
                <text:p>14984</text:p>
              </table:table-cell>
            </table:table-row>
            <table:table-row>
              <table:table-cell office:value-type="string">
                <text:p>activity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string">
                <text:p>turn</text:p>
              </table:table-cell>
              <table:table-cell office:value-type="float" office:value="14947">
                <text:p>1494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string">
                <text:p>taxes</text:p>
              </table:table-cell>
              <table:table-cell office:value-type="float" office:value="14929">
                <text:p>14929</text:p>
              </table:table-cell>
            </table:table-row>
            <table:table-row>
              <table:table-cell office:value-type="string">
                <text:p>zealand</text:p>
              </table:table-cell>
              <table:table-cell office:value-type="float" office:value="14927">
                <text:p>14927</text:p>
              </table:table-cell>
            </table:table-row>
            <table:table-row>
              <table:table-cell office:value-type="string">
                <text:p>sell</text:p>
              </table:table-cell>
              <table:table-cell office:value-type="float" office:value="14914">
                <text:p>14914</text:p>
              </table:table-cell>
            </table:table-row>
            <table:table-row>
              <table:table-cell office:value-type="string">
                <text:p>released</text:p>
              </table:table-cell>
              <table:table-cell office:value-type="float" office:value="14894">
                <text:p>14894</text:p>
              </table:table-cell>
            </table:table-row>
            <table:table-row>
              <table:table-cell office:value-type="string">
                <text:p>population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profile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portal</text:p>
              </table:table-cell>
              <table:table-cell office:value-type="float" office:value="14883">
                <text:p>148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string">
                <text:p>feet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string">
                <text:p>feel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string">
                <text:p>recipe</text:p>
              </table:table-cell>
              <table:table-cell office:value-type="float" office:value="14829">
                <text:p>14829</text:p>
              </table:table-cell>
            </table:table-row>
            <table:table-row>
              <table:table-cell office:value-type="string">
                <text:p>cast</text:p>
              </table:table-cell>
              <table:table-cell office:value-type="float" office:value="14816">
                <text:p>14816</text:p>
              </table:table-cell>
            </table:table-row>
            <table:table-row>
              <table:table-cell office:value-type="string">
                <text:p>paid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countries</text:p>
              </table:table-cell>
              <table:table-cell office:value-type="float" office:value="14802">
                <text:p>14802</text:p>
              </table:table-cell>
            </table:table-row>
            <table:table-row>
              <table:table-cell office:value-type="string">
                <text:p>projects</text:p>
              </table:table-cell>
              <table:table-cell office:value-type="float" office:value="14791">
                <text:p>147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variety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became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string">
                <text:p>plant</text:p>
              </table:table-cell>
              <table:table-cell office:value-type="float" office:value="14723">
                <text:p>14723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string">
                <text:p>political</text:p>
              </table:table-cell>
              <table:table-cell office:value-type="float" office:value="14707">
                <text:p>14707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4694">
                <text:p>14694</text:p>
              </table:table-cell>
            </table:table-row>
            <table:table-row>
              <table:table-cell office:value-type="string">
                <text:p>medicine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lighting</text:p>
              </table:table-cell>
              <table:table-cell office:value-type="float" office:value="14688">
                <text:p>14688</text:p>
              </table:table-cell>
            </table:table-row>
            <table:table-row>
              <table:table-cell office:value-type="string">
                <text:p>annual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continue</text:p>
              </table:table-cell>
              <table:table-cell office:value-type="float" office:value="14671">
                <text:p>14671</text:p>
              </table:table-cell>
            </table:table-row>
            <table:table-row>
              <table:table-cell office:value-type="string">
                <text:p>lead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14668">
                <text:p>14668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4654">
                <text:p>14654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14652">
                <text:p>14652</text:p>
              </table:table-cell>
            </table:table-row>
            <table:table-row>
              <table:table-cell office:value-type="string">
                <text:p>former</text:p>
              </table:table-cell>
              <table:table-cell office:value-type="float" office:value="14639">
                <text:p>14639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compare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topics</text:p>
              </table:table-cell>
              <table:table-cell office:value-type="float" office:value="14625">
                <text:p>14625</text:p>
              </table:table-cell>
            </table:table-row>
            <table:table-row>
              <table:table-cell office:value-type="string">
                <text:p>cheapest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elcome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furniture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comes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4587">
                <text:p>14587</text:p>
              </table:table-cell>
            </table:table-row>
            <table:table-row>
              <table:table-cell office:value-type="string">
                <text:p>santa</text:p>
              </table:table-cell>
              <table:table-cell office:value-type="float" office:value="14571">
                <text:p>14571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14558">
                <text:p>14558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fort</text:p>
              </table:table-cell>
              <table:table-cell office:value-type="float" office:value="14539">
                <text:p>14539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14531">
                <text:p>14531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advice</text:p>
              </table:table-cell>
              <table:table-cell office:value-type="float" office:value="14487">
                <text:p>14487</text:p>
              </table:table-cell>
            </table:table-row>
            <table:table-row>
              <table:table-cell office:value-type="string">
                <text:p>bit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lines</text:p>
              </table:table-cell>
              <table:table-cell office:value-type="float" office:value="14456">
                <text:p>14456</text:p>
              </table:table-cell>
            </table:table-row>
            <table:table-row>
              <table:table-cell office:value-type="string">
                <text:p>move</text:p>
              </table:table-cell>
              <table:table-cell office:value-type="float" office:value="14452">
                <text:p>14452</text:p>
              </table:table-cell>
            </table:table-row>
            <table:table-row>
              <table:table-cell office:value-type="string">
                <text:p>unit</text:p>
              </table:table-cell>
              <table:table-cell office:value-type="float" office:value="14446">
                <text:p>14446</text:p>
              </table:table-cell>
            </table:table-row>
            <table:table-row>
              <table:table-cell office:value-type="string">
                <text:p>already</text:p>
              </table:table-cell>
              <table:table-cell office:value-type="float" office:value="14435">
                <text:p>14435</text:p>
              </table:table-cell>
            </table:table-row>
            <table:table-row>
              <table:table-cell office:value-type="string">
                <text:p>ship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string">
                <text:p>physical</text:p>
              </table:table-cell>
              <table:table-cell office:value-type="float" office:value="14427">
                <text:p>14427</text:p>
              </table:table-cell>
            </table:table-row>
            <table:table-row>
              <table:table-cell office:value-type="string">
                <text:p>village</text:p>
              </table:table-cell>
              <table:table-cell office:value-type="float" office:value="14415">
                <text:p>14415</text:p>
              </table:table-cell>
            </table:table-row>
            <table:table-row>
              <table:table-cell office:value-type="string">
                <text:p>edition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girl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string">
                <text:p>diego</text:p>
              </table:table-cell>
              <table:table-cell office:value-type="float" office:value="14389">
                <text:p>14389</text:p>
              </table:table-cell>
            </table:table-row>
            <table:table-row>
              <table:table-cell office:value-type="string">
                <text:p>deal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4381">
                <text:p>14381</text:p>
              </table:table-cell>
            </table:table-row>
            <table:table-row>
              <table:table-cell office:value-type="string">
                <text:p>position</text:p>
              </table:table-cell>
              <table:table-cell office:value-type="float" office:value="14359">
                <text:p>14359</text:p>
              </table:table-cell>
            </table:table-row>
            <table:table-row>
              <table:table-cell office:value-type="string">
                <text:p>pill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subject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electronic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string">
                <text:p>entry</text:p>
              </table:table-cell>
              <table:table-cell office:value-type="float" office:value="14332">
                <text:p>14332</text:p>
              </table:table-cell>
            </table:table-row>
            <table:table-row>
              <table:table-cell office:value-type="string">
                <text:p>especially</text:p>
              </table:table-cell>
              <table:table-cell office:value-type="float" office:value="14297">
                <text:p>14297</text:p>
              </table:table-cell>
            </table:table-row>
            <table:table-row>
              <table:table-cell office:value-type="string">
                <text:p>holdem</text:p>
              </table:table-cell>
              <table:table-cell office:value-type="float" office:value="14295">
                <text:p>14295</text:p>
              </table:table-cell>
            </table:table-row>
            <table:table-row>
              <table:table-cell office:value-type="string">
                <text:p>named</text:p>
              </table:table-cell>
              <table:table-cell office:value-type="float" office:value="14294">
                <text:p>14294</text:p>
              </table:table-cell>
            </table:table-row>
            <table:table-row>
              <table:table-cell office:value-type="string">
                <text:p>naraku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string">
                <text:p>strong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screen</text:p>
              </table:table-cell>
              <table:table-cell office:value-type="float" office:value="14253">
                <text:p>14253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oregon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string">
                <text:p>subscribe</text:p>
              </table:table-cell>
              <table:table-cell office:value-type="float" office:value="14206">
                <text:p>14206</text:p>
              </table:table-cell>
            </table:table-row>
            <table:table-row>
              <table:table-cell office:value-type="string">
                <text:p>irons</text:p>
              </table:table-cell>
              <table:table-cell office:value-type="float" office:value="14203">
                <text:p>14203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string">
                <text:p>took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deep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string">
                <text:p>rules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uses</text:p>
              </table:table-cell>
              <table:table-cell office:value-type="float" office:value="14130">
                <text:p>14130</text:p>
              </table:table-cell>
            </table:table-row>
            <table:table-row>
              <table:table-cell office:value-type="string">
                <text:p>cheats</text:p>
              </table:table-cell>
              <table:table-cell office:value-type="float" office:value="14125">
                <text:p>141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120">
                <text:p>14120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brand</text:p>
              </table:table-cell>
              <table:table-cell office:value-type="float" office:value="14089">
                <text:p>14089</text:p>
              </table:table-cell>
            </table:table-row>
            <table:table-row>
              <table:table-cell office:value-type="string">
                <text:p>running</text:p>
              </table:table-cell>
              <table:table-cell office:value-type="float" office:value="14081">
                <text:p>14081</text:p>
              </table:table-cell>
            </table:table-row>
            <table:table-row>
              <table:table-cell office:value-type="string">
                <text:p>shall</text:p>
              </table:table-cell>
              <table:table-cell office:value-type="float" office:value="14075">
                <text:p>14075</text:p>
              </table:table-cell>
            </table:table-row>
            <table:table-row>
              <table:table-cell office:value-type="string">
                <text:p>sometimes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string">
                <text:p>prep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string">
                <text:p>corporation</text:p>
              </table:table-cell>
              <table:table-cell office:value-type="float" office:value="14058">
                <text:p>14058</text:p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14057">
                <text:p>14057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14042">
                <text:p>1404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4036">
                <text:p>14036</text:p>
              </table:table-cell>
            </table:table-row>
            <table:table-row>
              <table:table-cell office:value-type="string">
                <text:p>feed</text:p>
              </table:table-cell>
              <table:table-cell office:value-type="float" office:value="14033">
                <text:p>14033</text:p>
              </table:table-cell>
            </table:table-row>
            <table:table-row>
              <table:table-cell office:value-type="string">
                <text:p>pipe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notes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hunting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string">
                <text:p>friend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item</text:p>
              </table:table-cell>
              <table:table-cell office:value-type="float" office:value="13930">
                <text:p>13930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13909">
                <text:p>13909</text:p>
              </table:table-cell>
            </table:table-row>
            <table:table-row>
              <table:table-cell office:value-type="string">
                <text:p>republic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string">
                <text:p>fax</text:p>
              </table:table-cell>
              <table:table-cell office:value-type="float" office:value="13853">
                <text:p>13853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strategy</text:p>
              </table:table-cell>
              <table:table-cell office:value-type="float" office:value="13835">
                <text:p>13835</text:p>
              </table:table-cell>
            </table:table-row>
            <table:table-row>
              <table:table-cell office:value-type="string">
                <text:p>status</text:p>
              </table:table-cell>
              <table:table-cell office:value-type="float" office:value="13829">
                <text:p>13829</text:p>
              </table:table-cell>
            </table:table-row>
            <table:table-row>
              <table:table-cell office:value-type="string">
                <text:p>dance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3820">
                <text:p>13820</text:p>
              </table:table-cell>
            </table:table-row>
            <table:table-row>
              <table:table-cell office:value-type="string">
                <text:p>tennessee</text:p>
              </table:table-cell>
              <table:table-cell office:value-type="float" office:value="13783">
                <text:p>13783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13777">
                <text:p>13777</text:p>
              </table:table-cell>
            </table:table-row>
            <table:table-row>
              <table:table-cell office:value-type="string">
                <text:p>hour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gardens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2100live</text:p>
              </table:table-cell>
              <table:table-cell office:value-type="float" office:value="13743">
                <text:p>13743</text:p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13726">
                <text:p>13726</text:p>
              </table:table-cell>
            </table:table-row>
            <table:table-row>
              <table:table-cell office:value-type="string">
                <text:p>benefits</text:p>
              </table:table-cell>
              <table:table-cell office:value-type="float" office:value="13707">
                <text:p>13707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13703">
                <text:p>13703</text:p>
              </table:table-cell>
            </table:table-row>
            <table:table-row>
              <table:table-cell office:value-type="string">
                <text:p>door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13694">
                <text:p>13694</text:p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13676">
                <text:p>13676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13671">
                <text:p>1367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throughout</text:p>
              </table:table-cell>
              <table:table-cell office:value-type="float" office:value="13603">
                <text:p>13603</text:p>
              </table:table-cell>
            </table:table-row>
            <table:table-row>
              <table:table-cell office:value-type="string">
                <text:p>sheet</text:p>
              </table:table-cell>
              <table:table-cell office:value-type="float" office:value="13587">
                <text:p>13587</text:p>
              </table:table-cell>
            </table:table-row>
            <table:table-row>
              <table:table-cell office:value-type="string">
                <text:p>began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string">
                <text:p>isbn</text:p>
              </table:table-cell>
              <table:table-cell office:value-type="float" office:value="13494">
                <text:p>13494</text:p>
              </table:table-cell>
            </table:table-row>
            <table:table-row>
              <table:table-cell office:value-type="string">
                <text:p>upon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string">
                <text:p>eastern</text:p>
              </table:table-cell>
              <table:table-cell office:value-type="float" office:value="13487">
                <text:p>13487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13481">
                <text:p>13481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13477">
                <text:p>13477</text:p>
              </table:table-cell>
            </table:table-row>
            <table:table-row>
              <table:table-cell office:value-type="string">
                <text:p>atlantic</text:p>
              </table:table-cell>
              <table:table-cell office:value-type="float" office:value="13470">
                <text:p>13470</text:p>
              </table:table-cell>
            </table:table-row>
            <table:table-row>
              <table:table-cell office:value-type="string">
                <text:p>stay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display</text:p>
              </table:table-cell>
              <table:table-cell office:value-type="float" office:value="13445">
                <text:p>13445</text:p>
              </table:table-cell>
            </table:table-row>
            <table:table-row>
              <table:table-cell office:value-type="string">
                <text:p>hartford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string">
                <text:p>wild</text:p>
              </table:table-cell>
              <table:table-cell office:value-type="float" office:value="13436">
                <text:p>13436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13410">
                <text:p>13410</text:p>
              </table:table-cell>
            </table:table-row>
            <table:table-row>
              <table:table-cell office:value-type="string">
                <text:p>die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cricket</text:p>
              </table:table-cell>
              <table:table-cell office:value-type="float" office:value="13375">
                <text:p>13375</text:p>
              </table:table-cell>
            </table:table-row>
            <table:table-row>
              <table:table-cell office:value-type="string">
                <text:p>led</text:p>
              </table:table-cell>
              <table:table-cell office:value-type="float" office:value="13374">
                <text:p>13374</text:p>
              </table:table-cell>
            </table:table-row>
            <table:table-row>
              <table:table-cell office:value-type="string">
                <text:p>wildlife</text:p>
              </table:table-cell>
              <table:table-cell office:value-type="float" office:value="13352">
                <text:p>13352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13350">
                <text:p>13350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string">
                <text:p>tell</text:p>
              </table:table-cell>
              <table:table-cell office:value-type="float" office:value="13333">
                <text:p>13333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13326">
                <text:p>13326</text:p>
              </table:table-cell>
            </table:table-row>
            <table:table-row>
              <table:table-cell office:value-type="string">
                <text:p>certain</text:p>
              </table:table-cell>
              <table:table-cell office:value-type="float" office:value="13315">
                <text:p>13315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safe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string">
                <text:p>severe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>seven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229">
                <text:p>13229</text:p>
              </table:table-cell>
            </table:table-row>
            <table:table-row>
              <table:table-cell office:value-type="string">
                <text:p>leave</text:p>
              </table:table-cell>
              <table:table-cell office:value-type="float" office:value="13228">
                <text:p>13228</text:p>
              </table:table-cell>
            </table:table-row>
            <table:table-row>
              <table:table-cell office:value-type="string">
                <text:p>carbohydrate</text:p>
              </table:table-cell>
              <table:table-cell office:value-type="float" office:value="13221">
                <text:p>13221</text:p>
              </table:table-cell>
            </table:table-row>
            <table:table-row>
              <table:table-cell office:value-type="string">
                <text:p>buying</text:p>
              </table:table-cell>
              <table:table-cell office:value-type="float" office:value="13206">
                <text:p>13206</text:p>
              </table:table-cell>
            </table:table-row>
            <table:table-row>
              <table:table-cell office:value-type="string">
                <text:p>bart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effective</text:p>
              </table:table-cell>
              <table:table-cell office:value-type="float" office:value="13191">
                <text:p>13191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palm</text:p>
              </table:table-cell>
              <table:table-cell office:value-type="float" office:value="13180">
                <text:p>13180</text:p>
              </table:table-cell>
            </table:table-row>
            <table:table-row>
              <table:table-cell office:value-type="string">
                <text:p>pattern</text:p>
              </table:table-cell>
              <table:table-cell office:value-type="float" office:value="13175">
                <text:p>13175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13168">
                <text:p>13168</text:p>
              </table:table-cell>
            </table:table-row>
            <table:table-row>
              <table:table-cell office:value-type="string">
                <text:p>winter</text:p>
              </table:table-cell>
              <table:table-cell office:value-type="float" office:value="13167">
                <text:p>1316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13153">
                <text:p>131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128">
                <text:p>13128</text:p>
              </table:table-cell>
            </table:table-row>
            <table:table-row>
              <table:table-cell office:value-type="string">
                <text:p>chat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meeting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string">
                <text:p>toshiba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>environment</text:p>
              </table:table-cell>
              <table:table-cell office:value-type="float" office:value="13045">
                <text:p>13045</text:p>
              </table:table-cell>
            </table:table-row>
            <table:table-row>
              <table:table-cell office:value-type="string">
                <text:p>faq</text:p>
              </table:table-cell>
              <table:table-cell office:value-type="float" office:value="13039">
                <text:p>13039</text:p>
              </table:table-cell>
            </table:table-row>
            <table:table-row>
              <table:table-cell office:value-type="string">
                <text:p>analysis</text:p>
              </table:table-cell>
              <table:table-cell office:value-type="float" office:value="13037">
                <text:p>13037</text:p>
              </table:table-cell>
            </table:table-row>
            <table:table-row>
              <table:table-cell office:value-type="string">
                <text:p>developed</text:p>
              </table:table-cell>
              <table:table-cell office:value-type="float" office:value="13032">
                <text:p>13032</text:p>
              </table:table-cell>
            </table:table-row>
            <table:table-row>
              <table:table-cell office:value-type="string">
                <text:p>race</text:p>
              </table:table-cell>
              <table:table-cell office:value-type="float" office:value="13028">
                <text:p>13028</text:p>
              </table:table-cell>
            </table:table-row>
            <table:table-row>
              <table:table-cell office:value-type="string">
                <text:p>jones</text:p>
              </table:table-cell>
              <table:table-cell office:value-type="float" office:value="13026">
                <text:p>13026</text:p>
              </table:table-cell>
            </table:table-row>
            <table:table-row>
              <table:table-cell office:value-type="string">
                <text:p>writing</text:p>
              </table:table-cell>
              <table:table-cell office:value-type="float" office:value="13017">
                <text:p>1301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>
                <text:p>overnight</text:p>
              </table:table-cell>
              <table:table-cell office:value-type="float" office:value="12999">
                <text:p>12999</text:p>
              </table:table-cell>
            </table:table-row>
            <table:table-row>
              <table:table-cell office:value-type="string">
                <text:p>sources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12983">
                <text:p>12983</text:p>
              </table:table-cell>
            </table:table-row>
            <table:table-row>
              <table:table-cell office:value-type="string">
                <text:p>models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regular</text:p>
              </table:table-cell>
              <table:table-cell office:value-type="float" office:value="12953">
                <text:p>12953</text:p>
              </table:table-cell>
            </table:table-row>
            <table:table-row>
              <table:table-cell office:value-type="string">
                <text:p>you're</text:p>
              </table:table-cell>
              <table:table-cell office:value-type="float" office:value="12951">
                <text:p>12951</text:p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12926">
                <text:p>12926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12917">
                <text:p>12917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12916">
                <text:p>12916</text:p>
              </table:table-cell>
            </table:table-row>
            <table:table-row>
              <table:table-cell office:value-type="string">
                <text:p>increased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del</text:p>
              </table:table-cell>
              <table:table-cell office:value-type="float" office:value="12906">
                <text:p>12906</text:p>
              </table:table-cell>
            </table:table-row>
            <table:table-row>
              <table:table-cell office:value-type="string">
                <text:p>behind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follow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12869">
                <text:p>1286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861">
                <text:p>12861</text:p>
              </table:table-cell>
            </table:table-row>
            <table:table-row>
              <table:table-cell office:value-type="string">
                <text:p>percent</text:p>
              </table:table-cell>
              <table:table-cell office:value-type="float" office:value="12859">
                <text:p>12859</text:p>
              </table:table-cell>
            </table:table-row>
            <table:table-row>
              <table:table-cell office:value-type="string">
                <text:p>rooms</text:p>
              </table:table-cell>
              <table:table-cell office:value-type="float" office:value="12858">
                <text:p>12858</text:p>
              </table:table-cell>
            </table:table-row>
            <table:table-row>
              <table:table-cell office:value-type="string">
                <text:p>success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847">
                <text:p>12847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2839">
                <text:p>12839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12834">
                <text:p>12834</text:p>
              </table:table-cell>
            </table:table-row>
            <table:table-row>
              <table:table-cell office:value-type="string">
                <text:p>held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rich</text:p>
              </table:table-cell>
              <table:table-cell office:value-type="float" office:value="12832">
                <text:p>12832</text:p>
              </table:table-cell>
            </table:table-row>
            <table:table-row>
              <table:table-cell office:value-type="string">
                <text:p>mind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soon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string">
                <text:p>considered</text:p>
              </table:table-cell>
              <table:table-cell office:value-type="float" office:value="12798">
                <text:p>12798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plastic</text:p>
              </table:table-cell>
              <table:table-cell office:value-type="float" office:value="12777">
                <text:p>12777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12767">
                <text:p>12767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12762">
                <text:p>12762</text:p>
              </table:table-cell>
            </table:table-row>
            <table:table-row>
              <table:table-cell office:value-type="string">
                <text:p>golden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effect</text:p>
              </table:table-cell>
              <table:table-cell office:value-type="float" office:value="12759">
                <text:p>12759</text:p>
              </table:table-cell>
            </table:table-row>
            <table:table-row>
              <table:table-cell office:value-type="string">
                <text:p>charity</text:p>
              </table:table-cell>
              <table:table-cell office:value-type="float" office:value="12757">
                <text:p>12757</text:p>
              </table:table-cell>
            </table:table-row>
            <table:table-row>
              <table:table-cell office:value-type="string">
                <text:p>actually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string">
                <text:p>archives</text:p>
              </table:table-cell>
              <table:table-cell office:value-type="float" office:value="12724">
                <text:p>12724</text:p>
              </table:table-cell>
            </table:table-row>
            <table:table-row>
              <table:table-cell office:value-type="string">
                <text:p>forces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deals</text:p>
              </table:table-cell>
              <table:table-cell office:value-type="float" office:value="12686">
                <text:p>12686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12678">
                <text:p>12678</text:p>
              </table:table-cell>
            </table:table-row>
            <table:table-row>
              <table:table-cell office:value-type="string">
                <text:p>speakers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feature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civil</text:p>
              </table:table-cell>
              <table:table-cell office:value-type="float" office:value="12643">
                <text:p>12643</text:p>
              </table:table-cell>
            </table:table-row>
            <table:table-row>
              <table:table-cell office:value-type="string">
                <text:p>figure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submit</text:p>
              </table:table-cell>
              <table:table-cell office:value-type="float" office:value="12622">
                <text:p>12622</text:p>
              </table:table-cell>
            </table:table-row>
            <table:table-row>
              <table:table-cell office:value-type="string">
                <text:p>trademark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2616">
                <text:p>12616</text:p>
              </table:table-cell>
            </table:table-row>
            <table:table-row>
              <table:table-cell office:value-type="string">
                <text:p>places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12606">
                <text:p>12606</text:p>
              </table:table-cell>
            </table:table-row>
            <table:table-row>
              <table:table-cell office:value-type="string">
                <text:p>previous</text:p>
              </table:table-cell>
              <table:table-cell office:value-type="float" office:value="12599">
                <text:p>12599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12597">
                <text:p>12597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string">
                <text:p>replacement</text:p>
              </table:table-cell>
              <table:table-cell office:value-type="float" office:value="12589">
                <text:p>12589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2584">
                <text:p>12584</text:p>
              </table:table-cell>
            </table:table-row>
            <table:table-row>
              <table:table-cell office:value-type="string">
                <text:p>listed</text:p>
              </table:table-cell>
              <table:table-cell office:value-type="float" office:value="12570">
                <text:p>12570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12566">
                <text:p>12566</text:p>
              </table:table-cell>
            </table:table-row>
            <table:table-row>
              <table:table-cell office:value-type="string">
                <text:p>powered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535">
                <text:p>125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533">
                <text:p>12533</text:p>
              </table:table-cell>
            </table:table-row>
            <table:table-row>
              <table:table-cell office:value-type="string">
                <text:p>fuel</text:p>
              </table:table-cell>
              <table:table-cell office:value-type="float" office:value="12517">
                <text:p>12517</text:p>
              </table:table-cell>
            </table:table-row>
            <table:table-row>
              <table:table-cell office:value-type="string">
                <text:p>disorder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starting</text:p>
              </table:table-cell>
              <table:table-cell office:value-type="float" office:value="12507">
                <text:p>12507</text:p>
              </table:table-cell>
            </table:table-row>
            <table:table-row>
              <table:table-cell office:value-type="string">
                <text:p>tool</text:p>
              </table:table-cell>
              <table:table-cell office:value-type="float" office:value="12504">
                <text:p>12504</text:p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12495">
                <text:p>12495</text:p>
              </table:table-cell>
            </table:table-row>
            <table:table-row>
              <table:table-cell office:value-type="string">
                <text:p>foods</text:p>
              </table:table-cell>
              <table:table-cell office:value-type="float" office:value="12493">
                <text:p>12493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friendly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whole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mid</text:p>
              </table:table-cell>
              <table:table-cell office:value-type="float" office:value="12472">
                <text:p>12472</text:p>
              </table:table-cell>
            </table:table-row>
            <table:table-row>
              <table:table-cell office:value-type="string">
                <text:p>eye</text:p>
              </table:table-cell>
              <table:table-cell office:value-type="float" office:value="12471">
                <text:p>12471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thought</text:p>
              </table:table-cell>
              <table:table-cell office:value-type="float" office:value="12436">
                <text:p>12436</text:p>
              </table:table-cell>
            </table:table-row>
            <table:table-row>
              <table:table-cell office:value-type="string">
                <text:p>demon</text:p>
              </table:table-cell>
              <table:table-cell office:value-type="float" office:value="12434">
                <text:p>12434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forums</text:p>
              </table:table-cell>
              <table:table-cell office:value-type="float" office:value="12418">
                <text:p>12418</text:p>
              </table:table-cell>
            </table:table-row>
            <table:table-row>
              <table:table-cell office:value-type="string">
                <text:p>marine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takes</text:p>
              </table:table-cell>
              <table:table-cell office:value-type="float" office:value="12414">
                <text:p>12414</text:p>
              </table:table-cell>
            </table:table-row>
            <table:table-row>
              <table:table-cell office:value-type="string">
                <text:p>primary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round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12388">
                <text:p>12388</text:p>
              </table:table-cell>
            </table:table-row>
            <table:table-row>
              <table:table-cell office:value-type="string">
                <text:p>protection</text:p>
              </table:table-cell>
              <table:table-cell office:value-type="float" office:value="12385">
                <text:p>12385</text:p>
              </table:table-cell>
            </table:table-row>
            <table:table-row>
              <table:table-cell office:value-type="string">
                <text:p>rather</text:p>
              </table:table-cell>
              <table:table-cell office:value-type="float" office:value="12382">
                <text:p>12382</text:p>
              </table:table-cell>
            </table:table-row>
            <table:table-row>
              <table:table-cell office:value-type="string">
                <text:p>council</text:p>
              </table:table-cell>
              <table:table-cell office:value-type="float" office:value="12373">
                <text:p>12373</text:p>
              </table:table-cell>
            </table:table-row>
            <table:table-row>
              <table:table-cell office:value-type="string">
                <text:p>ice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thing</text:p>
              </table:table-cell>
              <table:table-cell office:value-type="float" office:value="12354">
                <text:p>12354</text:p>
              </table:table-cell>
            </table:table-row>
            <table:table-row>
              <table:table-cell office:value-type="string">
                <text:p>operations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minnesota</text:p>
              </table:table-cell>
              <table:table-cell office:value-type="float" office:value="12341">
                <text:p>12341</text:p>
              </table:table-cell>
            </table:table-row>
            <table:table-row>
              <table:table-cell office:value-type="string">
                <text:p>upper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fox</text:p>
              </table:table-cell>
              <table:table-cell office:value-type="float" office:value="12338">
                <text:p>12338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surgery</text:p>
              </table:table-cell>
              <table:table-cell office:value-type="float" office:value="12331">
                <text:p>12331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12323">
                <text:p>12323</text:p>
              </table:table-cell>
            </table:table-row>
            <table:table-row>
              <table:table-cell office:value-type="string">
                <text:p>weeks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12295">
                <text:p>12295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kind</text:p>
              </table:table-cell>
              <table:table-cell office:value-type="float" office:value="12283">
                <text:p>12283</text:p>
              </table:table-cell>
            </table:table-row>
            <table:table-row>
              <table:table-cell office:value-type="string">
                <text:p>chef</text:p>
              </table:table-cell>
              <table:table-cell office:value-type="float" office:value="12277">
                <text:p>12277</text:p>
              </table:table-cell>
            </table:table-row>
            <table:table-row>
              <table:table-cell office:value-type="string">
                <text:p>everything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garmin</text:p>
              </table:table-cell>
              <table:table-cell office:value-type="float" office:value="12259">
                <text:p>12259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2257">
                <text:p>12257</text:p>
              </table:table-cell>
            </table:table-row>
            <table:table-row>
              <table:table-cell office:value-type="string">
                <text:p>significant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blogs</text:p>
              </table:table-cell>
              <table:table-cell office:value-type="float" office:value="12229">
                <text:p>12229</text:p>
              </table:table-cell>
            </table:table-row>
            <table:table-row>
              <table:table-cell office:value-type="string">
                <text:p>technologies</text:p>
              </table:table-cell>
              <table:table-cell office:value-type="float" office:value="12208">
                <text:p>12208</text:p>
              </table:table-cell>
            </table:table-row>
            <table:table-row>
              <table:table-cell office:value-type="string">
                <text:p>listings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destroyed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url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mile</text:p>
              </table:table-cell>
              <table:table-cell office:value-type="float" office:value="12111">
                <text:p>12111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boy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toys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older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locations</text:p>
              </table:table-cell>
              <table:table-cell office:value-type="float" office:value="12070">
                <text:p>12070</text:p>
              </table:table-cell>
            </table:table-row>
            <table:table-row>
              <table:table-cell office:value-type="string">
                <text:p>treat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wood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growth</text:p>
              </table:table-cell>
              <table:table-cell office:value-type="float" office:value="12047">
                <text:p>12047</text:p>
              </table:table-cell>
            </table:table-row>
            <table:table-row>
              <table:table-cell office:value-type="string">
                <text:p>simply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congress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string">
                <text:p>musical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guides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11965">
                <text:p>11965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1950">
                <text:p>11950</text:p>
              </table:table-cell>
            </table:table-row>
            <table:table-row>
              <table:table-cell office:value-type="string">
                <text:p>william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kitchen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di</text:p>
              </table:table-cell>
              <table:table-cell office:value-type="float" office:value="11857">
                <text:p>11857</text:p>
              </table:table-cell>
            </table:table-row>
            <table:table-row>
              <table:table-cell office:value-type="string">
                <text:p>historic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donate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executive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calendar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string">
                <text:p>royal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string">
                <text:p>presidents</text:p>
              </table:table-cell>
              <table:table-cell office:value-type="float" office:value="11842">
                <text:p>11842</text:p>
              </table:table-cell>
            </table:table-row>
            <table:table-row>
              <table:table-cell office:value-type="string">
                <text:p>theme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miami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string">
                <text:p>independent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limbs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regional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role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clear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758">
                <text:p>11758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11753">
                <text:p>11753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11750">
                <text:p>11750</text:p>
              </table:table-cell>
            </table:table-row>
            <table:table-row>
              <table:table-cell office:value-type="string">
                <text:p>graphics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11724">
                <text:p>11724</text:p>
              </table:table-cell>
            </table:table-row>
            <table:table-row>
              <table:table-cell office:value-type="string">
                <text:p>beds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bird</text:p>
              </table:table-cell>
              <table:table-cell office:value-type="float" office:value="11706">
                <text:p>1170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returns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leading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affiliate</text:p>
              </table:table-cell>
              <table:table-cell office:value-type="float" office:value="11676">
                <text:p>11676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11661">
                <text:p>11661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recently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vol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pp</text:p>
              </table:table-cell>
              <table:table-cell office:value-type="float" office:value="11616">
                <text:p>11616</text:p>
              </table:table-cell>
            </table:table-row>
            <table:table-row>
              <table:table-cell office:value-type="string">
                <text:p>improve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response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raffle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shown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trees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enjoy</text:p>
              </table:table-cell>
              <table:table-cell office:value-type="float" office:value="11525">
                <text:p>11525</text:p>
              </table:table-cell>
            </table:table-row>
            <table:table-row>
              <table:table-cell office:value-type="string">
                <text:p>organizations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11516">
                <text:p>11516</text:p>
              </table:table-cell>
            </table:table-row>
            <table:table-row>
              <table:table-cell office:value-type="string">
                <text:p>multi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ldl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string">
                <text:p>providing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evidence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stars</text:p>
              </table:table-cell>
              <table:table-cell office:value-type="float" office:value="11473">
                <text:p>11473</text:p>
              </table:table-cell>
            </table:table-row>
            <table:table-row>
              <table:table-cell office:value-type="string">
                <text:p>army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movement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11439">
                <text:p>11439</text:p>
              </table:table-cell>
            </table:table-row>
            <table:table-row>
              <table:table-cell office:value-type="string">
                <text:p>nutrition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dead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worth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directly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string">
                <text:p>mr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11403">
                <text:p>11403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11380">
                <text:p>11380</text:p>
              </table:table-cell>
            </table:table-row>
            <table:table-row>
              <table:table-cell office:value-type="string">
                <text:p>racing</text:p>
              </table:table-cell>
              <table:table-cell office:value-type="float" office:value="11379">
                <text:p>11379</text:p>
              </table:table-cell>
            </table:table-row>
            <table:table-row>
              <table:table-cell office:value-type="string">
                <text:p>straight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string">
                <text:p>cannot</text:p>
              </table:table-cell>
              <table:table-cell office:value-type="float" office:value="11366">
                <text:p>11366</text:p>
              </table:table-cell>
            </table:table-row>
            <table:table-row>
              <table:table-cell office:value-type="string">
                <text:p>entire</text:p>
              </table:table-cell>
              <table:table-cell office:value-type="float" office:value="11365">
                <text:p>11365</text:p>
              </table:table-cell>
            </table:table-row>
            <table:table-row>
              <table:table-cell office:value-type="string">
                <text:p>allow</text:p>
              </table:table-cell>
              <table:table-cell office:value-type="float" office:value="11359">
                <text:p>11359</text:p>
              </table:table-cell>
            </table:table-row>
            <table:table-row>
              <table:table-cell office:value-type="string">
                <text:p>ticket</text:p>
              </table:table-cell>
              <table:table-cell office:value-type="float" office:value="11354">
                <text:p>11354</text:p>
              </table:table-cell>
            </table:table-row>
            <table:table-row>
              <table:table-cell office:value-type="string">
                <text:p>ten</text:p>
              </table:table-cell>
              <table:table-cell office:value-type="float" office:value="11348">
                <text:p>11348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transit</text:p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string">
                <text:p>traditional</text:p>
              </table:table-cell>
              <table:table-cell office:value-type="float" office:value="11332">
                <text:p>11332</text:p>
              </table:table-cell>
            </table:table-row>
            <table:table-row>
              <table:table-cell office:value-type="string">
                <text:p>bring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string">
                <text:p>target</text:p>
              </table:table-cell>
              <table:table-cell office:value-type="float" office:value="11328">
                <text:p>11328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11323">
                <text:p>11323</text:p>
              </table:table-cell>
            </table:table-row>
            <table:table-row>
              <table:table-cell office:value-type="string">
                <text:p>flames</text:p>
              </table:table-cell>
              <table:table-cell office:value-type="float" office:value="11322">
                <text:p>11322</text:p>
              </table:table-cell>
            </table:table-row>
            <table:table-row>
              <table:table-cell office:value-type="string">
                <text:p>downloads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caused</text:p>
              </table:table-cell>
              <table:table-cell office:value-type="float" office:value="11311">
                <text:p>11311</text:p>
              </table:table-cell>
            </table:table-row>
            <table:table-row>
              <table:table-cell office:value-type="string">
                <text:p>pharmacy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string">
                <text:p>airtel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keyboards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volume</text:p>
              </table:table-cell>
              <table:table-cell office:value-type="float" office:value="11265">
                <text:p>11265</text:p>
              </table:table-cell>
            </table:table-row>
            <table:table-row>
              <table:table-cell office:value-type="string">
                <text:p>theory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longer</text:p>
              </table:table-cell>
              <table:table-cell office:value-type="float" office:value="11236">
                <text:p>11236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string">
                <text:p>highway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aircraft</text:p>
              </table:table-cell>
              <table:table-cell office:value-type="float" office:value="11226">
                <text:p>11226</text:p>
              </table:table-cell>
            </table:table-row>
            <table:table-row>
              <table:table-cell office:value-type="string">
                <text:p>columbia</text:p>
              </table:table-cell>
              <table:table-cell office:value-type="float" office:value="11218">
                <text:p>11218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hope</text:p>
              </table:table-cell>
              <table:table-cell office:value-type="float" office:value="11212">
                <text:p>11212</text:p>
              </table:table-cell>
            </table:table-row>
            <table:table-row>
              <table:table-cell office:value-type="string">
                <text:p>kingdom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kong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centers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courses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alabama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string">
                <text:p>doctor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ncc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upload</text:p>
              </table:table-cell>
              <table:table-cell office:value-type="float" office:value="11156">
                <text:p>11156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11140">
                <text:p>11140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causes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er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archive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string">
                <text:p>birds</text:p>
              </table:table-cell>
              <table:table-cell office:value-type="float" office:value="11106">
                <text:p>11106</text:p>
              </table:table-cell>
            </table:table-row>
            <table:table-row>
              <table:table-cell office:value-type="string">
                <text:p>sold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1104">
                <text:p>11104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11099">
                <text:p>11099</text:p>
              </table:table-cell>
            </table:table-row>
            <table:table-row>
              <table:table-cell office:value-type="string">
                <text:p>filing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1085">
                <text:p>11085</text:p>
              </table:table-cell>
            </table:table-row>
            <table:table-row>
              <table:table-cell office:value-type="string">
                <text:p>expo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diesel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larger</text:p>
              </table:table-cell>
              <table:table-cell office:value-type="float" office:value="11038">
                <text:p>11038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11030">
                <text:p>11030</text:p>
              </table:table-cell>
            </table:table-row>
            <table:table-row>
              <table:table-cell office:value-type="string">
                <text:p>guest</text:p>
              </table:table-cell>
              <table:table-cell office:value-type="float" office:value="11027">
                <text:p>11027</text:p>
              </table:table-cell>
            </table:table-row>
            <table:table-row>
              <table:table-cell office:value-type="string">
                <text:p>trip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silver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password</text:p>
              </table:table-cell>
              <table:table-cell office:value-type="float" office:value="11018">
                <text:p>11018</text:p>
              </table:table-cell>
            </table:table-row>
            <table:table-row>
              <table:table-cell office:value-type="string">
                <text:p>millionaire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>lowest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complex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method</text:p>
              </table:table-cell>
              <table:table-cell office:value-type="float" office:value="10997">
                <text:p>10997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block</text:p>
              </table:table-cell>
              <table:table-cell office:value-type="float" office:value="10981">
                <text:p>10981</text:p>
              </table:table-cell>
            </table:table-row>
            <table:table-row>
              <table:table-cell office:value-type="string">
                <text:p>dark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characters</text:p>
              </table:table-cell>
              <table:table-cell office:value-type="float" office:value="10962">
                <text:p>10962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cells</text:p>
              </table:table-cell>
              <table:table-cell office:value-type="float" office:value="10934">
                <text:p>10934</text:p>
              </table:table-cell>
            </table:table-row>
            <table:table-row>
              <table:table-cell office:value-type="string">
                <text:p>gear</text:p>
              </table:table-cell>
              <table:table-cell office:value-type="float" office:value="10918">
                <text:p>10918</text:p>
              </table:table-cell>
            </table:table-row>
            <table:table-row>
              <table:table-cell office:value-type="string">
                <text:p>retail</text:p>
              </table:table-cell>
              <table:table-cell office:value-type="float" office:value="10913">
                <text:p>10913</text:p>
              </table:table-cell>
            </table:table-row>
            <table:table-row>
              <table:table-cell office:value-type="string">
                <text:p>growing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stations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string">
                <text:p>generally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sesshomaru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0845">
                <text:p>10845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believe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string">
                <text:p>what's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>listing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applications</text:p>
              </table:table-cell>
              <table:table-cell office:value-type="float" office:value="10818">
                <text:p>10818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solution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interaction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748">
                <text:p>10748</text:p>
              </table:table-cell>
            </table:table-row>
            <table:table-row>
              <table:table-cell office:value-type="string">
                <text:p>forward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tennis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tests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soft</text:p>
              </table:table-cell>
              <table:table-cell office:value-type="float" office:value="10728">
                <text:p>10728</text:p>
              </table:table-cell>
            </table:table-row>
            <table:table-row>
              <table:table-cell office:value-type="string">
                <text:p>geometry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irs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scale</text:p>
              </table:table-cell>
              <table:table-cell office:value-type="float" office:value="10679">
                <text:p>1067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string">
                <text:p>sirius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cool</text:p>
              </table:table-cell>
              <table:table-cell office:value-type="float" office:value="10651">
                <text:p>10651</text:p>
              </table:table-cell>
            </table:table-row>
            <table:table-row>
              <table:table-cell office:value-type="string">
                <text:p>tracking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0643">
                <text:p>10643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10637">
                <text:p>10637</text:p>
              </table:table-cell>
            </table:table-row>
            <table:table-row>
              <table:table-cell office:value-type="string">
                <text:p>likely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nonprofit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instruments</text:p>
              </table:table-cell>
              <table:table-cell office:value-type="float" office:value="10609">
                <text:p>1060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fan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parks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hong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someone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string">
                <text:p>beautiful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plymouth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van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string">
                <text:p>houses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string">
                <text:p>monitor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w32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href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ability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hd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wikimedia</text:p>
              </table:table-cell>
              <table:table-cell office:value-type="float" office:value="10503">
                <text:p>10503</text:p>
              </table:table-cell>
            </table:table-row>
            <table:table-row>
              <table:table-cell office:value-type="string">
                <text:p>generation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10492">
                <text:p>10492</text:p>
              </table:table-cell>
            </table:table-row>
            <table:table-row>
              <table:table-cell office:value-type="string">
                <text:p>codes</text:p>
              </table:table-cell>
              <table:table-cell office:value-type="float" office:value="10485">
                <text:p>10485</text:p>
              </table:table-cell>
            </table:table-row>
            <table:table-row>
              <table:table-cell office:value-type="string">
                <text:p>coming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bobcats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string">
                <text:p>administration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elements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motion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trainers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advertise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>probably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files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cooking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survey</text:p>
              </table:table-cell>
              <table:table-cell office:value-type="float" office:value="10439">
                <text:p>10439</text:p>
              </table:table-cell>
            </table:table-row>
            <table:table-row>
              <table:table-cell office:value-type="string">
                <text:p>economic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em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string">
                <text:p>defense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string">
                <text:p>god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string">
                <text:p>philadelphia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string">
                <text:p>owners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string">
                <text:p>eat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emergency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0399">
                <text:p>10399</text:p>
              </table:table-cell>
            </table:table-row>
            <table:table-row>
              <table:table-cell office:value-type="string">
                <text:p>jewel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won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episodes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remember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downtown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string">
                <text:p>crafts</text:p>
              </table:table-cell>
              <table:table-cell office:value-type="float" office:value="10359">
                <text:p>10359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agents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reduce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solid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10323">
                <text:p>10323</text:p>
              </table:table-cell>
            </table:table-row>
            <table:table-row>
              <table:table-cell office:value-type="string">
                <text:p>anyone</text:p>
              </table:table-cell>
              <table:table-cell office:value-type="float" office:value="10321">
                <text:p>10321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10318">
                <text:p>10318</text:p>
              </table:table-cell>
            </table:table-row>
            <table:table-row>
              <table:table-cell office:value-type="string">
                <text:p>tower</text:p>
              </table:table-cell>
              <table:table-cell office:value-type="float" office:value="10307">
                <text:p>10307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channels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facts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>guitar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thus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highest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flowers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involved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driving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visitor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syndrome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woman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joints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corp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partners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worldwide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wire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farm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allows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louis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calculator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heavy</text:p>
              </table:table-cell>
              <table:table-cell office:value-type="float" office:value="10166">
                <text:p>10166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easily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string">
                <text:p>raffles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bridge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contains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ed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06">
                <text:p>10106</text:p>
              </table:table-cell>
            </table:table-row>
            <table:table-row>
              <table:table-cell office:value-type="string">
                <text:p>mass</text:p>
              </table:table-cell>
              <table:table-cell office:value-type="float" office:value="10102">
                <text:p>10102</text:p>
              </table:table-cell>
            </table:table-row>
            <table:table-row>
              <table:table-cell office:value-type="string">
                <text:p>purpose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facilities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everyone</text:p>
              </table:table-cell>
              <table:table-cell office:value-type="float" office:value="10074">
                <text:p>10074</text:p>
              </table:table-cell>
            </table:table-row>
            <table:table-row>
              <table:table-cell office:value-type="string">
                <text:p>frame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chief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device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logo</text:p>
              </table:table-cell>
              <table:table-cell office:value-type="float" office:value="10054">
                <text:p>10054</text:p>
              </table:table-cell>
            </table:table-row>
            <table:table-row>
              <table:table-cell office:value-type="string">
                <text:p>clubs</text:p>
              </table:table-cell>
              <table:table-cell office:value-type="float" office:value="10046">
                <text:p>100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045">
                <text:p>10045</text:p>
              </table:table-cell>
            </table:table-row>
            <table:table-row>
              <table:table-cell office:value-type="string">
                <text:p>kits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feedback</text:p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>brothers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string">
                <text:p>agent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string">
                <text:p>impact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string">
                <text:p>gmail.com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rail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retirement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statement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contract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string">
                <text:p>virtual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yourself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richard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prevent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broadband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database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string">
                <text:p>templates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drugs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coverage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string">
                <text:p>lights</text:p>
              </table:table-cell>
              <table:table-cell office:value-type="float" office:value="9926">
                <text:p>9926</text:p>
              </table:table-cell>
            </table:table-row>
            <table:table-row>
              <table:table-cell office:value-type="string">
                <text:p>maryland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organic</text:p>
              </table:table-cell>
              <table:table-cell office:value-type="float" office:value="9917">
                <text:p>991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9905">
                <text:p>9905</text:p>
              </table:table-cell>
            </table:table-row>
            <table:table-row>
              <table:table-cell office:value-type="string">
                <text:p>stuff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historical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quilting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minute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ave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cultural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boat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messenger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9867">
                <text:p>9867</text:p>
              </table:table-cell>
            </table:table-row>
            <table:table-row>
              <table:table-cell office:value-type="string">
                <text:p>confirmed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beginning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nokia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9844">
                <text:p>9844</text:p>
              </table:table-cell>
            </table:table-row>
            <table:table-row>
              <table:table-cell office:value-type="string">
                <text:p>johnson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string">
                <text:p>songs</text:p>
              </table:table-cell>
              <table:table-cell office:value-type="float" office:value="9836">
                <text:p>9836</text:p>
              </table:table-cell>
            </table:table-row>
            <table:table-row>
              <table:table-cell office:value-type="string">
                <text:p>weddings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moths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disorders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eating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secure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knowledge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9766">
                <text:p>9766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commission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voiced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nfl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gets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wine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fine</text:p>
              </table:table-cell>
              <table:table-cell office:value-type="float" office:value="9731">
                <text:p>9731</text:p>
              </table:table-cell>
            </table:table-row>
            <table:table-row>
              <table:table-cell office:value-type="string">
                <text:p>falls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string">
                <text:p>reviewed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covers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piece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catalog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browse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687">
                <text:p>9687</text:p>
              </table:table-cell>
            </table:table-row>
            <table:table-row>
              <table:table-cell office:value-type="string">
                <text:p>lee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publications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stand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selling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usb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string">
                <text:p>remove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businesses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nine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festival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string">
                <text:p>acid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wanted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statements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announced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played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graphic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clinical</text:p>
              </table:table-cell>
              <table:table-cell office:value-type="float" office:value="9539">
                <text:p>9539</text:p>
              </table:table-cell>
            </table:table-row>
            <table:table-row>
              <table:table-cell office:value-type="string">
                <text:p>gnu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rule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apply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telephone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inch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string">
                <text:p>sample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string">
                <text:p>tattoo</text:p>
              </table:table-cell>
              <table:table-cell office:value-type="float" office:value="9473">
                <text:p>9473</text:p>
              </table:table-cell>
            </table:table-row>
            <table:table-row>
              <table:table-cell office:value-type="string">
                <text:p>chapter</text:p>
              </table:table-cell>
              <table:table-cell office:value-type="float" office:value="9467">
                <text:p>9467</text:p>
              </table:table-cell>
            </table:table-row>
            <table:table-row>
              <table:table-cell office:value-type="string">
                <text:p>interactive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itself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route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environmental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require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standards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goes</text:p>
              </table:table-cell>
              <table:table-cell office:value-type="float" office:value="9427">
                <text:p>9427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monthly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string">
                <text:p>reason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9359">
                <text:p>9359</text:p>
              </table:table-cell>
            </table:table-row>
            <table:table-row>
              <table:table-cell office:value-type="string">
                <text:p>printer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deductible</text:p>
              </table:table-cell>
              <table:table-cell office:value-type="float" office:value="9355">
                <text:p>9355</text:p>
              </table:table-cell>
            </table:table-row>
            <table:table-row>
              <table:table-cell office:value-type="string">
                <text:p>toolbox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9350">
                <text:p>9350</text:p>
              </table:table-cell>
            </table:table-row>
            <table:table-row>
              <table:table-cell office:value-type="string">
                <text:p>operation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bottom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stress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string">
                <text:p>1st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heated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string">
                <text:p>tables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string">
                <text:p>von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copyrights</text:p>
              </table:table-cell>
              <table:table-cell office:value-type="float" office:value="9286">
                <text:p>9286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9279">
                <text:p>9279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9277">
                <text:p>9277</text:p>
              </table:table-cell>
            </table:table-row>
            <table:table-row>
              <table:table-cell office:value-type="string">
                <text:p>creek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approved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costs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nothing</text:p>
              </table:table-cell>
              <table:table-cell office:value-type="float" office:value="9256">
                <text:p>9256</text:p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9254">
                <text:p>9254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disclaimers</text:p>
              </table:table-cell>
              <table:table-cell office:value-type="float" office:value="9246">
                <text:p>9246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>can't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educational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string">
                <text:p>famous</text:p>
              </table:table-cell>
              <table:table-cell office:value-type="float" office:value="9231">
                <text:p>9231</text:p>
              </table:table-cell>
            </table:table-row>
            <table:table-row>
              <table:table-cell office:value-type="string">
                <text:p>lose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9228">
                <text:p>9228</text:p>
              </table:table-cell>
            </table:table-row>
            <table:table-row>
              <table:table-cell office:value-type="string">
                <text:p>established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p.m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affordable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martin</text:p>
              </table:table-cell>
              <table:table-cell office:value-type="float" office:value="9194">
                <text:p>9194</text:p>
              </table:table-cell>
            </table:table-row>
            <table:table-row>
              <table:table-cell office:value-type="string">
                <text:p>recommended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menu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fund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9178">
                <text:p>9178</text:p>
              </table:table-cell>
            </table:table-row>
            <table:table-row>
              <table:table-cell office:value-type="string">
                <text:p>definition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9158">
                <text:p>9158</text:p>
              </table:table-cell>
            </table:table-row>
            <table:table-row>
              <table:table-cell office:value-type="string">
                <text:p>potential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letter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string">
                <text:p>flow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hits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string">
                <text:p>pack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factors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bass</text:p>
              </table:table-cell>
              <table:table-cell office:value-type="float" office:value="9125">
                <text:p>9125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nearly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string">
                <text:p>injury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hudson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particular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rated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magazines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committee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height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offering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string">
                <text:p>pop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useful</text:p>
              </table:table-cell>
              <table:table-cell office:value-type="float" office:value="9075">
                <text:p>9075</text:p>
              </table:table-cell>
            </table:table-row>
            <table:table-row>
              <table:table-cell office:value-type="string">
                <text:p>myspace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fit</text:p>
              </table:table-cell>
              <table:table-cell office:value-type="float" office:value="9054">
                <text:p>9054</text:p>
              </table:table-cell>
            </table:table-row>
            <table:table-row>
              <table:table-cell office:value-type="string">
                <text:p>challenge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enterprise</text:p>
              </table:table-cell>
              <table:table-cell office:value-type="float" office:value="9023">
                <text:p>9023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string">
                <text:p>annuities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benefit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helps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giving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moon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>necessary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you'll</text:p>
              </table:table-cell>
              <table:table-cell office:value-type="float" office:value="8968">
                <text:p>896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votes</text:p>
              </table:table-cell>
              <table:table-cell office:value-type="float" office:value="8956">
                <text:p>8956</text:p>
              </table:table-cell>
            </table:table-row>
            <table:table-row>
              <table:table-cell office:value-type="string">
                <text:p>immigration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understand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suite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died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string">
                <text:p>heights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tunnel</text:p>
              </table:table-cell>
              <table:table-cell office:value-type="float" office:value="8921">
                <text:p>8921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estimated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gives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anything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soccer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matter</text:p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>beyond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extremities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fencing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attacks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served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that's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parties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deductions</text:p>
              </table:table-cell>
              <table:table-cell office:value-type="float" office:value="8830">
                <text:p>8830</text:p>
              </table:table-cell>
            </table:table-row>
            <table:table-row>
              <table:table-cell office:value-type="string">
                <text:p>walk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finally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skills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employees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lincoln</text:p>
              </table:table-cell>
              <table:table-cell office:value-type="float" office:value="8782">
                <text:p>8782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methods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shops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8772">
                <text:p>8772</text:p>
              </table:table-cell>
            </table:table-row>
            <table:table-row>
              <table:table-cell office:value-type="string">
                <text:p>rose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elbow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eight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agreement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string">
                <text:p>stone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creative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women's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bureau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leg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electrical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insulin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newspaper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option</text:p>
              </table:table-cell>
              <table:table-cell office:value-type="float" office:value="8694">
                <text:p>8694</text:p>
              </table:table-cell>
            </table:table-row>
            <table:table-row>
              <table:table-cell office:value-type="string">
                <text:p>fabric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calculation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juan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sets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mississippi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quite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crust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antennas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pittsburgh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jim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dealers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owned</text:p>
              </table:table-cell>
              <table:table-cell office:value-type="float" office:value="8654">
                <text:p>8654</text:p>
              </table:table-cell>
            </table:table-row>
            <table:table-row>
              <table:table-cell office:value-type="string">
                <text:p>trying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string">
                <text:p>detailed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weekend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xbox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difficult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successful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lists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temperature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ffered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crew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linkcite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cats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develop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native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signs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internal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steve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networks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avoid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approach</text:p>
              </table:table-cell>
              <table:table-cell office:value-type="float" office:value="8543">
                <text:p>8543</text:p>
              </table:table-cell>
            </table:table-row>
            <table:table-row>
              <table:table-cell office:value-type="string">
                <text:p>fantasy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8520">
                <text:p>8520</text:p>
              </table:table-cell>
            </table:table-row>
            <table:table-row>
              <table:table-cell office:value-type="string">
                <text:p>winning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parents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selected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ray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shoulder</text:p>
              </table:table-cell>
              <table:table-cell office:value-type="float" office:value="8503">
                <text:p>8503</text:p>
              </table:table-cell>
            </table:table-row>
            <table:table-row>
              <table:table-cell office:value-type="string">
                <text:p>session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>toronto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beat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suites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secretary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summary</text:p>
              </table:table-cell>
              <table:table-cell office:value-type="float" office:value="8483">
                <text:p>8483</text:p>
              </table:table-cell>
            </table:table-row>
            <table:table-row>
              <table:table-cell office:value-type="string">
                <text:p>techniques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dh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string">
                <text:p>vitamin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circle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>mexican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>religious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frequently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updates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tank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plaza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fight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originally</text:p>
              </table:table-cell>
              <table:table-cell office:value-type="float" office:value="8425">
                <text:p>8425</text:p>
              </table:table-cell>
            </table:table-row>
            <table:table-row>
              <table:table-cell office:value-type="string">
                <text:p>multimedia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parking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dining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produce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heating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string">
                <text:p>diverse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thoughts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tea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sentinel</text:p>
              </table:table-cell>
              <table:table-cell office:value-type="float" office:value="8358">
                <text:p>8358</text:p>
              </table:table-cell>
            </table:table-row>
            <table:table-row>
              <table:table-cell office:value-type="string">
                <text:p>nba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alien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lives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operating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illegal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8294">
                <text:p>8294</text:p>
              </table:table-cell>
            </table:table-row>
            <table:table-row>
              <table:table-cell office:value-type="string">
                <text:p>magic</text:p>
              </table:table-cell>
              <table:table-cell office:value-type="float" office:value="8293">
                <text:p>8293</text:p>
              </table:table-cell>
            </table:table-row>
            <table:table-row>
              <table:table-cell office:value-type="string">
                <text:p>background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doors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limit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atkins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breed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font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teams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officer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consider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string">
                <text:p>adults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begin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dedicated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assistant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buildings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highly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string">
                <text:p>trust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permalink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scientific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harbor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string">
                <text:p>ratings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approximately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grow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serving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whose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xm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fare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manga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russian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fans</text:p>
              </table:table-cell>
              <table:table-cell office:value-type="float" office:value="8121">
                <text:p>8121</text:p>
              </table:table-cell>
            </table:table-row>
            <table:table-row>
              <table:table-cell office:value-type="string">
                <text:p>himself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peace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responsible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allowed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roll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diets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wish</text:p>
              </table:table-cell>
              <table:table-cell office:value-type="float" office:value="8081">
                <text:p>8081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dream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reach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dr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completely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marriage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fixed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fresh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assistance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universal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protect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memorial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instruction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tip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diamond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serve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soil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guard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manhattan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wheel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answers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joe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despite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trial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hdl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compulsive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notice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reduced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northwest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deferred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string">
                <text:p>ride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saw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outbreak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ecommerce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prevention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thousands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else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hide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laws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formed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fences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youth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damaged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opening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doesn't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utah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releases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attention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string">
                <text:p>trading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devices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except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sponsored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separate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signal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themselves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verizon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chain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fully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examples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clients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receiver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kb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capacity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dealer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birth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appears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funny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computing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rear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chance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continued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appear</text:p>
              </table:table-cell>
              <table:table-cell office:value-type="float" office:value="7647">
                <text:p>7647</text:p>
              </table:table-cell>
            </table:table-row>
            <table:table-row>
              <table:table-cell office:value-type="string">
                <text:p>bike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showing</text:p>
              </table:table-cell>
              <table:table-cell office:value-type="float" office:value="7634">
                <text:p>7634</text:p>
              </table:table-cell>
            </table:table-row>
            <table:table-row>
              <table:table-cell office:value-type="string">
                <text:p>metro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behavior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gypsy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alone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careers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warranty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launched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particularly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extension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theater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rise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seems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grade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tag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diseases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championship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topic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string">
                <text:p>eyes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venture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premium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string">
                <text:p>vodafone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providers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colors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flag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command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finding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string">
                <text:p>leads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freedom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manufacturers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bluetooth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ringtone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string">
                <text:p>yard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housing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automatic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calculators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relations</text:p>
              </table:table-cell>
              <table:table-cell office:value-type="float" office:value="7421">
                <text:p>7421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deposit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walking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yorktown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string">
                <text:p>communities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comparison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knee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engines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und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hotmail.com</text:p>
              </table:table-cell>
              <table:table-cell office:value-type="float" office:value="7382">
                <text:p>7382</text:p>
              </table:table-cell>
            </table:table-row>
            <table:table-row>
              <table:table-cell office:value-type="string">
                <text:p>sense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arms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brief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creating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neck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serious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castle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lowering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ranges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climate</text:p>
              </table:table-cell>
              <table:table-cell office:value-type="float" office:value="7319">
                <text:p>7319</text:p>
              </table:table-cell>
            </table:table-row>
            <table:table-row>
              <table:table-cell office:value-type="string">
                <text:p>justice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corner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described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detroit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relationship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les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buffalo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hip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wear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speech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authority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components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guarantee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carry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requires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looks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holidays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pair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quilt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anxiety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drop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teaching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omaha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gain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kikyo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letters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tissue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pump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cycle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mortality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world's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smaller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arrival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adoptions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it’s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reply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claim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skip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riding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steps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decision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didn't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kw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billion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sciences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funds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interesting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expansion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bones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featuring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embroidery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brought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nations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driver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equity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hire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determine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appraiser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bear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tribal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educator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refund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boys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client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defenders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hoof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salt</text:p>
              </table:table-cell>
              <table:table-cell office:value-type="float" office:value="6989">
                <text:p>6989</text:p>
              </table:table-cell>
            </table:table-row>
            <table:table-row>
              <table:table-cell office:value-type="string">
                <text:p>towards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mental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cookware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closed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comprehensive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cardiovascular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launch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franklin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sitemap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dollar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placed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leather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warm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disk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critical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railroad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vista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typically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fighting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artists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exclusive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eventually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profit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towertalk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earlier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organized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variable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presidential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richmond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nintendo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becomes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dan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discuss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basis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graduate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rare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chest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lying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telecommunications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combination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cutting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rom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instant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rent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publishing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jose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payments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immediately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understanding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sew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equal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live.com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duty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doi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ensure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policies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gun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shape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ex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labor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snow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chips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performed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airfare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unsourced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nbc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changed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agencies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breakfast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opened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costa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opinion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followed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translation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met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extreme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drift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slow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dollars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competition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needle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craft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gate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firm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leaders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affairs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revenue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unless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deaths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designing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strip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shower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joseph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raise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applied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crazy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iphone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guaranteed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idaho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employee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guests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boards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promotion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soup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string">
                <text:p>worked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returned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shooting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rio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initial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antique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bath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advance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removed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spot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bristol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ones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document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commonly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count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relief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experts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pretty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fruit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couple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effort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td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otherwise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platform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regarding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appropriate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essential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efforts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direction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width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reasons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evil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majority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string">
                <text:p>da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coronary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console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expected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ibm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henry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reserve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pin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oceanic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meaning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decor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dodger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redirected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calling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clothes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facility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oem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arena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inches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helpful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4th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classifieds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amazing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obama's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wrote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fees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williams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winner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blackberry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officials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extremely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wife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bytes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covered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greatest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searches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eagle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accommodation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constitution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toward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lifestyle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concert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arcade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intelligence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manufacturing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extensive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skid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literature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recommend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aids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guy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recreation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perhaps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captain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hampshire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containing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registry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boundaries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formula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leadership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sounds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miss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seo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strategies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carbon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dates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delta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rd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reader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developing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bbc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giant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madison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disclaimer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mode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phase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rover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appraisals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lodge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bags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discovered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lady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supplements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toll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ages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figures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nashville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sprint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usd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proof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pregnancy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eur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cb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premier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speaker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specials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toyota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reception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purposes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factory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cbs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intended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situation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spreadsheet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soviet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task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davis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broken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optimization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recovery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predator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savings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drink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lack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easier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shelter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alliance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contractors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bookmark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circuit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frank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expenses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herald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spirit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diabetic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broadcast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kabul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humans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tendon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ip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sections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remains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maintain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improvement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trap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e.g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lessons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reliable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cap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talking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gave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fourth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helping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lakes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nurse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census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attorney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fatty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presence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appearance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faculty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voyages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starts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lcd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presented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scientists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conservation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ol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string">
                <text:p>ergonomic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inuyasha's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bharti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begins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mountains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rv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spread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berlin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biggest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introduced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deck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finish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decided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discover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boundary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string">
                <text:p>tampa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republican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demand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mantle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volleyball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desert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explore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we're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maybe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brian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birthday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heard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shirts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aol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arthritis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vintage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s.a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quest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secondary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injured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pad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tape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deutsch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assessment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positive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conversion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mirror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auction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alert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issued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chip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motorcycle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gone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string">
                <text:p>revolution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vegetable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tracks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papers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ends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fm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espa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enforcement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readers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consulting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faqs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truth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elite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liquid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draft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leaves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dietary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plasma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experienced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rocks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string">
                <text:p>increasing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fiction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comics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depending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cancelled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accessed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andrew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exercises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lipoprotein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calories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changing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keeping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existing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palace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dragon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aliens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bingo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thread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catholic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atlas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string">
                <text:p>offices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pink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counties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controlled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weapons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sacramento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remain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evening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boxes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accounts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breaking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continues</text:p>
              </table:table-cell>
              <table:table-cell office:value-type="float" office:value="5503">
                <text:p>5503</text:p>
              </table:table-cell>
            </table:table-row>
            <table:table-row>
              <table:table-cell office:value-type="string">
                <text:p>suggest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script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continents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rincon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relatively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breeds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chronic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dress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cincinnati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duo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prepaid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joined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contest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terminal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scores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availability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wars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belt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ez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influence</text:p>
              </table:table-cell>
              <table:table-cell office:value-type="float" office:value="5454">
                <text:p>5454</text:p>
              </table:table-cell>
            </table:table-row>
            <table:table-row>
              <table:table-cell office:value-type="string">
                <text:p>attempt</text:p>
              </table:table-cell>
              <table:table-cell office:value-type="float" office:value="5451">
                <text:p>5451</text:p>
              </table:table-cell>
            </table:table-row>
            <table:table-row>
              <table:table-cell office:value-type="string">
                <text:p>counter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eggs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egg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burning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tim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consultant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sango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educators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draw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abstract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children's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pricing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defined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perform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cake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casio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hear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depth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homepage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meat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string">
                <text:p>cv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specialty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agriculture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proper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openings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depression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rank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haven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fran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apartments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sit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operated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measure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islamic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saving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empire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referred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fluid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hunt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wing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processing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exactly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dating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adaptation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sister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con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ligament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affected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vendors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officers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cables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chocolate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euro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driven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leaving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portion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string">
                <text:p>seem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isp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ornamental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intake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ben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curling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handle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msn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embassy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diameter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studios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meal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servers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men's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indianapolis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increases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basket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olympic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regulations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theatre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pounds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clinic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string">
                <text:p>blues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heritage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sydney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vinyl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clips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copper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rev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dave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hidden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elebrity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formation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replaced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queen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crosby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performing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venues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rhode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waiting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parc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keys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0th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villa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medications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resolution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sword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anderson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adapter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suggested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ranch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lipid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bridal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crisis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borders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mmediate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neighborhood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monitoring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hosts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noted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smooth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supported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que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angle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stainless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strike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blade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fiber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messages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giants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shirt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millions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earth's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household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quantity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guys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elizabeth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vacations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purchased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elected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previously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adopt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manage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fear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differences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filled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portfolio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appeared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rat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zero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vary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elementary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kept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coat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occurred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compact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19th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travels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tony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conduit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measures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tried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domains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authors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fifth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blocks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significantly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ipod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albums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mine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connect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landscape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continuing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frequency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spoilers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cheese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felt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src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charges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cartoon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flange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typical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lowrance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partnership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titles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sector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stephen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surveys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dub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chronicle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helped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researchers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wonderful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wyoming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aig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harry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styles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fairgrounds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contemporary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allen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layer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greensburg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associates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twin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jason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sexual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amounts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specifically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abuse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mathematics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remaining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lived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butterfly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psp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chosen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integrated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vanguard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catch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ncaa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calgary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nearby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string">
                <text:p>missing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tokyo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yamaha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scene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mba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preview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characteristics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trains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plays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improved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functions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goods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tropical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lottery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stands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retaining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tie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string">
                <text:p>enfield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canned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ais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equine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angel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camping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controller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mumbai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anywhere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replace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hole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meetings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cached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expect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detail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heads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carrier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identified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carriers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visiting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spent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atmosphere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berkeley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laboratory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breast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painting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gateway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choosing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reservation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plug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favorites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lord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behavioral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jaguar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repeater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determined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certification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charger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assist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semi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mouth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carb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accessory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deluxe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refer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watt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desk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anniversary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wolf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stills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string">
                <text:p>hunter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seed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resulting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output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jon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liberty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acids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louisville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input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isn't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sizes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string">
                <text:p>flexible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rider</text:p>
              </table:table-cell>
              <table:table-cell office:value-type="float" office:value="4584">
                <text:p>4584</text:p>
              </table:table-cell>
            </table:table-row>
            <table:table-row>
              <table:table-cell office:value-type="string">
                <text:p>excavator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warner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arrived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drivers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classified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controls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cookie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jesus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bikes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revealed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messe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gates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roger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dip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showed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wii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brake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string">
                <text:p>radios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lifetime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booster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industries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doctors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shanghai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obesity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subjects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mailing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utility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patch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dangerous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directors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wooden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clark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cab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cordless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jacksonville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immortal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shuttle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versus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vancouver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meals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explorer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affect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converter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omfortable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dl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concrete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mounted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object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kg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profiles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traveling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jeff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ore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fossil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consists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accurate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mmc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tabs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metabolism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personnel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5th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bend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credits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sam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paso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apparel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cnet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corps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believed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incorporated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moment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lesson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journey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hr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>betting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testimonials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yards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module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kai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booking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speaking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airfares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string">
                <text:p>prepared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xp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exposure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f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woods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respect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installed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hoodia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importance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husqvarna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observed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northeast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basics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accepted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trucker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boats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pine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nights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clipart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acquired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tells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anthony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adams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thai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expositions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forced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printed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uscg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imac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creation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column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reducing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ahead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escape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tourist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formerly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pure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arlington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employers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concerns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rubber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whatever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string">
                <text:p>failed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shock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rail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finished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fracture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ear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artery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cameras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abs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faceplates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dos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aerial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bruce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deficiency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reporter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processes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boulevard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banner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unix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widely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covering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coordinates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discounts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mega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ls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blvd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trouble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teens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twice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nash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rod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gresham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salary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let's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robinson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contained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managed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chamber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reached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ss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supports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ace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actions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canyon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glossary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ministry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identify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honor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jefferson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monitors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ethnic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relevant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normally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rings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barbara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efficient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img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addresses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finger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htm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experiences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attached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inner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rochester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barrier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lucky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beaches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happen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adsense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ak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passenger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ceo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knows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candidate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sharing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burn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accident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noise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folk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mercury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heroes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practices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odds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ceiling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producing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queens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geographic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cardiac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inspection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formal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platinumcheap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bond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cingular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foster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floral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900live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string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hose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resume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paying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birmingham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minneapolis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customs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trim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rome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identity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britain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bought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delivered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zones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responsibility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ic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brooklyn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angels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exist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bulletin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midwest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anatomy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losing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sitting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courts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finds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twenty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initially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participants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kinds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trained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au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earned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acts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deliver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follows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renaissanc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hearing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grass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capable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tall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argument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carpal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hf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infection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lift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ending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grace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mice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outer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attorneys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arab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broad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norfolk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permission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galleries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hop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northwestern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aspects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rehabilitation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coupon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carried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certificate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gmbh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lane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caught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engineer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av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aviation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automatically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alerts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conducted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tricks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nextel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providence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infant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dose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suggestions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truly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taste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rising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brass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knight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crochet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dental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cosmos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assigned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patrick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layout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themes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certainly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rural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mesa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consumption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adventures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administrative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herself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procedure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nbsp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you've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plain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d.c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initiative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grey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coastal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lsat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upgrade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seeing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debate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beer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vhf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lb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myself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biological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stats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finder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saturn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elevated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pcs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pest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calcium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america's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musicfree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fix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compatible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puzzle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animated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divided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beans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collections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consultants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enemy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streets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cisco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xxxxarczipcheap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acting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colored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trademarks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cedar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farms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negative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demo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supplied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peninsula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marriott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attempts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healing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carter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indicate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supplier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compensation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grown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admission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pulse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trends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civic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alexander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dynamic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lewis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supplement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tilt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labels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protected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guns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massive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bright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cooling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den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bet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digg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karaoke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ringtones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gardener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stocks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territory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herbs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milford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cgi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miniature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picks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lock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vocabulary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periods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garage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participate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hey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alumni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forearm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brings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sponsors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catering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element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automobile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dvds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portugu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riverside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ordered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duration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aim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triglycerides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decide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viewed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grill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steering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percentage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holy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hurricane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hell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bodies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pleasant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sheets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colonial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slide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appraisers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awareness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frequent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harvest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integration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agricultural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alive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bowling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legacy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chrysler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arc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balls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cruises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they're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fats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elect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productions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stomach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mechanism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franchise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fireplace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choices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inflammation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kent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numbness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deadline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bull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ce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walker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pg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wow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empty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flea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meets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moderate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discoveries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horizon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halloween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bedroom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coupons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directv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heater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excess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bread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settlement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holders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moves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kohaku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turning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obtain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challenges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collar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objects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podcast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rocky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enterprises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bringing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ross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aware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trend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vldl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bound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puppies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crack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journalism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nederlands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rivers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connections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teenage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troy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metabolic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th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fingers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signals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mhz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exciting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sessions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breaks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weak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trimming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chairs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congr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import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foam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yahoo.co.uk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entered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ron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edward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preferred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killer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athletic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copies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plumbing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circulation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butterflies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officially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decorative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expanded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boot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amendment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charged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greg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ryan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xxxxnetzero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landing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motors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adopted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plot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boots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sporting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musicians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beijing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baskets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bergen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composition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branding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focused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aka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chargers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eco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damages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concepts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dresses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slowly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naked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mustang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f3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editorial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concord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newly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pole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dubai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larry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earning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rankings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v7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alltel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sensor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plenty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roads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seeds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threat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naraku's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champion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painted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here's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dancing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vitamins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illustrated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wv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exit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disabled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composed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mitsubishi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amateur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counseling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husband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tons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broadcasting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hanging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mom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capitol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consumers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essay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melbourne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candidates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shell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alan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charlie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presents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accommodations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dna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calorie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mining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commodore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spiritual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creates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trojan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conflict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ceremony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exact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carpet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80s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excel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measured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patent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hooves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collected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overseas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donation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i'll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florists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invasion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euchre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loop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mph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constant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hobby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unusual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ken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enhanced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crown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dimensions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ramos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cotton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fossils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concerned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audience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arabic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nova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minority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collect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ports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leisure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paypal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hospitals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mccain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montgomery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polski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churches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effectively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hero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alternate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bottle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bomb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ingredients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mesh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arthur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spending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legislation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armed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bark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arteries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alarm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planners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_blank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bow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commitment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chevrolet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cure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broadway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institutions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matches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acut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linda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atherosclerosis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absolutely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cakes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candy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happens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arrested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fleece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lisa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authorities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rs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bug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artificial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abroad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describe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hypertension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arrow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departments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dies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jacket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drives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looked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rugby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loved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chemistry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successfully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veterinary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progressive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geological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voip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shin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estimates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nose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logic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ind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anne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norton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christopher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hotmail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conditioning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distributed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bears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naturally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appeal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appliance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diving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nascar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candle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spray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coins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biz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favourite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risks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scan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carrying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itching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headset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innovative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concern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populations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angles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fell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awesome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adjustable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nd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cuisine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philosophy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mlb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laboratories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edwards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defend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imaging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agreed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wet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koga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radiation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depends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checkout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danger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chevy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builders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del.icio.us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cigarette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contributions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welding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entirely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experimental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depiction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fits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fibromyalgia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define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panasonic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touchdown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complications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decades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reeders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commons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cherry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ellis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represents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russell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appointed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towns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conversation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illness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honolulu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payroll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estimate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990s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rep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encourage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males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favor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closer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nick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horse's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mention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hispanic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responses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antarctica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tough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1th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fetal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antivirus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asking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indeed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libraries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decisions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submission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albuquerque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invite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5th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knitting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970s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controversy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kgb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dealing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subway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duties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indicates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expanding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pound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humor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decreased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announces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gi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dean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matching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cna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dust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promise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blast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douglas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companion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apparently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makers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receptor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andy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displays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handbook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graham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economics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folge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reunion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absolute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buses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shepherd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convenient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colony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designated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shelf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eligible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equus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augustine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dishes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functional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thousand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monroe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cookies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rim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affiliates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attend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volcanoes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enhance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cord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entrance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lo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9th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passing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acres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regulation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poverty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fujitsu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excessive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keeps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chemicals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advantag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hyatt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affiliated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greatly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rangers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compost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proud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brush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grounds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roberts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cylinder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unfortunately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exterior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cute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gloves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masters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doubt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bookmarks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kick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das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congo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bigger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establish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charters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displayed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constructed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appointment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exhibit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moore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definitely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kagura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brownsville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harrison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invention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pioneer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lovers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reno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advisor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sir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dublin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compliance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carefully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claimed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tasks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curriculum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christ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restoration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cuts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drum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expressed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visited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allied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structural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disaster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dept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earthquakes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bronze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drawn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walter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hampton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shark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platinum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approval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advisory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cellphone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definitions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lawyers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dirt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closing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imagine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pond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decade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jennifer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endurance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roses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cooper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authorized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960s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interstate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commentary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minerals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comp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capabilities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analyst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stopped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adds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ventures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audiovox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1st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bulk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dependent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tires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describes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capture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manufactured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generate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improvements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barry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destruction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fever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enable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blend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confidence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pie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busy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whereas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doll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roster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lightning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dropped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barefoot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quie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delicious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diy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appliances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enlarge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folding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bills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surf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asset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aquarium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listening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extent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prove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criteria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bobby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gen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entering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pension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consistent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pci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chuck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counting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bicycle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detention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fault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beast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earthquake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courtesy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returning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backgammon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considering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faces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silk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conferences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frozen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por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specialized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chiefs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laura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outfitters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coaching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operates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yesterday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costume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expat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aren't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americas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vw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emperor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cruz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um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heaven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herb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mario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detection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announcements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chi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forming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converted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additionally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ll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cinema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baker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jimmy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errors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titanium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mga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herbal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receives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conventional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ctress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afghans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barrington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seating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ebook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squadron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capability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amplifier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ankl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ah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arranged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requirement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reseller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4th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billy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cup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feels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bearing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gazette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bean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dear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abilities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bonuses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lookup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reflect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6th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boss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guidance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excellence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gap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protective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dad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olympics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diagnosed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cabin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checking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rotation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chords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auctions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brick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refers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measuring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climbing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terry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controllers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persian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ana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whenever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festivals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exploration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podcasts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contractor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wells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cheshire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intensive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boom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traditions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pampered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represented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column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arabia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greenhouse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dressage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erie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freeware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aged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locate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brochure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earnings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carries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investors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zoo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descriptions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suffering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savannah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championships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bedding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ha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celebration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participation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buzz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heather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sol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fastest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canine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permit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holes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passion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engineers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prairie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familiar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cite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altaic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boxing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amsterdam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rapids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bat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exotic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dominican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desire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divorce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cr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bahasa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implementation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colin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albert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autos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instructor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beneath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stewart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expires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cf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harmony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associations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directories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amy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batman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gross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abandoned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explains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pairs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games.com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expense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nuts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amenities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ass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coated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comcast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mirrors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gathering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decorations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acoustic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bi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funeral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coaches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flood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meta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anemia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babies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nancy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elegant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difficulty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saddl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aspect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karen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pub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preparing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cage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kills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artichoke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sought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lt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invitation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occasions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fitting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amazon.com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brisbane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ddr2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coolant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veggie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operational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assisted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alphabet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initiatives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campbell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compound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ge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requested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extinction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butler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wearing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charitable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layers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mobility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ultimately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braid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notre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exists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rough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canton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ban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bon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condoleezza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boarding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kirara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defeated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applying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recruitment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grew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davidson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vascular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ranging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bonds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cobra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indians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bariatric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aftermarket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ddr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renewable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elsewhere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belly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absorption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pat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therapeutic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collector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cognitive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chennai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magyar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bakers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slim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l.a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seemed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acquisition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promoting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checks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englewood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forex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cloth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constantly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amd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subsequent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realize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recruiting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genus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salon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bankotsu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alexian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broke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folder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moms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indexed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anyway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brownie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complaints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ancestors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duck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fake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chattanooga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apricot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civilians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firms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augustinian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cages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caps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dame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elevation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alternatives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gamespy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broker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probe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actors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lipids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arrive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pst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citations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aol.com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ist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reed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beverage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applicable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essentially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contribution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fatigue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peer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experiment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submarine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siemens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batterytoshiba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hormone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cal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nutrients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departure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aired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tale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attachment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airways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dennis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chess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invit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concerts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brazilian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disabilities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volt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huntington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bold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duke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emotional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outline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ellen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consult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3th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celebrate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legends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babysitting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valuation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bradley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mtv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tom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advocate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jane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che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afb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curve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donations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elderly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affects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recreational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precision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asi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packs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armor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ao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greensboro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sks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barcelona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besides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expertise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injection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cooperation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devil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characterized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cad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joining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crowd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aside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aspen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chains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rumiko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flooring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infect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ig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inexpensive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alexandria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consultation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acceptance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cypress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wallace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airports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concerning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gamecube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centuries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cemetery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enemies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assignment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observ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specified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corrections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moo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beginner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criticism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pd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hel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lepidoptera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legitimate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abortion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midfielder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attraction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trench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coconut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fusion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orientatio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djust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da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grip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gauge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denied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monterey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johannesburg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beneficial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kilometers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circular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angina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configuration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consent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ink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islam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sdram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donna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clara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rterial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mag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lobby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compaq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tops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about.com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considerable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antiques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irvine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attachments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intellectual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wallpapers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evolved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bugs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filling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floors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corridor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hospitality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intro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decks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drums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that’s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axis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fur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chapel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belts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governments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announcement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laundry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reptiles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company's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gaza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abdomen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equestrian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cabinets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effectiveness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abnormal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depot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caterpillar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switches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robability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combo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bottles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believes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bankruptcy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antarctic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fortune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clicking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dense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beverly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accompanied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dawn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berry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administrator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challenged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miga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genesis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applies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cent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compression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glasses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edmonton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borg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aerobic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recover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insight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durable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lighter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dolls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hopes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magnesium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brussels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burial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conclusion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adapted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burlingto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simpson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bamboo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aaa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clinics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counsel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icons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establishment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abdominal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chambers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p.o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ax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anytime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_export.php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bait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hawk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arq1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surrender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merged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aboard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diary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db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reproduction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adequate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litter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breath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attitud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caring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lafayette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chose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dictionaries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celebrities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dont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drops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disambiguation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objective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arnold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cancel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presidency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careful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atmospheric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appearances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huygens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alloy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astuce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blades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myspace.com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e.t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commissioned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participates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accidents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breathin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debut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base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pt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pong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appaloosa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weird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enjoyed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forth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dozen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avon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discrimination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annually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ams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dried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battles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salaries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arrangement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emerging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cribbage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gentl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fifty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jungle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25th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admiral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ppreciate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databases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cornell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arise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geo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solaris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dynamics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architectural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motels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photovoltaic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ash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midway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aaro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bucks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legislature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genes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cheaper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advent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contributed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supporters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bumper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bulldog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extinct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genetics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bite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ef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consisting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corvette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casual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nail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candles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altitude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ted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andrews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rehab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benz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oscar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corners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absence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debris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calendars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eds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volkswage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objectives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flip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cia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hound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arrest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2nd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sculpture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7030">
                <text:p>703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fellowship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ion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hang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belief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cardio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bangalore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rospective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facial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walnut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additions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complaint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agenda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betty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alameda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condo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dive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astro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burns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bennett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paige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crimes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benzin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bargain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tender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aimed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angry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acupuncture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messaging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adjusted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canvas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earthlink.net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buena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conditions_and_diseases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occurring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licenses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hobbies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basement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klingon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deadly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macau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boutique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can’t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4th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mortgages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johns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rookie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bang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adapters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budgeting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ali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augusta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bedrooms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backed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esky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disposal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fuck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brooks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bedded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attribute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addiction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outsourcing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index.html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thickness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flies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j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photoshop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dome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0th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campaigns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advocacy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arrives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blogger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attract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calif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collectibles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durban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dig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carson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symptom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cpa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buick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equally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analog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photograph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brakes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adopting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pots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beads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surveillance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barriers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collapse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exclusively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extends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retailers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easiest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trash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afford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floating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generations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atlantis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dozens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bridgeport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adelaide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closest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eve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coil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calculated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interpretation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accommodate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noaa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mohammad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exams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collaboration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carbohydrates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considerations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behaviour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absorbed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ata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buried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.0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durham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anterior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lzheimer's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cumberland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difficulties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grams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brokers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incidence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elvis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delegate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assumed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cock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arbor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scar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bunch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3rd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thereby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bridges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bead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cents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fails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hoping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catfish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condos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abraham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oaks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fairs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inland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metallic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bypass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gel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midland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dialect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tends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alter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surrounded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bloggers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translated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attendance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auxiliary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deadliest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detox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caterers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succeed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beverages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coliseum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mateo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do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compounds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bust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boca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decoration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adverse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authentic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optimal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aquatic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bare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eesti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archery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beliefs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doesn’t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coa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acquire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alike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ef1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acc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ock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gujarat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enthusiasts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behalf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stark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consistently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algebra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accused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colonies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aims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dans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childrens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alto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begun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guild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centered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actively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distinguished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dam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commissioner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outcome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flavor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daewoo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bracket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affecting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din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autumn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defeats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e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recap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fta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altered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ourselves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characteristic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essentials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decals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engage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jeremy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extraordinary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mothers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dispute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blake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appearing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assembled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attach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conjunction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foreclosure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convergent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afraid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preliminary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7th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bachelor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paleontology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ethernet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founding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brett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headsets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consist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solving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admitted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ac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crescent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9th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8th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cleaners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dressing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reakdown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marines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gb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a.s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edinburgh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mtn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brook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argus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accreditation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browsing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joystick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katrina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sherman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amstrad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decommissioned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afghanistan's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ethanol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hart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carroll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ast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alton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amtrak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continuously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attempting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makeup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2v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th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spokane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circles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develops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drill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duct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hotjobs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phenomenon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arsenal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faso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850live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cartridges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crowne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bonnie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lining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defunct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baked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bbq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badge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travelling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claire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advances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aries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blu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daytona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breez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desserts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gibraltar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lcatel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fancy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pumpkin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crane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us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entertainer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dealership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coatin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cathedral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ccomplished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luminium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shland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baldwin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ntigua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bundle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kenneth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guilty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bloomington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commercials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diamonds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everett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experiencing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della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farmer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contributing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razr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floppy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andre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con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foundations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asthma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demonstration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carbs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auch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butt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apparatus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3rd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attributed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automobiles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oval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destiny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burkina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foil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xioms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complement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chin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modifications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gregory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appeals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dialogue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inca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conducting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advertisers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emerge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fixtur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curtis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easton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oreover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allan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analyses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ergo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9.9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disasters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curious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committees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colon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banned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affair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acetylene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greenwich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banners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chow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bombay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john's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bolts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ntsc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abundant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commonwealth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accent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adjustments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csn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comparisons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ids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dunc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heckers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destroying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banquet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ant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hezb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execution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jeu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advertisements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0.0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clash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advised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battlefield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advocates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achieving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discipline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drainage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bo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elimination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bantam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beacon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hardcover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amc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hungry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arrange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beaufort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lakewood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beaver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achievements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buys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competing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accordance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alphabetical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athlete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barnes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abi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adipex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hyderabad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appetite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ch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clin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angela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barely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accepts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akai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appreciation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encore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composers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calculations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dominated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celebrations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bella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fertility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alexis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brent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.9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aguadilla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brookfield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anglers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advise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catchin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enters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faults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advisors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icp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evaluating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.101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cracks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britney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bis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cairo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boone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dancer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bentley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discs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dobson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align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aerobics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gallon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12mb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bethlehem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adc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at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backs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averatec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citrus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unclear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apo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airdate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bio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comparative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pi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champagne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cement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aci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exchanges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clerk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accepting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bakersfield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chestnut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beth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alleged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donkey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beaten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amusemen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consuming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aires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11354">
                <text:p>1135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academics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a7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brushes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bells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arrhythmias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hiding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9.9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divergent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aftermath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apex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dis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accountants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bracelets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aiptek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equations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aston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differently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boring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8859">
                <text:p>886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casserole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bcm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comprising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.0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diagrams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0.9.7a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acom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firing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agfa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fisc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celebrated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cardiology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asrock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ballroom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citing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bsent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cabo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adware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dubbed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bulls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a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brochures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animation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alignment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activist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ajp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delight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2345678910">
                <text:p>1234567891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enpower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chicony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capssa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arcom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56mb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bracelet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achitec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alaris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actmemory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cartidentify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enclosed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commanded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cok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rotate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anguilla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entris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ad.doubleclick.net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0th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deli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erospace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births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coordinators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bowel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digging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b.c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ballet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imposed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csx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elevato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.9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cajun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accordingly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x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5.0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adrian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afterwards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hist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finances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christina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boeing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digit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digestion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backdoor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040ez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addressing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apoe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9.9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biol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bradford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bake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dus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alias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battalion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analyze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accor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favorable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bu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chiropractic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affections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allergic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assemble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brac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bins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duluth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adaptive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accountant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.2.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anglo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allocation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2.0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ancestor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battleship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00s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100planned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excluding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10crystal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archaeopteryx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40s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basalt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barbecue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billiards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avp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70s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lossom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4.9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chill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apartheid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.2.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bitter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cheating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climates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audiences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00xl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courage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pany.all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rystalline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aboutsitemapall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adrenal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demanding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bipolar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ala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centipede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irbus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armageddon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0.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auditorium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exclusion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920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burton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amid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9ers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alterations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amherst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continuity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barre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briefcase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amarillo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ide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bie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m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camcorders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assessments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bleach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cancu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iv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aj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appealing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collapsed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canberra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bient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40a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beagle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autoimmune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ambulance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bathtub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abilene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abdo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aiken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arrows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abt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cunningham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8mb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adjusting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averages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inventors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f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bount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andes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ack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barber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bs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collectively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beachfront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9.9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0.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beings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alot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clearinghouse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assumes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0.103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argentine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nnoying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deviation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breathe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.9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crushed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75.0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.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cheerleading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aten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davies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flamingo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1.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9.9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8005">
                <text:p>6801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625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ttendees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birch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arrests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6502">
                <text:p>65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bowie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01k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angiotensi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2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abbey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anthropology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champs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axe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.11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absorbs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bowdoi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baghdad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accumulate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adaptor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alberto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briefing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1th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accessing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,000,0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belonging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algebraic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alberghi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lta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x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acs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00s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amos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baron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almanac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affiliation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08opale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1358">
                <text:p>113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,000,0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catalan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.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.9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a.d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antibodies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.2.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vw.php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11355">
                <text:p>1136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accessoriesdog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.2.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.9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.9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bosanski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.0.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1k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v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autonomous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biomedical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dvisories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40x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utor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lfalf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0.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lbei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afghani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.000000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.3.4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.0.5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bunker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aesthetics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anchor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apteryx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assign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abide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amer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.9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.9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9.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.9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.9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alligator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australia's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5.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abunza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.11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.9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0nr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0th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2890844526">
                <text:p>28908445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2131415161718">
                <text:p>121314151617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62728293031">
                <text:p>2627282930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.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8th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5.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.2.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0.5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,500,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555">
                <text:p>25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5th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5k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min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0.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aspirati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.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09sun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50.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.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800planne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.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009tue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b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th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0x2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4k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lamogordo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9.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tim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mi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.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.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4x76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11706">
                <text:p>117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00p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,500,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.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80i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.107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00s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,250,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6.9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.9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.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6th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.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absur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0.9.8b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.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.100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4v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daptin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m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.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.2.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0s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0.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0webspace.ne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p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.3.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.4.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.0.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00s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14159">
                <text:p>3141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0th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99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.2.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4.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00a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142">
                <text:p>21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.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.3.2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00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.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.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9reposted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.1.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.1.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0.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.23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9.8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00000000000001.00000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.9.8i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.10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01">
                <text:p>1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0000000000000002.000000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0000volvo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.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0s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px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0.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.2.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5.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00ff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2345">
                <text:p>12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.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.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.10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.2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00000000000003.00000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,0,10000,1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.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017">
                <text:p>100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.0s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a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.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pmsa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9.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.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.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00000000000009.00000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.25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0,25197,235196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0000000000000042.000000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000000000000030.000000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0.8a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05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000000000000011.000000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8599,1840419,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000000000000025.000000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0.0.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b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,14mmb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00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,8599,174550,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,8599,1729524,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000000000000023.000000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1628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,10801,77702,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,1,11855,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,4,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000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1282,13987,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,23599,20043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2933,243891,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,10867,2549080,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0,180,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,0,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'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'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'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